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4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default-cell-style-name="ce27"/>
        <table:table-column table:style-name="co5" table:number-columns-repeated="246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8"/>
            <table:covered-table-cell table:number-columns-repeated="8" table:style-name="ce46"/>
            <table:table-cell table:style-name="ce127" table:number-columns-repeated="1014"/>
          </table:table-row>
          <table:table-row table:style-name="ro2">
            <table:table-cell table:style-name="ce2" table:number-columns-repeated="9"/>
            <table:table-cell table:style-name="ce99" office:value-type="string" calcext:value-type="string">
              <text:p>單位︰人</text:p>
            </table:table-cell>
            <table:table-cell table:style-name="ce127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1"/>
            <table:covered-table-cell table:style-name="ce100"/>
            <table:table-cell table:style-name="ce128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8" office:value-type="string" calcext:value-type="string" table:number-columns-spanned="1" table:number-rows-spanned="3">
              <text:p>本國籍</text:p>
            </table:table-cell>
            <table:table-cell table:style-name="ce68" office:value-type="string" calcext:value-type="string" table:number-columns-spanned="3" table:number-rows-spanned="1">
              <text:p>大陸、港澳地區</text:p>
            </table:table-cell>
            <table:covered-table-cell table:style-name="ce84"/>
            <table:covered-table-cell table:style-name="ce89"/>
            <table:table-cell table:style-name="ce9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4"/>
            <table:table-cell table:style-name="ce128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8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2" office:value-type="string" calcext:value-type="string" table:number-columns-spanned="1" table:number-rows-spanned="2">
              <text:p>大陸地區</text:p>
            </table:table-cell>
            <table:table-cell table:style-name="ce82" office:value-type="string" calcext:value-type="string" table:number-columns-spanned="1" table:number-rows-spanned="2">
              <text:p>港澳地區</text:p>
            </table:table-cell>
            <table:table-cell table:style-name="ce8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6" office:value-type="string" calcext:value-type="string" table:number-columns-spanned="1" table:number-rows-spanned="2">
              <text:p>東南亞</text:p>
            </table:table-cell>
            <table:table-cell table:style-name="ce93" office:value-type="string" calcext:value-type="string" table:number-columns-spanned="1" table:number-rows-spanned="2">
              <text:p>其他</text:p>
            </table:table-cell>
            <table:table-cell table:style-name="ce128" table:number-columns-repeated="1014"/>
          </table:table-row>
          <table:table-row table:style-name="ro6">
            <table:covered-table-cell table:style-name="ce5"/>
            <table:covered-table-cell table:number-columns-repeated="8" table:style-name="ce31"/>
            <table:covered-table-cell table:style-name="ce101"/>
            <table:table-cell table:style-name="ce128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87206" calcext:value-type="float">
            <text:p>87,206</text:p>
          </table:table-cell>
          <table:table-cell table:style-name="ce47" office:value-type="float" office:value="84562" calcext:value-type="float">
            <text:p>84,562</text:p>
          </table:table-cell>
          <table:table-cell table:style-name="ce47" office:value-type="float" office:value="2031" calcext:value-type="float">
            <text:p>2,031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613" calcext:value-type="float">
            <text:p>613</text:p>
          </table:table-cell>
          <table:table-cell table:style-name="ce97"/>
          <table:table-cell table:style-name="ce102"/>
          <table:table-cell table:style-name="ce128"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2934" calcext:value-type="float">
            <text:p><text:s text:c="3"/>42,934</text:p>
          </table:table-cell>
          <table:table-cell table:style-name="ce48" office:value-type="float" office:value="437" calcext:value-type="float">
            <text:p>437</text:p>
          </table:table-cell>
          <table:covered-table-cell table:number-columns-repeated="2" table:style-name="ce86"/>
          <table:table-cell table:style-name="ce69" office:value-type="float" office:value="232" calcext:value-type="float">
            <text:p><text:s text:c="3"/>232</text:p>
          </table:table-cell>
          <table:table-cell table:style-name="ce87" office:value-type="string" calcext:value-type="string" table:number-columns-spanned="1" table:number-rows-spanned="2">
            <text:p><text:s text:c="3"/>…</text:p>
          </table:table-cell>
          <table:table-cell table:style-name="ce10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9" office:value-type="float" office:value="43603" calcext:value-type="float">
            <text:p>43,603</text:p>
          </table:table-cell>
          <table:table-cell table:style-name="ce70" office:value-type="float" office:value="41628" calcext:value-type="float">
            <text:p><text:s text:c="3"/>41,628</text:p>
          </table:table-cell>
          <table:table-cell table:style-name="ce49" office:value-type="float" office:value="1594" calcext:value-type="float">
            <text:p>1,594</text:p>
          </table:table-cell>
          <table:covered-table-cell table:number-columns-repeated="2" table:style-name="ce87"/>
          <table:table-cell table:style-name="ce70" office:value-type="float" office:value="381" calcext:value-type="float">
            <text:p><text:s text:c="3"/>381</text:p>
          </table:table-cell>
          <table:covered-table-cell table:style-name="ce98"/>
          <table:covered-table-cell table:style-name="ce104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98006" calcext:value-type="float">
            <text:p>98,006</text:p>
          </table:table-cell>
          <table:table-cell table:style-name="ce47" office:value-type="float" office:value="94176" calcext:value-type="float">
            <text:p>94,176</text:p>
          </table:table-cell>
          <table:table-cell table:style-name="ce47" office:value-type="float" office:value="2981" calcext:value-type="float">
            <text:p>2,981</text:p>
          </table:table-cell>
          <table:table-cell table:style-name="ce88" office:value-type="string" calcext:value-type="string" table:number-columns-spanned="1" table:number-rows-spanned="3">
            <text:p><text:s text:c="3"/>…</text:p>
          </table:table-cell>
          <table:table-cell table:style-name="ce88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849" calcext:value-type="float">
            <text:p>849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105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0" office:value-type="float" office:value="49003" calcext:value-type="float">
            <text:p>49,003</text:p>
          </table:table-cell>
          <table:table-cell table:style-name="ce48" office:value-type="float" office:value="48337" calcext:value-type="float">
            <text:p>48,337</text:p>
          </table:table-cell>
          <table:table-cell table:style-name="ce48" office:value-type="float" office:value="421" calcext:value-type="float">
            <text:p>421</text:p>
          </table:table-cell>
          <table:covered-table-cell table:number-columns-repeated="2" table:style-name="ce86"/>
          <table:table-cell table:style-name="ce69" office:value-type="float" office:value="245" calcext:value-type="float">
            <text:p><text:s text:c="3"/>245</text:p>
          </table:table-cell>
          <table:covered-table-cell table:style-name="ce86"/>
          <table:covered-table-cell table:style-name="ce106"/>
          <table:table-cell table:number-columns-repeated="1014"/>
        </table:table-row>
        <table:table-row table:style-name="ro8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8" office:value-type="float" office:value="45839" calcext:value-type="float">
            <text:p>45,839</text:p>
          </table:table-cell>
          <table:table-cell table:style-name="ce48" office:value-type="float" office:value="2560" calcext:value-type="float">
            <text:p>2,560</text:p>
          </table:table-cell>
          <table:covered-table-cell table:number-columns-repeated="2" table:style-name="ce86"/>
          <table:table-cell table:style-name="ce69" office:value-type="float" office:value="604" calcext:value-type="float">
            <text:p><text:s text:c="3"/>604</text:p>
          </table:table-cell>
          <table:covered-table-cell table:style-name="ce87"/>
          <table:covered-table-cell table:style-name="ce103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05340" calcext:value-type="float">
            <text:p>105,340</text:p>
          </table:table-cell>
          <table:table-cell table:style-name="ce53" office:value-type="float" office:value="99390" calcext:value-type="float">
            <text:p>99,390</text:p>
          </table:table-cell>
          <table:table-cell table:style-name="ce53" office:value-type="float" office:value="4350" calcext:value-type="float">
            <text:p>4,350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1,600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105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0" office:value-type="float" office:value="52670" calcext:value-type="float">
            <text:p>52,670</text:p>
          </table:table-cell>
          <table:table-cell table:style-name="ce71" office:value-type="float" office:value="51918" calcext:value-type="float">
            <text:p><text:s text:c="3"/>51,918</text:p>
          </table:table-cell>
          <table:table-cell table:style-name="ce48" office:value-type="float" office:value="308" calcext:value-type="float">
            <text:p>308</text:p>
          </table:table-cell>
          <table:covered-table-cell table:number-columns-repeated="2" table:style-name="ce86"/>
          <table:table-cell table:style-name="ce69" office:value-type="float" office:value="444" calcext:value-type="float">
            <text:p><text:s text:c="3"/>444</text:p>
          </table:table-cell>
          <table:covered-table-cell table:style-name="ce86"/>
          <table:covered-table-cell table:style-name="ce106"/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2" office:value-type="float" office:value="47472" calcext:value-type="float">
            <text:p><text:s text:c="3"/>47,472</text:p>
          </table:table-cell>
          <table:table-cell table:style-name="ce49" office:value-type="float" office:value="4042" calcext:value-type="float">
            <text:p>4,042</text:p>
          </table:table-cell>
          <table:covered-table-cell table:number-columns-repeated="2" table:style-name="ce87"/>
          <table:table-cell table:style-name="ce70" office:value-type="float" office:value="1156" calcext:value-type="float">
            <text:p><text:s text:c="3"/>1,156</text:p>
          </table:table-cell>
          <table:covered-table-cell table:style-name="ce87"/>
          <table:covered-table-cell table:style-name="ce103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13076" calcext:value-type="float">
            <text:p>113,076</text:p>
          </table:table-cell>
          <table:table-cell table:style-name="ce47" office:value-type="float" office:value="105868" calcext:value-type="float">
            <text:p>105,868</text:p>
          </table:table-cell>
          <table:table-cell table:style-name="ce47" office:value-type="float" office:value="4702" calcext:value-type="float">
            <text:p>4,702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1935" calcext:value-type="float">
            <text:p>1,935</text:p>
          </table:table-cell>
          <table:table-cell table:style-name="ce107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0" office:value-type="float" office:value="56538" calcext:value-type="float">
            <text:p>56,538</text:p>
          </table:table-cell>
          <table:table-cell table:style-name="ce73" office:value-type="float" office:value="55778" calcext:value-type="float">
            <text:p>55,778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10" calcext:value-type="float">
            <text:p>110</text:p>
          </table:table-cell>
          <table:table-cell table:style-name="ce90" office:value-type="float" office:value="64" calcext:value-type="float">
            <text:p>64</text:p>
          </table:table-cell>
          <table:table-cell table:style-name="ce69" office:value-type="float" office:value="586" calcext:value-type="float">
            <text:p><text:s text:c="3"/>586</text:p>
          </table:table-cell>
          <table:table-cell table:style-name="ce90" office:value-type="float" office:value="91" calcext:value-type="float">
            <text:p>91</text:p>
          </table:table-cell>
          <table:table-cell table:style-name="ce10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4" office:value-type="float" office:value="50090" calcext:value-type="float">
            <text:p>50,090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4511" calcext:value-type="float">
            <text:p>4,511</text:p>
          </table:table-cell>
          <table:table-cell table:style-name="ce91" office:value-type="float" office:value="17" calcext:value-type="float">
            <text:p>17</text:p>
          </table:table-cell>
          <table:table-cell table:style-name="ce70" office:value-type="float" office:value="1920" calcext:value-type="float">
            <text:p><text:s text:c="3"/>1,920</text:p>
          </table:table-cell>
          <table:table-cell table:style-name="ce91" office:value-type="float" office:value="1844" calcext:value-type="float">
            <text:p>1,844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22426" calcext:value-type="float">
            <text:p>122,426</text:p>
          </table:table-cell>
          <table:table-cell table:style-name="ce47" office:value-type="float" office:value="114287" calcext:value-type="float">
            <text:p>114,287</text:p>
          </table:table-cell>
          <table:table-cell table:style-name="ce47" office:value-type="float" office:value="5496" calcext:value-type="float">
            <text:p>5,496</text:p>
          </table:table-cell>
          <table:table-cell table:style-name="ce47" office:value-type="float" office:value="5465" calcext:value-type="float">
            <text:p>5,46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643" calcext:value-type="float">
            <text:p>2,643</text:p>
          </table:table-cell>
          <table:table-cell table:style-name="ce47" office:value-type="float" office:value="2136" calcext:value-type="float">
            <text:p>2,136</text:p>
          </table:table-cell>
          <table:table-cell table:style-name="ce107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0" office:value-type="float" office:value="61213" calcext:value-type="float">
            <text:p>61,213</text:p>
          </table:table-cell>
          <table:table-cell table:style-name="ce73" office:value-type="float" office:value="60533" calcext:value-type="float">
            <text:p>60,533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11" calcext:value-type="float">
            <text:p>111</text:p>
          </table:table-cell>
          <table:table-cell table:style-name="ce90" office:value-type="float" office:value="17" calcext:value-type="float">
            <text:p>17</text:p>
          </table:table-cell>
          <table:table-cell table:style-name="ce69" office:value-type="float" office:value="552" calcext:value-type="float">
            <text:p><text:s text:c="3"/>552</text:p>
          </table:table-cell>
          <table:table-cell table:style-name="ce90" office:value-type="float" office:value="116" calcext:value-type="float">
            <text:p>116</text:p>
          </table:table-cell>
          <table:table-cell table:style-name="ce10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4" office:value-type="float" office:value="53754" calcext:value-type="float">
            <text:p>53,754</text:p>
          </table:table-cell>
          <table:table-cell table:style-name="ce49" office:value-type="float" office:value="5368" calcext:value-type="float">
            <text:p>5,368</text:p>
          </table:table-cell>
          <table:table-cell table:style-name="ce49" office:value-type="float" office:value="5354" calcext:value-type="float">
            <text:p>5,354</text:p>
          </table:table-cell>
          <table:table-cell table:style-name="ce91" office:value-type="float" office:value="14" calcext:value-type="float">
            <text:p>14</text:p>
          </table:table-cell>
          <table:table-cell table:style-name="ce70" office:value-type="float" office:value="2091" calcext:value-type="float">
            <text:p><text:s text:c="3"/>2,091</text:p>
          </table:table-cell>
          <table:table-cell table:style-name="ce91" office:value-type="float" office:value="2020" calcext:value-type="float">
            <text:p>2,020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29732" calcext:value-type="float">
            <text:p>129,732</text:p>
          </table:table-cell>
          <table:table-cell table:style-name="ce47" office:value-type="float" office:value="118764" calcext:value-type="float">
            <text:p>118,764</text:p>
          </table:table-cell>
          <table:table-cell table:style-name="ce47" office:value-type="float" office:value="7943" calcext:value-type="float">
            <text:p>7,943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025" calcext:value-type="float">
            <text:p>3,025</text:p>
          </table:table-cell>
          <table:table-cell table:style-name="ce47" office:value-type="float" office:value="2356" calcext:value-type="float">
            <text:p>2,356</text:p>
          </table:table-cell>
          <table:table-cell table:style-name="ce107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0" office:value-type="float" office:value="64866" calcext:value-type="float">
            <text:p>64,866</text:p>
          </table:table-cell>
          <table:table-cell table:style-name="ce73" office:value-type="float" office:value="63950" calcext:value-type="float">
            <text:p>63,95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16" calcext:value-type="float">
            <text:p>216</text:p>
          </table:table-cell>
          <table:table-cell table:style-name="ce90" office:value-type="float" office:value="39" calcext:value-type="float">
            <text:p>39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90" office:value-type="float" office:value="175" calcext:value-type="float">
            <text:p>175</text:p>
          </table:table-cell>
          <table:table-cell table:style-name="ce10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4" office:value-type="float" office:value="54814" calcext:value-type="float">
            <text:p>54,814</text:p>
          </table:table-cell>
          <table:table-cell table:style-name="ce49" office:value-type="float" office:value="7688" calcext:value-type="float">
            <text:p>7,688</text:p>
          </table:table-cell>
          <table:table-cell table:style-name="ce49" office:value-type="float" office:value="7674" calcext:value-type="float">
            <text:p>7,674</text:p>
          </table:table-cell>
          <table:table-cell table:style-name="ce91" office:value-type="float" office:value="14" calcext:value-type="float">
            <text:p>14</text:p>
          </table:table-cell>
          <table:table-cell table:style-name="ce70" office:value-type="float" office:value="2364" calcext:value-type="float">
            <text:p><text:s text:c="3"/>2,364</text:p>
          </table:table-cell>
          <table:table-cell table:style-name="ce91" office:value-type="float" office:value="2181" calcext:value-type="float">
            <text:p>2,181</text:p>
          </table:table-cell>
          <table:table-cell table:style-name="ce10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25592" calcext:value-type="float">
            <text:p>125,592</text:p>
          </table:table-cell>
          <table:table-cell table:style-name="ce47" office:value-type="float" office:value="114202" calcext:value-type="float">
            <text:p>114,202</text:p>
          </table:table-cell>
          <table:table-cell table:style-name="ce47" office:value-type="float" office:value="7849" calcext:value-type="float">
            <text:p>7,849</text:p>
          </table:table-cell>
          <table:table-cell table:style-name="ce47" office:value-type="float" office:value="7782" calcext:value-type="float">
            <text:p>7,782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3541" calcext:value-type="float">
            <text:p>3,541</text:p>
          </table:table-cell>
          <table:table-cell table:style-name="ce47" office:value-type="float" office:value="2944" calcext:value-type="float">
            <text:p>2,944</text:p>
          </table:table-cell>
          <table:table-cell table:style-name="ce107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48" office:value-type="float" office:value="379" calcext:value-type="float">
            <text:p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11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49" office:value-type="float" office:value="7470" calcext:value-type="float">
            <text:p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25142" calcext:value-type="float">
            <text:p>125,142</text:p>
          </table:table-cell>
          <table:table-cell table:style-name="ce47" office:value-type="float" office:value="114100" calcext:value-type="float">
            <text:p>114,100</text:p>
          </table:table-cell>
          <table:table-cell table:style-name="ce47" office:value-type="float" office:value="7132" calcext:value-type="float">
            <text:p>7,132</text:p>
          </table:table-cell>
          <table:table-cell table:style-name="ce47" office:value-type="float" office:value="7048" calcext:value-type="float">
            <text:p>7,048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3910" calcext:value-type="float">
            <text:p>3,910</text:p>
          </table:table-cell>
          <table:table-cell table:style-name="ce47" office:value-type="float" office:value="3372" calcext:value-type="float">
            <text:p>3,372</text:p>
          </table:table-cell>
          <table:table-cell table:style-name="ce107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11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75" office:value-type="float" office:value="52660" calcext:value-type="float">
            <text:p><text:s text:c="3"/>52,660</text:p>
          </table:table-cell>
          <table:table-cell table:style-name="ce75" office:value-type="float" office:value="6716" calcext:value-type="float">
            <text:p><text:s text:c="3"/>6,716</text:p>
          </table:table-cell>
          <table:table-cell table:style-name="ce75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29080" calcext:value-type="float">
            <text:p>129,080</text:p>
          </table:table-cell>
          <table:table-cell table:style-name="ce47" office:value-type="float" office:value="117490" calcext:value-type="float">
            <text:p>117,490</text:p>
          </table:table-cell>
          <table:table-cell table:style-name="ce47" office:value-type="float" office:value="7165" calcext:value-type="float">
            <text:p>7,165</text:p>
          </table:table-cell>
          <table:table-cell table:style-name="ce47" office:value-type="float" office:value="7057" calcext:value-type="float">
            <text:p>7,057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4425" calcext:value-type="float">
            <text:p>4,425</text:p>
          </table:table-cell>
          <table:table-cell table:style-name="ce47" office:value-type="float" office:value="3737" calcext:value-type="float">
            <text:p>3,737</text:p>
          </table:table-cell>
          <table:table-cell table:style-name="ce107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11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17036" calcext:value-type="float">
            <text:p>117,036</text:p>
          </table:table-cell>
          <table:table-cell table:style-name="ce47" office:value-type="float" office:value="105946" calcext:value-type="float">
            <text:p>105,946</text:p>
          </table:table-cell>
          <table:table-cell table:style-name="ce47" office:value-type="float" office:value="6603" calcext:value-type="float">
            <text:p>6,603</text:p>
          </table:table-cell>
          <table:table-cell table:style-name="ce47" office:value-type="float" office:value="6494" calcext:value-type="float">
            <text:p>6,494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487" calcext:value-type="float">
            <text:p>4,487</text:p>
          </table:table-cell>
          <table:table-cell table:style-name="ce47" office:value-type="float" office:value="3844" calcext:value-type="float">
            <text:p>3,844</text:p>
          </table:table-cell>
          <table:table-cell table:style-name="ce107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11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48588" calcext:value-type="float">
            <text:p><text:s text:c="3"/>48,588</text:p>
          </table:table-cell>
          <table:table-cell table:style-name="ce51" office:value-type="float" office:value="6242" calcext:value-type="float">
            <text:p><text:s text:c="3"/>6,242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688" calcext:value-type="float">
            <text:p><text:s text:c="3"/>3,688</text:p>
          </table:table-cell>
          <table:table-cell table:style-name="ce51" office:value-type="float" office:value="3568" calcext:value-type="float">
            <text:p><text:s text:c="3"/>3,568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111990" calcext:value-type="float">
            <text:p>111,990</text:p>
          </table:table-cell>
          <table:table-cell table:style-name="ce53" office:value-type="float" office:value="100569" calcext:value-type="float">
            <text:p>100,569</text:p>
          </table:table-cell>
          <table:table-cell table:style-name="ce53" office:value-type="float" office:value="6578" calcext:value-type="float">
            <text:p>6,578</text:p>
          </table:table-cell>
          <table:table-cell table:style-name="ce53" office:value-type="float" office:value="6482" calcext:value-type="float">
            <text:p>6,482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4843" calcext:value-type="float">
            <text:p>4,843</text:p>
          </table:table-cell>
          <table:table-cell table:style-name="ce53" office:value-type="float" office:value="4179" calcext:value-type="float">
            <text:p>4,179</text:p>
          </table:table-cell>
          <table:table-cell table:style-name="ce107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11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5" office:value-type="float" office:value="55995" calcext:value-type="float">
            <text:p><text:s text:c="3"/>55,995</text:p>
          </table:table-cell>
          <table:table-cell table:style-name="ce55" office:value-type="float" office:value="45696" calcext:value-type="float">
            <text:p><text:s text:c="3"/>45,696</text:p>
          </table:table-cell>
          <table:table-cell table:style-name="ce55" office:value-type="float" office:value="6237" calcext:value-type="float">
            <text:p><text:s text:c="3"/>6,237</text:p>
          </table:table-cell>
          <table:table-cell table:style-name="ce55" office:value-type="float" office:value="6191" calcext:value-type="float">
            <text:p><text:s text:c="3"/>6,19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4062" calcext:value-type="float">
            <text:p><text:s text:c="3"/>4,062</text:p>
          </table:table-cell>
          <table:table-cell table:style-name="ce55" office:value-type="float" office:value="3946" calcext:value-type="float">
            <text:p><text:s text:c="3"/>3,946</text:p>
          </table:table-cell>
          <table:table-cell table:style-name="ce11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7" office:value-type="float" office:value="114446" calcext:value-type="float">
            <text:p>114,446</text:p>
          </table:table-cell>
          <table:table-cell table:style-name="ce47" office:value-type="float" office:value="101289" calcext:value-type="float">
            <text:p>101,289</text:p>
          </table:table-cell>
          <table:table-cell table:style-name="ce47" office:value-type="float" office:value="7794" calcext:value-type="float">
            <text:p>7,794</text:p>
          </table:table-cell>
          <table:table-cell table:style-name="ce47" office:value-type="float" office:value="7672" calcext:value-type="float">
            <text:p>7,672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5363" calcext:value-type="float">
            <text:p>5,363</text:p>
          </table:table-cell>
          <table:table-cell table:style-name="ce47" office:value-type="float" office:value="4632" calcext:value-type="float">
            <text:p>4,632</text:p>
          </table:table-cell>
          <table:table-cell table:style-name="ce107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110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45291" calcext:value-type="float">
            <text:p><text:s text:c="3"/>45,291</text:p>
          </table:table-cell>
          <table:table-cell table:style-name="ce51" office:value-type="float" office:value="7393" calcext:value-type="float">
            <text:p><text:s text:c="3"/>7,393</text:p>
          </table:table-cell>
          <table:table-cell table:style-name="ce51" office:value-type="float" office:value="7341" calcext:value-type="float">
            <text:p><text:s text:c="3"/>7,34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539" calcext:value-type="float">
            <text:p><text:s text:c="3"/>4,539</text:p>
          </table:table-cell>
          <table:table-cell table:style-name="ce51" office:value-type="float" office:value="4411" calcext:value-type="float">
            <text:p><text:s text:c="3"/>4,411</text:p>
          </table:table-cell>
          <table:table-cell table:style-name="ce11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116230" calcext:value-type="float">
            <text:p>116,230</text:p>
          </table:table-cell>
          <table:table-cell table:style-name="ce53" office:value-type="float" office:value="100997" calcext:value-type="float">
            <text:p>100,997</text:p>
          </table:table-cell>
          <table:table-cell table:style-name="ce53" office:value-type="float" office:value="9694" calcext:value-type="float">
            <text:p>9,694</text:p>
          </table:table-cell>
          <table:table-cell table:style-name="ce53" office:value-type="float" office:value="9592" calcext:value-type="float">
            <text:p>9,592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5539" calcext:value-type="float">
            <text:p>5,539</text:p>
          </table:table-cell>
          <table:table-cell table:style-name="ce53" office:value-type="float" office:value="4755" calcext:value-type="float">
            <text:p>4,755</text:p>
          </table:table-cell>
          <table:table-cell table:style-name="ce107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469" calcext:value-type="float">
            <text:p><text:s text:c="3"/>469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112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9225" calcext:value-type="float">
            <text:p><text:s text:c="3"/>9,225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112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114016" calcext:value-type="float">
            <text:p>114,016</text:p>
          </table:table-cell>
          <table:table-cell table:style-name="ce53" office:value-type="float" office:value="99862" calcext:value-type="float">
            <text:p>99,862</text:p>
          </table:table-cell>
          <table:table-cell table:style-name="ce53" office:value-type="float" office:value="8740" calcext:value-type="float">
            <text:p>8,740</text:p>
          </table:table-cell>
          <table:table-cell table:style-name="ce53" office:value-type="float" office:value="8628" calcext:value-type="float">
            <text:p>8,628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5414" calcext:value-type="float">
            <text:p>5,414</text:p>
          </table:table-cell>
          <table:table-cell table:style-name="ce53" office:value-type="float" office:value="4723" calcext:value-type="float">
            <text:p>4,723</text:p>
          </table:table-cell>
          <table:table-cell table:style-name="ce107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11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44036" calcext:value-type="float">
            <text:p><text:s text:c="3"/>44,036</text:p>
          </table:table-cell>
          <table:table-cell table:style-name="ce51" office:value-type="float" office:value="8332" calcext:value-type="float">
            <text:p><text:s text:c="3"/>8,332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4506" calcext:value-type="float">
            <text:p><text:s text:c="3"/>4,506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111960" calcext:value-type="float">
            <text:p>111,960</text:p>
          </table:table-cell>
          <table:table-cell table:style-name="ce53" office:value-type="float" office:value="98525" calcext:value-type="float">
            <text:p>98,525</text:p>
          </table:table-cell>
          <table:table-cell table:style-name="ce53" office:value-type="float" office:value="8235" calcext:value-type="float">
            <text:p>8,235</text:p>
          </table:table-cell>
          <table:table-cell table:style-name="ce53" office:value-type="float" office:value="8110" calcext:value-type="float">
            <text:p>8,110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5200" calcext:value-type="float">
            <text:p>5,200</text:p>
          </table:table-cell>
          <table:table-cell table:style-name="ce53" office:value-type="float" office:value="4428" calcext:value-type="float">
            <text:p>4,428</text:p>
          </table:table-cell>
          <table:table-cell table:style-name="ce107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110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5" office:value-type="string" calcext:value-type="string">
            <text:p>計</text:p>
          </table:table-cell>
          <table:table-cell table:style-name="ce56" office:value-type="float" office:value="107208" calcext:value-type="float">
            <text:p><text:s text:c="3"/>107,208</text:p>
          </table:table-cell>
          <table:table-cell table:style-name="ce56" office:value-type="float" office:value="95117" calcext:value-type="float">
            <text:p><text:s text:c="3"/>95,117</text:p>
          </table:table-cell>
          <table:table-cell table:style-name="ce56" office:value-type="float" office:value="7277" calcext:value-type="float">
            <text:p><text:s text:c="3"/>7,277</text:p>
          </table:table-cell>
          <table:table-cell table:style-name="ce56" office:value-type="float" office:value="7144" calcext:value-type="float">
            <text:p><text:s text:c="3"/>7,144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56" office:value-type="float" office:value="4814" calcext:value-type="float">
            <text:p><text:s text:c="3"/>4,814</text:p>
          </table:table-cell>
          <table:table-cell table:style-name="ce56" office:value-type="float" office:value="4122" calcext:value-type="float">
            <text:p><text:s text:c="3"/>4,122</text:p>
          </table:table-cell>
          <table:table-cell table:style-name="ce113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110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7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76" office:value-type="float" office:value="94898" calcext:value-type="float">
            <text:p><text:s text:c="3"/>94,898</text:p>
          </table:table-cell>
          <table:table-cell table:style-name="ce76" office:value-type="float" office:value="6890" calcext:value-type="float">
            <text:p><text:s text:c="3"/>6,890</text:p>
          </table:table-cell>
          <table:table-cell table:style-name="ce76" office:value-type="float" office:value="6735" calcext:value-type="float">
            <text:p><text:s text:c="3"/>6,735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76" office:value-type="float" office:value="4592" calcext:value-type="float">
            <text:p><text:s text:c="3"/>4,592</text:p>
          </table:table-cell>
          <table:table-cell table:style-name="ce76" office:value-type="float" office:value="3864" calcext:value-type="float">
            <text:p><text:s text:c="3"/>3,864</text:p>
          </table:table-cell>
          <table:table-cell table:style-name="ce113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77" office:value-type="float" office:value="52093" calcext:value-type="float">
            <text:p><text:s text:c="3"/>52,093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style-name="ce77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110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75" office:value-type="float" office:value="42805" calcext:value-type="float">
            <text:p><text:s text:c="3"/>42,805</text:p>
          </table:table-cell>
          <table:table-cell table:style-name="ce75" office:value-type="float" office:value="6553" calcext:value-type="float">
            <text:p><text:s text:c="3"/>6,553</text:p>
          </table:table-cell>
          <table:table-cell table:style-name="ce75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75" office:value-type="float" office:value="3832" calcext:value-type="float">
            <text:p><text:s text:c="3"/>3,832</text:p>
          </table:table-cell>
          <table:table-cell table:style-name="ce75" office:value-type="float" office:value="3686" calcext:value-type="float">
            <text:p><text:s text:c="3"/>3,686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106918" calcext:value-type="float">
            <text:p><text:s text:c="3"/>106,918</text:p>
          </table:table-cell>
          <table:table-cell table:style-name="ce57" office:value-type="float" office:value="95818" calcext:value-type="float">
            <text:p><text:s text:c="3"/>95,818</text:p>
          </table:table-cell>
          <table:table-cell table:style-name="ce57" office:value-type="float" office:value="6521" calcext:value-type="float">
            <text:p><text:s text:c="3"/>6,521</text:p>
          </table:table-cell>
          <table:table-cell table:style-name="ce57" office:value-type="float" office:value="6354" calcext:value-type="float">
            <text:p><text:s text:c="3"/>6,354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57" office:value-type="float" office:value="4579" calcext:value-type="float">
            <text:p><text:s text:c="3"/>4,579</text:p>
          </table:table-cell>
          <table:table-cell table:style-name="ce57" office:value-type="float" office:value="3923" calcext:value-type="float">
            <text:p><text:s text:c="3"/>3,923</text:p>
          </table:table-cell>
          <table:table-cell table:style-name="ce114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52385" calcext:value-type="float">
            <text:p><text:s text:c="3"/>52,385</text:p>
          </table:table-cell>
          <table:table-cell table:style-name="ce58" office:value-type="float" office:value="344" calcext:value-type="float">
            <text:p><text:s text:c="3"/>34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115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53459" calcext:value-type="float">
            <text:p><text:s text:c="3"/>53,459</text:p>
          </table:table-cell>
          <table:table-cell table:style-name="ce59" office:value-type="float" office:value="43433" calcext:value-type="float">
            <text:p><text:s text:c="3"/>43,433</text:p>
          </table:table-cell>
          <table:table-cell table:style-name="ce59" office:value-type="float" office:value="6177" calcext:value-type="float">
            <text:p><text:s text:c="3"/>6,177</text:p>
          </table:table-cell>
          <table:table-cell table:style-name="ce59" office:value-type="float" office:value="6098" calcext:value-type="float">
            <text:p><text:s text:c="3"/>6,098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849" calcext:value-type="float">
            <text:p><text:s text:c="3"/>3,849</text:p>
          </table:table-cell>
          <table:table-cell table:style-name="ce59" office:value-type="float" office:value="3728" calcext:value-type="float">
            <text:p><text:s text:c="3"/>3,728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9832" calcext:value-type="float">
            <text:p><text:s text:c="3"/>9,832</text:p>
          </table:table-cell>
          <table:table-cell table:style-name="ce78" office:value-type="float" office:value="8817" calcext:value-type="float">
            <text:p>8,817</text:p>
          </table:table-cell>
          <table:table-cell table:style-name="ce78" office:value-type="float" office:value="574" calcext:value-type="float">
            <text:p>574</text:p>
          </table:table-cell>
          <table:table-cell table:style-name="ce78" office:value-type="float" office:value="565" calcext:value-type="float">
            <text:p>56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441" calcext:value-type="float">
            <text:p>441</text:p>
          </table:table-cell>
          <table:table-cell table:style-name="ce78" office:value-type="float" office:value="376" calcext:value-type="float">
            <text:p>376</text:p>
          </table:table-cell>
          <table:table-cell table:style-name="ce117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916" calcext:value-type="float">
            <text:p><text:s text:c="3"/>4,916</text:p>
          </table:table-cell>
          <table:table-cell table:style-name="ce61" office:value-type="float" office:value="4813" calcext:value-type="float">
            <text:p><text:s text:c="3"/>4,813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2" office:value-type="float" office:value="4916" calcext:value-type="float">
            <text:p><text:s text:c="3"/>4,916</text:p>
          </table:table-cell>
          <table:table-cell table:style-name="ce62" office:value-type="float" office:value="4004" calcext:value-type="float">
            <text:p><text:s text:c="3"/>4,004</text:p>
          </table:table-cell>
          <table:table-cell table:style-name="ce62" office:value-type="float" office:value="546" calcext:value-type="float">
            <text:p><text:s text:c="3"/>546</text:p>
          </table:table-cell>
          <table:table-cell table:style-name="ce62" office:value-type="float" office:value="541" calcext:value-type="float">
            <text:p><text:s text:c="3"/>541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94" office:value-type="float" office:value="366" calcext:value-type="float">
            <text:p><text:s text:c="3"/>366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8868" calcext:value-type="float">
            <text:p><text:s text:c="3"/>8,868</text:p>
          </table:table-cell>
          <table:table-cell table:style-name="ce78" office:value-type="float" office:value="7851" calcext:value-type="float">
            <text:p>7,851</text:p>
          </table:table-cell>
          <table:table-cell table:style-name="ce78" office:value-type="float" office:value="600" calcext:value-type="float">
            <text:p>600</text:p>
          </table:table-cell>
          <table:table-cell table:style-name="ce78" office:value-type="float" office:value="584" calcext:value-type="float">
            <text:p>584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17" calcext:value-type="float">
            <text:p>417</text:p>
          </table:table-cell>
          <table:table-cell table:style-name="ce78" office:value-type="float" office:value="346" calcext:value-type="float">
            <text:p>346</text:p>
          </table:table-cell>
          <table:table-cell table:style-name="ce117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434" calcext:value-type="float">
            <text:p><text:s text:c="3"/>4,434</text:p>
          </table:table-cell>
          <table:table-cell table:style-name="ce61" office:value-type="float" office:value="4327" calcext:value-type="float">
            <text:p><text:s text:c="3"/>4,327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80" office:value-type="float" office:value="74" calcext:value-type="float">
            <text:p><text:s text:c="3"/>7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2" office:value-type="float" office:value="4434" calcext:value-type="float">
            <text:p><text:s text:c="3"/>4,434</text:p>
          </table:table-cell>
          <table:table-cell table:style-name="ce62" office:value-type="float" office:value="3524" calcext:value-type="float">
            <text:p><text:s text:c="3"/>3,524</text:p>
          </table:table-cell>
          <table:table-cell table:style-name="ce62" office:value-type="float" office:value="567" calcext:value-type="float">
            <text:p><text:s text:c="3"/>567</text:p>
          </table:table-cell>
          <table:table-cell table:style-name="ce62" office:value-type="float" office:value="559" calcext:value-type="float">
            <text:p><text:s text:c="3"/>559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94" office:value-type="float" office:value="343" calcext:value-type="float">
            <text:p><text:s text:c="3"/>343</text:p>
          </table:table-cell>
          <table:table-cell table:style-name="ce62" office:value-type="float" office:value="330" calcext:value-type="float">
            <text:p><text:s text:c="3"/>330</text:p>
          </table:table-cell>
          <table:table-cell table:style-name="ce11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8902" calcext:value-type="float">
            <text:p><text:s text:c="3"/>8,902</text:p>
          </table:table-cell>
          <table:table-cell table:style-name="ce78" office:value-type="float" office:value="7948" calcext:value-type="float">
            <text:p>7,948</text:p>
          </table:table-cell>
          <table:table-cell table:style-name="ce78" office:value-type="float" office:value="563" calcext:value-type="float">
            <text:p>563</text:p>
          </table:table-cell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91" calcext:value-type="float">
            <text:p>391</text:p>
          </table:table-cell>
          <table:table-cell table:style-name="ce78" office:value-type="float" office:value="331" calcext:value-type="float">
            <text:p>331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451" calcext:value-type="float">
            <text:p><text:s text:c="3"/>4,451</text:p>
          </table:table-cell>
          <table:table-cell table:style-name="ce61" office:value-type="float" office:value="4366" calcext:value-type="float">
            <text:p><text:s text:c="3"/>4,366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80" office:value-type="float" office:value="55" calcext:value-type="float">
            <text:p><text:s text:c="3"/>55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451" calcext:value-type="float">
            <text:p><text:s text:c="3"/>4,451</text:p>
          </table:table-cell>
          <table:table-cell table:style-name="ce61" office:value-type="float" office:value="3582" calcext:value-type="float">
            <text:p><text:s text:c="3"/>3,582</text:p>
          </table:table-cell>
          <table:table-cell table:style-name="ce61" office:value-type="float" office:value="533" calcext:value-type="float">
            <text:p><text:s text:c="3"/>533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80" office:value-type="float" office:value="336" calcext:value-type="float">
            <text:p><text:s text:c="3"/>336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9464" calcext:value-type="float">
            <text:p><text:s text:c="3"/>9,464</text:p>
          </table:table-cell>
          <table:table-cell table:style-name="ce78" office:value-type="float" office:value="8473" calcext:value-type="float">
            <text:p>8,473</text:p>
          </table:table-cell>
          <table:table-cell table:style-name="ce78" office:value-type="float" office:value="594" calcext:value-type="float">
            <text:p>594</text:p>
          </table:table-cell>
          <table:table-cell table:style-name="ce78" office:value-type="float" office:value="577" calcext:value-type="float">
            <text:p>577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397" calcext:value-type="float">
            <text:p>397</text:p>
          </table:table-cell>
          <table:table-cell table:style-name="ce78" office:value-type="float" office:value="351" calcext:value-type="float">
            <text:p>351</text:p>
          </table:table-cell>
          <table:table-cell table:style-name="ce117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732" calcext:value-type="float">
            <text:p><text:s text:c="3"/>4,732</text:p>
          </table:table-cell>
          <table:table-cell table:style-name="ce61" office:value-type="float" office:value="4651" calcext:value-type="float">
            <text:p><text:s text:c="3"/>4,651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732" calcext:value-type="float">
            <text:p><text:s text:c="3"/>4,73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563" calcext:value-type="float">
            <text:p><text:s text:c="3"/>563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80" office:value-type="float" office:value="347" calcext:value-type="float">
            <text:p><text:s text:c="3"/>347</text:p>
          </table:table-cell>
          <table:table-cell table:style-name="ce61" office:value-type="float" office:value="339" calcext:value-type="float">
            <text:p><text:s text:c="3"/>339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10170" calcext:value-type="float">
            <text:p><text:s text:c="3"/>10,170</text:p>
          </table:table-cell>
          <table:table-cell table:style-name="ce78" office:value-type="float" office:value="9167" calcext:value-type="float">
            <text:p>9,167</text:p>
          </table:table-cell>
          <table:table-cell table:style-name="ce78" office:value-type="float" office:value="565" calcext:value-type="float">
            <text:p>565</text:p>
          </table:table-cell>
          <table:table-cell table:style-name="ce78" office:value-type="float" office:value="552" calcext:value-type="float">
            <text:p>55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38" calcext:value-type="float">
            <text:p>438</text:p>
          </table:table-cell>
          <table:table-cell table:style-name="ce78" office:value-type="float" office:value="368" calcext:value-type="float">
            <text:p>368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5085" calcext:value-type="float">
            <text:p><text:s text:c="3"/>5,085</text:p>
          </table:table-cell>
          <table:table-cell table:style-name="ce61" office:value-type="float" office:value="4984" calcext:value-type="float">
            <text:p><text:s text:c="3"/>4,984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80" office:value-type="float" office:value="73" calcext:value-type="float">
            <text:p><text:s text:c="3"/>73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5085" calcext:value-type="float">
            <text:p><text:s text:c="3"/>5,085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537" calcext:value-type="float">
            <text:p><text:s text:c="3"/>537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80" office:value-type="float" office:value="365" calcext:value-type="float">
            <text:p><text:s text:c="3"/>365</text:p>
          </table:table-cell>
          <table:table-cell table:style-name="ce61" office:value-type="float" office:value="351" calcext:value-type="float">
            <text:p><text:s text:c="3"/>351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9020" calcext:value-type="float">
            <text:p><text:s text:c="3"/>9,020</text:p>
          </table:table-cell>
          <table:table-cell table:style-name="ce78" office:value-type="float" office:value="8101" calcext:value-type="float">
            <text:p>8,101</text:p>
          </table:table-cell>
          <table:table-cell table:style-name="ce78" office:value-type="float" office:value="571" calcext:value-type="float">
            <text:p>571</text:p>
          </table:table-cell>
          <table:table-cell table:style-name="ce78" office:value-type="float" office:value="556" calcext:value-type="float">
            <text:p>556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48" calcext:value-type="float">
            <text:p>348</text:p>
          </table:table-cell>
          <table:table-cell table:style-name="ce78" office:value-type="float" office:value="305" calcext:value-type="float">
            <text:p>305</text:p>
          </table:table-cell>
          <table:table-cell table:style-name="ce117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510" calcext:value-type="float">
            <text:p><text:s text:c="3"/>4,510</text:p>
          </table:table-cell>
          <table:table-cell table:style-name="ce61" office:value-type="float" office:value="4426" calcext:value-type="float">
            <text:p><text:s text:c="3"/>4,426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80" office:value-type="float" office:value="54" calcext:value-type="float">
            <text:p><text:s text:c="3"/>54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510" calcext:value-type="float">
            <text:p><text:s text:c="3"/>4,510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80" office:value-type="float" office:value="294" calcext:value-type="float">
            <text:p><text:s text:c="3"/>294</text:p>
          </table:table-cell>
          <table:table-cell table:style-name="ce61" office:value-type="float" office:value="287" calcext:value-type="float">
            <text:p><text:s text:c="3"/>287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8578" calcext:value-type="float">
            <text:p><text:s text:c="3"/>8,578</text:p>
          </table:table-cell>
          <table:table-cell table:style-name="ce78" office:value-type="float" office:value="7692" calcext:value-type="float">
            <text:p>7,692</text:p>
          </table:table-cell>
          <table:table-cell table:style-name="ce78" office:value-type="float" office:value="498" calcext:value-type="float">
            <text:p>498</text:p>
          </table:table-cell>
          <table:table-cell table:style-name="ce78" office:value-type="float" office:value="486" calcext:value-type="float">
            <text:p>48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88" calcext:value-type="float">
            <text:p>388</text:p>
          </table:table-cell>
          <table:table-cell table:style-name="ce78" office:value-type="float" office:value="329" calcext:value-type="float">
            <text:p>329</text:p>
          </table:table-cell>
          <table:table-cell table:style-name="ce117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289" calcext:value-type="float">
            <text:p><text:s text:c="3"/>4,289</text:p>
          </table:table-cell>
          <table:table-cell table:style-name="ce61" office:value-type="float" office:value="4192" calcext:value-type="float">
            <text:p><text:s text:c="3"/>4,192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80" office:value-type="float" office:value="70" calcext:value-type="float">
            <text:p><text:s text:c="3"/>70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289" calcext:value-type="float">
            <text:p><text:s text:c="3"/>4,289</text:p>
          </table:table-cell>
          <table:table-cell table:style-name="ce61" office:value-type="float" office:value="3500" calcext:value-type="float">
            <text:p><text:s text:c="3"/>3,500</text:p>
          </table:table-cell>
          <table:table-cell table:style-name="ce61" office:value-type="float" office:value="471" calcext:value-type="float">
            <text:p><text:s text:c="3"/>47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80" office:value-type="float" office:value="318" calcext:value-type="float">
            <text:p><text:s text:c="3"/>318</text:p>
          </table:table-cell>
          <table:table-cell table:style-name="ce61" office:value-type="float" office:value="313" calcext:value-type="float">
            <text:p><text:s text:c="3"/>313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9636" calcext:value-type="float">
            <text:p><text:s text:c="3"/>9,636</text:p>
          </table:table-cell>
          <table:table-cell table:style-name="ce78" office:value-type="float" office:value="8658" calcext:value-type="float">
            <text:p>8,658</text:p>
          </table:table-cell>
          <table:table-cell table:style-name="ce78" office:value-type="float" office:value="567" calcext:value-type="float">
            <text:p>567</text:p>
          </table:table-cell>
          <table:table-cell table:style-name="ce78" office:value-type="float" office:value="548" calcext:value-type="float">
            <text:p>54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411" calcext:value-type="float">
            <text:p>411</text:p>
          </table:table-cell>
          <table:table-cell table:style-name="ce78" office:value-type="float" office:value="358" calcext:value-type="float">
            <text:p>358</text:p>
          </table:table-cell>
          <table:table-cell table:style-name="ce117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818" calcext:value-type="float">
            <text:p><text:s text:c="3"/>4,818</text:p>
          </table:table-cell>
          <table:table-cell table:style-name="ce61" office:value-type="float" office:value="4724" calcext:value-type="float">
            <text:p><text:s text:c="3"/>4,724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80" office:value-type="float" office:value="60" calcext:value-type="float">
            <text:p><text:s text:c="3"/>60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818" calcext:value-type="float">
            <text:p><text:s text:c="3"/>4,818</text:p>
          </table:table-cell>
          <table:table-cell table:style-name="ce61" office:value-type="float" office:value="3934" calcext:value-type="float">
            <text:p><text:s text:c="3"/>3,934</text:p>
          </table:table-cell>
          <table:table-cell table:style-name="ce61" office:value-type="float" office:value="533" calcext:value-type="float">
            <text:p><text:s text:c="3"/>533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80" office:value-type="float" office:value="351" calcext:value-type="float">
            <text:p><text:s text:c="3"/>351</text:p>
          </table:table-cell>
          <table:table-cell table:style-name="ce61" office:value-type="float" office:value="341" calcext:value-type="float">
            <text:p><text:s text:c="3"/>341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8768" calcext:value-type="float">
            <text:p><text:s text:c="3"/>8,768</text:p>
          </table:table-cell>
          <table:table-cell table:style-name="ce78" office:value-type="float" office:value="7865" calcext:value-type="float">
            <text:p>7,865</text:p>
          </table:table-cell>
          <table:table-cell table:style-name="ce78" office:value-type="float" office:value="538" calcext:value-type="float">
            <text:p>538</text:p>
          </table:table-cell>
          <table:table-cell table:style-name="ce78" office:value-type="float" office:value="518" calcext:value-type="float">
            <text:p>518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365" calcext:value-type="float">
            <text:p>365</text:p>
          </table:table-cell>
          <table:table-cell table:style-name="ce78" office:value-type="float" office:value="322" calcext:value-type="float">
            <text:p>322</text:p>
          </table:table-cell>
          <table:table-cell table:style-name="ce117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384" calcext:value-type="float">
            <text:p><text:s text:c="3"/>4,384</text:p>
          </table:table-cell>
          <table:table-cell table:style-name="ce61" office:value-type="float" office:value="4298" calcext:value-type="float">
            <text:p><text:s text:c="3"/>4,298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80" office:value-type="float" office:value="54" calcext:value-type="float">
            <text:p><text:s text:c="3"/>54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384" calcext:value-type="float">
            <text:p><text:s text:c="3"/>4,384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506" calcext:value-type="float">
            <text:p><text:s text:c="3"/>506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80" office:value-type="float" office:value="311" calcext:value-type="float">
            <text:p><text:s text:c="3"/>311</text:p>
          </table:table-cell>
          <table:table-cell table:style-name="ce61" office:value-type="float" office:value="305" calcext:value-type="float">
            <text:p><text:s text:c="3"/>305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7" office:value-type="string" calcext:value-type="string">
            <text:p>計</text:p>
          </table:table-cell>
          <table:table-cell table:style-name="ce60" office:value-type="float" office:value="9370" calcext:value-type="float">
            <text:p><text:s text:c="3"/>9,370</text:p>
          </table:table-cell>
          <table:table-cell table:style-name="ce78" office:value-type="float" office:value="8465" calcext:value-type="float">
            <text:p>8,465</text:p>
          </table:table-cell>
          <table:table-cell table:style-name="ce78" office:value-type="float" office:value="528" calcext:value-type="float">
            <text:p>528</text:p>
          </table:table-cell>
          <table:table-cell table:style-name="ce78" office:value-type="float" office:value="513" calcext:value-type="float">
            <text:p>51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77" calcext:value-type="float">
            <text:p>377</text:p>
          </table:table-cell>
          <table:table-cell table:style-name="ce78" office:value-type="float" office:value="314" calcext:value-type="float">
            <text:p>314</text:p>
          </table:table-cell>
          <table:table-cell table:style-name="ce117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1" office:value-type="float" office:value="4685" calcext:value-type="float">
            <text:p><text:s text:c="3"/>4,685</text:p>
          </table:table-cell>
          <table:table-cell table:style-name="ce61" office:value-type="float" office:value="4595" calcext:value-type="float">
            <text:p><text:s text:c="3"/>4,595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685" calcext:value-type="float">
            <text:p><text:s text:c="3"/>4,685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507" calcext:value-type="float">
            <text:p><text:s text:c="3"/>507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80" office:value-type="float" office:value="308" calcext:value-type="float">
            <text:p><text:s text:c="3"/>308</text:p>
          </table:table-cell>
          <table:table-cell table:style-name="ce61" office:value-type="float" office:value="293" calcext:value-type="float">
            <text:p><text:s text:c="3"/>293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5年</text:p>
            <text:p>截至3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24476" calcext:value-type="float">
            <text:p><text:s text:c="3"/>24,476</text:p>
          </table:table-cell>
          <table:table-cell table:style-name="ce57" office:value-type="float" office:value="21999" calcext:value-type="float">
            <text:p><text:s text:c="3"/>21,999</text:p>
          </table:table-cell>
          <table:table-cell table:style-name="ce57" office:value-type="float" office:value="1474" calcext:value-type="float">
            <text:p><text:s text:c="3"/>1,474</text:p>
          </table:table-cell>
          <table:table-cell table:style-name="ce57" office:value-type="float" office:value="1426" calcext:value-type="float">
            <text:p><text:s text:c="3"/>1,426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003" calcext:value-type="float">
            <text:p><text:s text:c="3"/>1,003</text:p>
          </table:table-cell>
          <table:table-cell table:style-name="ce57" office:value-type="float" office:value="857" calcext:value-type="float">
            <text:p><text:s text:c="3"/>857</text:p>
          </table:table-cell>
          <table:table-cell table:style-name="ce11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12238" calcext:value-type="float">
            <text:p><text:s text:c="3"/>12,238</text:p>
          </table:table-cell>
          <table:table-cell table:style-name="ce58" office:value-type="float" office:value="11970" calcext:value-type="float">
            <text:p><text:s text:c="3"/>11,970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115" office:value-type="float" office:value="125" calcext:value-type="float">
            <text:p><text:s text:c="3"/>12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12238" calcext:value-type="float">
            <text:p><text:s text:c="3"/>12,238</text:p>
          </table:table-cell>
          <table:table-cell table:style-name="ce59" office:value-type="float" office:value="10029" calcext:value-type="float">
            <text:p><text:s text:c="3"/>10,029</text:p>
          </table:table-cell>
          <table:table-cell table:style-name="ce59" office:value-type="float" office:value="1367" calcext:value-type="float">
            <text:p><text:s text:c="3"/>1,367</text:p>
          </table:table-cell>
          <table:table-cell table:style-name="ce59" office:value-type="float" office:value="1341" calcext:value-type="float">
            <text:p><text:s text:c="3"/>1,341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842" calcext:value-type="float">
            <text:p><text:s text:c="3"/>842</text:p>
          </table:table-cell>
          <table:table-cell table:style-name="ce59" office:value-type="float" office:value="821" calcext:value-type="float">
            <text:p><text:s text:c="3"/>821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1 <text:span text:style-name="T4">月</text:span>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7838" calcext:value-type="float">
            <text:p><text:s text:c="3"/>7,838</text:p>
          </table:table-cell>
          <table:table-cell table:style-name="ce79" office:value-type="float" office:value="7063" calcext:value-type="float">
            <text:p><text:s text:c="3"/>7,063</text:p>
          </table:table-cell>
          <table:table-cell table:style-name="ce79" office:value-type="float" office:value="456" calcext:value-type="float">
            <text:p><text:s text:c="3"/>456</text:p>
          </table:table-cell>
          <table:table-cell table:style-name="ce79" office:value-type="float" office:value="443" calcext:value-type="float">
            <text:p><text:s text:c="3"/>443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319" calcext:value-type="float">
            <text:p><text:s text:c="3"/>319</text:p>
          </table:table-cell>
          <table:table-cell table:style-name="ce79" office:value-type="float" office:value="271" calcext:value-type="float">
            <text:p><text:s text:c="3"/>271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61" office:value-type="float" office:value="3919" calcext:value-type="float">
            <text:p><text:s text:c="3"/>3,919</text:p>
          </table:table-cell>
          <table:table-cell table:style-name="ce80" office:value-type="float" office:value="3834" calcext:value-type="float">
            <text:p><text:s text:c="3"/>3,834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80" office:value-type="float" office:value="54" calcext:value-type="float">
            <text:p><text:s text:c="3"/>5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121" office:value-type="float" office:value="38" calcext:value-type="float">
            <text:p><text:s text:c="3"/>38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20"/>
          <table:table-cell table:style-name="ce44" office:value-type="string" calcext:value-type="string">
            <text:p>女</text:p>
          </table:table-cell>
          <table:table-cell table:style-name="ce61" office:value-type="float" office:value="3919" calcext:value-type="float">
            <text:p><text:s text:c="3"/>3,919</text:p>
          </table:table-cell>
          <table:table-cell table:style-name="ce80" office:value-type="float" office:value="3229" calcext:value-type="float">
            <text:p><text:s text:c="3"/>3,229</text:p>
          </table:table-cell>
          <table:table-cell table:style-name="ce61" office:value-type="float" office:value="425" calcext:value-type="float">
            <text:p><text:s text:c="3"/>425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80" office:value-type="float" office:value="265" calcext:value-type="float">
            <text:p><text:s text:c="3"/>265</text:p>
          </table:table-cell>
          <table:table-cell table:style-name="ce61" office:value-type="float" office:value="255" calcext:value-type="float">
            <text:p><text:s text:c="3"/>255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table-cell table:style-name="ce19" office:value-type="string" calcext:value-type="string" table:number-columns-spanned="1" table:number-rows-spanned="3">
            <text:p>2 <text:span text:style-name="T4">月</text:span>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6462" calcext:value-type="float">
            <text:p><text:s text:c="3"/>6,462</text:p>
          </table:table-cell>
          <table:table-cell table:style-name="ce79" office:value-type="float" office:value="5823" calcext:value-type="float">
            <text:p><text:s text:c="3"/>5,823</text:p>
          </table:table-cell>
          <table:table-cell table:style-name="ce79" office:value-type="float" office:value="370" calcext:value-type="float">
            <text:p><text:s text:c="3"/>370</text:p>
          </table:table-cell>
          <table:table-cell table:style-name="ce79" office:value-type="float" office:value="361" calcext:value-type="float">
            <text:p><text:s text:c="3"/>361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269" calcext:value-type="float">
            <text:p><text:s text:c="3"/>269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style-name="ce120" office:value-type="float" office:value="42" calcext:value-type="float">
            <text:p><text:s text:c="3"/>42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61" office:value-type="float" office:value="3231" calcext:value-type="float">
            <text:p><text:s text:c="3"/>3,231</text:p>
          </table:table-cell>
          <table:table-cell table:style-name="ce80" office:value-type="float" office:value="3151" calcext:value-type="float">
            <text:p><text:s text:c="3"/>3,15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121" office:value-type="float" office:value="38" calcext:value-type="float">
            <text:p><text:s text:c="3"/>38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20"/>
          <table:table-cell table:style-name="ce44" office:value-type="string" calcext:value-type="string">
            <text:p>女</text:p>
          </table:table-cell>
          <table:table-cell table:style-name="ce61" office:value-type="float" office:value="3231" calcext:value-type="float">
            <text:p><text:s text:c="3"/>3,231</text:p>
          </table:table-cell>
          <table:table-cell table:style-name="ce80" office:value-type="float" office:value="2672" calcext:value-type="float">
            <text:p><text:s text:c="3"/>2,672</text:p>
          </table:table-cell>
          <table:table-cell table:style-name="ce61" office:value-type="float" office:value="338" calcext:value-type="float">
            <text:p><text:s text:c="3"/>338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80" office:value-type="float" office:value="221" calcext:value-type="float">
            <text:p><text:s text:c="3"/>221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3 <text:span text:style-name="T4">月</text:span>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10176" calcext:value-type="float">
            <text:p><text:s text:c="3"/>10,176</text:p>
          </table:table-cell>
          <table:table-cell table:style-name="ce79" office:value-type="float" office:value="9113" calcext:value-type="float">
            <text:p><text:s text:c="3"/>9,113</text:p>
          </table:table-cell>
          <table:table-cell table:style-name="ce79" office:value-type="float" office:value="648" calcext:value-type="float">
            <text:p><text:s text:c="3"/>648</text:p>
          </table:table-cell>
          <table:table-cell table:style-name="ce79" office:value-type="float" office:value="622" calcext:value-type="float">
            <text:p><text:s text:c="3"/>622</text:p>
          </table:table-cell>
          <table:table-cell table:style-name="ce79" office:value-type="float" office:value="26" calcext:value-type="float">
            <text:p><text:s text:c="3"/>26</text:p>
          </table:table-cell>
          <table:table-cell table:style-name="ce79" office:value-type="float" office:value="415" calcext:value-type="float">
            <text:p><text:s text:c="3"/>415</text:p>
          </table:table-cell>
          <table:table-cell table:style-name="ce79" office:value-type="float" office:value="359" calcext:value-type="float">
            <text:p><text:s text:c="3"/>359</text:p>
          </table:table-cell>
          <table:table-cell table:style-name="ce12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61" office:value-type="float" office:value="5088" calcext:value-type="float">
            <text:p><text:s text:c="3"/>5,088</text:p>
          </table:table-cell>
          <table:table-cell table:style-name="ce80" office:value-type="float" office:value="4985" calcext:value-type="float">
            <text:p><text:s text:c="3"/>4,985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12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4" office:value-type="string" calcext:value-type="string">
            <text:p>女</text:p>
          </table:table-cell>
          <table:table-cell table:style-name="ce61" office:value-type="float" office:value="5088" calcext:value-type="float">
            <text:p><text:s text:c="3"/>5,088</text:p>
          </table:table-cell>
          <table:table-cell table:style-name="ce80" office:value-type="float" office:value="4128" calcext:value-type="float">
            <text:p><text:s text:c="3"/>4,128</text:p>
          </table:table-cell>
          <table:table-cell table:style-name="ce61" office:value-type="float" office:value="604" calcext:value-type="float">
            <text:p><text:s text:c="3"/>604</text:p>
          </table:table-cell>
          <table:table-cell table:style-name="ce61" office:value-type="float" office:value="590" calcext:value-type="float">
            <text:p><text:s text:c="3"/>59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80" office:value-type="float" office:value="356" calcext:value-type="float">
            <text:p><text:s text:c="3"/>356</text:p>
          </table:table-cell>
          <table:table-cell table:style-name="ce61" office:value-type="float" office:value="349" calcext:value-type="float">
            <text:p><text:s text:c="3"/>349</text:p>
          </table:table-cell>
          <table:table-cell table:style-name="ce12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5" office:value-type="string" calcext:value-type="string">
            <text:p>計</text:p>
          </table:table-cell>
          <table:table-cell table:style-name="ce63" office:value-type="float" office:value="3.5" calcext:value-type="float">
            <text:p><text:s/>3.50</text:p>
          </table:table-cell>
          <table:table-cell table:style-name="ce63" office:value-type="float" office:value="3.36" calcext:value-type="float">
            <text:p><text:s/>3.36</text:p>
          </table:table-cell>
          <table:table-cell table:style-name="ce63" office:value-type="float" office:value="12.89" calcext:value-type="float">
            <text:p><text:s/>12.89</text:p>
          </table:table-cell>
          <table:table-cell table:style-name="ce63" office:value-type="float" office:value="10.09" calcext:value-type="float">
            <text:p><text:s/>10.09</text:p>
          </table:table-cell>
          <table:table-cell table:style-name="ce63" office:value-type="float" office:value="188.89" calcext:value-type="float">
            <text:p><text:s/>188.89</text:p>
          </table:table-cell>
          <table:table-cell table:style-name="ce63" office:value-type="float" office:value="-5.9" calcext:value-type="float">
            <text:p><text:s text:c="3"/>－5.90</text:p>
          </table:table-cell>
          <table:table-cell table:style-name="ce63" office:value-type="float" office:value="-4.52" calcext:value-type="float">
            <text:p><text:s text:c="3"/>－4.52</text:p>
          </table:table-cell>
          <table:table-cell table:style-name="ce122" office:value-type="float" office:value="-13.85" calcext:value-type="float">
            <text:p><text:s text:c="3"/>－13.8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64" office:value-type="float" office:value="3.5" calcext:value-type="float">
            <text:p><text:s/>3.50</text:p>
          </table:table-cell>
          <table:table-cell table:style-name="ce64" office:value-type="float" office:value="3.57" calcext:value-type="float">
            <text:p><text:s/>3.57</text:p>
          </table:table-cell>
          <table:table-cell table:style-name="ce64" office:value-type="float" office:value="57.14" calcext:value-type="float">
            <text:p><text:s/>57.14</text:p>
          </table:table-cell>
          <table:table-cell table:style-name="ce64" office:value-type="float" office:value="33.33" calcext:value-type="float">
            <text:p><text:s/>33.33</text:p>
          </table:table-cell>
          <table:table-cell table:style-name="ce64" office:value-type="float" office:value="200" calcext:value-type="float">
            <text:p><text:s/>200.00</text:p>
          </table:table-cell>
          <table:table-cell table:style-name="ce64" office:value-type="float" office:value="-21.33" calcext:value-type="float">
            <text:p><text:s text:c="3"/>－21.33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123" office:value-type="float" office:value="-10.91" calcext:value-type="float">
            <text:p><text:s text:c="3"/>－10.9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5" office:value-type="float" office:value="3.5" calcext:value-type="float">
            <text:p><text:s/>3.50</text:p>
          </table:table-cell>
          <table:table-cell table:style-name="ce65" office:value-type="float" office:value="3.1" calcext:value-type="float">
            <text:p><text:s/>3.10</text:p>
          </table:table-cell>
          <table:table-cell table:style-name="ce65" office:value-type="float" office:value="10.62" calcext:value-type="float">
            <text:p><text:s/>10.62</text:p>
          </table:table-cell>
          <table:table-cell table:style-name="ce65" office:value-type="float" office:value="9.06" calcext:value-type="float">
            <text:p><text:s/>9.06</text:p>
          </table:table-cell>
          <table:table-cell table:style-name="ce65" office:value-type="float" office:value="180" calcext:value-type="float">
            <text:p><text:s/>180.00</text:p>
          </table:table-cell>
          <table:table-cell table:style-name="ce65" office:value-type="float" office:value="-2.73" calcext:value-type="float">
            <text:p><text:s text:c="3"/>－2.73</text:p>
          </table:table-cell>
          <table:table-cell table:style-name="ce65" office:value-type="float" office:value="-1.97" calcext:value-type="float">
            <text:p><text:s text:c="3"/>－1.97</text:p>
          </table:table-cell>
          <table:table-cell table:style-name="ce124" office:value-type="float" office:value="-30" calcext:value-type="float">
            <text:p><text:s text:c="3"/>－30.00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7" office:value-type="string" calcext:value-type="string">
            <text:p>計</text:p>
          </table:table-cell>
          <table:table-cell table:style-name="ce66" office:value-type="float" office:value="57.47" calcext:value-type="float">
            <text:p><text:s/>57.47</text:p>
          </table:table-cell>
          <table:table-cell table:style-name="ce66" office:value-type="float" office:value="56.5" calcext:value-type="float">
            <text:p><text:s/>56.50</text:p>
          </table:table-cell>
          <table:table-cell table:style-name="ce66" office:value-type="float" office:value="75.14" calcext:value-type="float">
            <text:p><text:s/>75.14</text:p>
          </table:table-cell>
          <table:table-cell table:style-name="ce66" office:value-type="float" office:value="72.3" calcext:value-type="float">
            <text:p><text:s/>72.30</text:p>
          </table:table-cell>
          <table:table-cell table:style-name="ce66" office:value-type="float" office:value="188.89" calcext:value-type="float">
            <text:p><text:s/>188.89</text:p>
          </table:table-cell>
          <table:table-cell table:style-name="ce66" office:value-type="float" office:value="54.28" calcext:value-type="float">
            <text:p><text:s/>54.28</text:p>
          </table:table-cell>
          <table:table-cell table:style-name="ce66" office:value-type="float" office:value="58.15" calcext:value-type="float">
            <text:p><text:s/>58.15</text:p>
          </table:table-cell>
          <table:table-cell table:style-name="ce125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8" office:value-type="string" calcext:value-type="string">
            <text:p>男</text:p>
          </table:table-cell>
          <table:table-cell table:style-name="ce64" office:value-type="float" office:value="57.47" calcext:value-type="float">
            <text:p><text:s/>57.47</text:p>
          </table:table-cell>
          <table:table-cell table:style-name="ce64" office:value-type="float" office:value="58.2" calcext:value-type="float">
            <text:p><text:s/>58.20</text:p>
          </table:table-cell>
          <table:table-cell table:style-name="ce64" office:value-type="float" office:value="37.5" calcext:value-type="float">
            <text:p><text:s/>37.50</text:p>
          </table:table-cell>
          <table:table-cell table:style-name="ce64" office:value-type="float" office:value="10.34" calcext:value-type="float">
            <text:p><text:s/>10.34</text:p>
          </table:table-cell>
          <table:table-cell table:style-name="ce64" office:value-type="float" office:value="300" calcext:value-type="float">
            <text:p><text:s/>300.00</text:p>
          </table:table-cell>
          <table:table-cell table:style-name="ce64" office:value-type="float" office:value="22.92" calcext:value-type="float">
            <text:p><text:s/>22.92</text:p>
          </table:table-cell>
          <table:table-cell table:style-name="ce64" office:value-type="float" office:value="0" calcext:value-type="float">
            <text:p>－</text:p>
          </table:table-cell>
          <table:table-cell table:style-name="ce123" office:value-type="float" office:value="28.95" calcext:value-type="float">
            <text:p><text:s/>28.95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9" office:value-type="string" calcext:value-type="string">
            <text:p>女</text:p>
          </table:table-cell>
          <table:table-cell table:style-name="ce65" office:value-type="float" office:value="57.47" calcext:value-type="float">
            <text:p><text:s/>57.47</text:p>
          </table:table-cell>
          <table:table-cell table:style-name="ce65" office:value-type="float" office:value="54.49" calcext:value-type="float">
            <text:p><text:s/>54.49</text:p>
          </table:table-cell>
          <table:table-cell table:style-name="ce65" office:value-type="float" office:value="78.7" calcext:value-type="float">
            <text:p><text:s/>78.70</text:p>
          </table:table-cell>
          <table:table-cell table:style-name="ce65" office:value-type="float" office:value="77.71" calcext:value-type="float">
            <text:p><text:s/>77.71</text:p>
          </table:table-cell>
          <table:table-cell table:style-name="ce65" office:value-type="float" office:value="133.33" calcext:value-type="float">
            <text:p><text:s/>133.33</text:p>
          </table:table-cell>
          <table:table-cell table:style-name="ce65" office:value-type="float" office:value="61.09" calcext:value-type="float">
            <text:p><text:s/>61.09</text:p>
          </table:table-cell>
          <table:table-cell table:style-name="ce65" office:value-type="float" office:value="60.83" calcext:value-type="float">
            <text:p><text:s/>60.83</text:p>
          </table:table-cell>
          <table:table-cell table:style-name="ce124" office:value-type="float" office:value="75" calcext:value-type="float">
            <text:p><text:s/>75.00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83" table:number-columns-repeated="2"/>
          <table:table-cell table:style-name="ce92"/>
          <table:table-cell table:style-name="ce95" table:number-columns-repeated="2"/>
          <table:table-cell table:style-name="ce126" office:value-type="string" calcext:value-type="string">
            <text:p>內政部戶政司 民國105年4月6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5"/>
          <table:table-cell table:number-columns-repeated="1023"/>
        </table:table-row>
        <table:table-row table:style-name="ro14">
          <table:table-cell table:style-name="ce26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5" table:number-columns-repeated="247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42"/>
            <table:table-cell table:style-name="ce127" table:number-columns-repeated="1014"/>
          </table:table-row>
          <table:table-row table:style-name="ro3">
            <table:table-cell table:style-name="ce131" table:number-columns-repeated="2"/>
            <table:table-cell table:style-name="ce127"/>
            <table:table-cell table:style-name="ce146" office:value-type="string" office:string-value="中 華 民 國 105 年 3 月 份" calcext:value-type="string" table:number-columns-spanned="4" table:number-rows-spanned="1">
              <text:p><text:s/>中 華 民 國 105 年 3 月 份 </text:p>
            </table:table-cell>
            <table:covered-table-cell table:number-columns-repeated="3" table:style-name="ce146"/>
            <table:table-cell table:style-name="ce153" table:number-columns-repeated="2"/>
            <table:table-cell table:style-name="ce99" office:value-type="string" calcext:value-type="string">
              <text:p>單位︰人</text:p>
            </table:table-cell>
            <table:table-cell table:style-name="ce127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68" office:value-type="string" calcext:value-type="string" table:number-columns-spanned="1" table:number-rows-spanned="4">
            <text:p>總　計</text:p>
          </table:table-cell>
          <table:table-cell table:style-name="ce6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81"/>
          <table:covered-table-cell table:style-name="ce100"/>
          <table:table-cell table:style-name="ce128" table:number-columns-repeated="1014"/>
        </table:table-row>
        <table:table-row table:style-name="ro3">
          <table:covered-table-cell table:style-name="ce4"/>
          <table:covered-table-cell table:number-columns-repeated="2" table:style-name="ce30"/>
          <table:table-cell table:style-name="ce68" office:value-type="string" calcext:value-type="string" table:number-columns-spanned="1" table:number-rows-spanned="3">
            <text:p>本國籍</text:p>
          </table:table-cell>
          <table:table-cell table:style-name="ce68" office:value-type="string" calcext:value-type="string" table:number-columns-spanned="3" table:number-rows-spanned="1">
            <text:p>大陸、港澳地區</text:p>
          </table:table-cell>
          <table:covered-table-cell table:style-name="ce84"/>
          <table:covered-table-cell table:style-name="ce89"/>
          <table:table-cell table:style-name="ce9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4"/>
          <table:table-cell table:style-name="ce128" table:number-columns-repeated="1014"/>
        </table:table-row>
        <table:table-row table:style-name="ro3">
          <table:covered-table-cell table:style-name="ce4"/>
          <table:covered-table-cell table:number-columns-repeated="3" table:style-name="ce30"/>
          <table:table-cell table:style-name="ce8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2" office:value-type="string" calcext:value-type="string" table:number-columns-spanned="1" table:number-rows-spanned="2">
            <text:p>大陸地區</text:p>
          </table:table-cell>
          <table:table-cell table:style-name="ce82" office:value-type="string" calcext:value-type="string" table:number-columns-spanned="1" table:number-rows-spanned="2">
            <text:p>港澳地區</text:p>
          </table:table-cell>
          <table:table-cell table:style-name="ce8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2" office:value-type="string" calcext:value-type="string" table:number-columns-spanned="1" table:number-rows-spanned="2">
            <text:p>東南亞</text:p>
          </table:table-cell>
          <table:table-cell table:style-name="ce93" office:value-type="string" calcext:value-type="string" table:number-columns-spanned="1" table:number-rows-spanned="2">
            <text:p>其他</text:p>
          </table:table-cell>
          <table:table-cell table:style-name="ce128" table:number-columns-repeated="1014"/>
        </table:table-row>
        <table:table-row table:style-name="ro8">
          <table:covered-table-cell table:style-name="ce5"/>
          <table:covered-table-cell table:number-columns-repeated="8" table:style-name="ce31"/>
          <table:covered-table-cell table:style-name="ce101"/>
          <table:table-cell table:style-name="ce128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144" office:value-type="float" office:value="10176" calcext:value-type="float">
            <text:p><text:s text:c="3"/>10,176</text:p>
          </table:table-cell>
          <table:table-cell table:style-name="ce69" office:value-type="float" office:value="9113" calcext:value-type="float">
            <text:p><text:s text:c="3"/>9,113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151" office:value-type="float" office:value="622" calcext:value-type="float">
            <text:p><text:s text:c="3"/>622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1" office:value-type="float" office:value="415" calcext:value-type="float">
            <text:p><text:s text:c="3"/>415</text:p>
          </table:table-cell>
          <table:table-cell table:style-name="ce151" office:value-type="float" office:value="359" calcext:value-type="float">
            <text:p><text:s text:c="3"/>359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28" table:number-columns-repeated="1014"/>
        </table:table-row>
        <table:table-row table:style-name="ro15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69" office:value-type="float" office:value="5088" calcext:value-type="float">
            <text:p><text:s text:c="3"/>5,088</text:p>
          </table:table-cell>
          <table:table-cell table:style-name="ce69" office:value-type="float" office:value="4985" calcext:value-type="float">
            <text:p><text:s text:c="3"/>4,985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70" office:value-type="float" office:value="5088" calcext:value-type="float">
            <text:p><text:s text:c="3"/>5,088</text:p>
          </table:table-cell>
          <table:table-cell table:style-name="ce70" office:value-type="float" office:value="4128" calcext:value-type="float">
            <text:p><text:s text:c="3"/>4,128</text:p>
          </table:table-cell>
          <table:table-cell table:style-name="ce70" office:value-type="float" office:value="604" calcext:value-type="float">
            <text:p><text:s text:c="3"/>604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15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144" office:value-type="float" office:value="1736" calcext:value-type="float">
            <text:p><text:s text:c="3"/>1,736</text:p>
          </table:table-cell>
          <table:table-cell table:style-name="ce144" office:value-type="float" office:value="1553" calcext:value-type="float">
            <text:p><text:s text:c="3"/>1,553</text:p>
          </table:table-cell>
          <table:table-cell table:style-name="ce144" office:value-type="float" office:value="122" calcext:value-type="float">
            <text:p><text:s text:c="3"/>122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44" office:value-type="float" office:value="868" calcext:value-type="float">
            <text:p><text:s text:c="3"/>868</text:p>
          </table:table-cell>
          <table:table-cell table:style-name="ce147" office:value-type="float" office:value="853" calcext:value-type="float">
            <text:p><text:s text:c="3"/>85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868" calcext:value-type="float">
            <text:p><text:s text:c="3"/>868</text:p>
          </table:table-cell>
          <table:table-cell table:style-name="ce52" office:value-type="float" office:value="700" calcext:value-type="float">
            <text:p><text:s text:c="3"/>700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109" calcext:value-type="float">
            <text:p><text:s text:c="3"/>10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144" office:value-type="float" office:value="1008" calcext:value-type="float">
            <text:p><text:s text:c="3"/>1,008</text:p>
          </table:table-cell>
          <table:table-cell table:style-name="ce144" office:value-type="float" office:value="888" calcext:value-type="float">
            <text:p><text:s text:c="3"/>888</text:p>
          </table:table-cell>
          <table:table-cell table:style-name="ce144" office:value-type="float" office:value="75" calcext:value-type="float">
            <text:p><text:s text:c="3"/>75</text:p>
          </table:table-cell>
          <table:table-cell table:style-name="ce144" office:value-type="float" office:value="67" calcext:value-type="float">
            <text:p><text:s text:c="3"/>67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44" office:value-type="float" office:value="504" calcext:value-type="float">
            <text:p><text:s text:c="3"/>504</text:p>
          </table:table-cell>
          <table:table-cell table:style-name="ce147" office:value-type="float" office:value="476" calcext:value-type="float">
            <text:p><text:s text:c="3"/>47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504" calcext:value-type="float">
            <text:p><text:s text:c="3"/>504</text:p>
          </table:table-cell>
          <table:table-cell table:style-name="ce52" office:value-type="float" office:value="412" calcext:value-type="float">
            <text:p><text:s text:c="3"/>412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2" office:value-type="string" calcext:value-type="string">
            <text:p>計</text:p>
          </table:table-cell>
          <table:table-cell table:style-name="ce144" office:value-type="float" office:value="1088" calcext:value-type="float">
            <text:p><text:s text:c="3"/>1,088</text:p>
          </table:table-cell>
          <table:table-cell table:style-name="ce144" office:value-type="float" office:value="951" calcext:value-type="float">
            <text:p><text:s text:c="3"/>951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64" calcext:value-type="float">
            <text:p><text:s text:c="3"/>64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桃園市" calcext:value-type="string">
            <text:p><text:s/>桃園市 </text:p>
          </table:table-cell>
          <table:table-cell table:style-name="ce36" office:value-type="string" calcext:value-type="string">
            <text:p>男</text:p>
          </table:table-cell>
          <table:table-cell table:style-name="ce144" office:value-type="float" office:value="544" calcext:value-type="float">
            <text:p><text:s text:c="3"/>544</text:p>
          </table:table-cell>
          <table:table-cell table:style-name="ce147" office:value-type="float" office:value="535" calcext:value-type="float">
            <text:p><text:s text:c="3"/>53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34" office:value-type="string" calcext:value-type="string">
            <text:p>女</text:p>
          </table:table-cell>
          <table:table-cell table:style-name="ce52" office:value-type="float" office:value="544" calcext:value-type="float">
            <text:p><text:s text:c="3"/>544</text:p>
          </table:table-cell>
          <table:table-cell table:style-name="ce52" office:value-type="float" office:value="416" calcext:value-type="float">
            <text:p><text:s text:c="3"/>416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2" office:value-type="string" calcext:value-type="string">
            <text:p>計</text:p>
          </table:table-cell>
          <table:table-cell table:style-name="ce144" office:value-type="float" office:value="1216" calcext:value-type="float">
            <text:p><text:s text:c="3"/>1,216</text:p>
          </table:table-cell>
          <table:table-cell table:style-name="ce144" office:value-type="float" office:value="1121" calcext:value-type="float">
            <text:p><text:s text:c="3"/>1,121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臺中市" calcext:value-type="string">
            <text:p><text:s/>臺中市 </text:p>
          </table:table-cell>
          <table:table-cell table:style-name="ce36" office:value-type="string" calcext:value-type="string">
            <text:p>男</text:p>
          </table:table-cell>
          <table:table-cell table:style-name="ce144" office:value-type="float" office:value="608" calcext:value-type="float">
            <text:p><text:s text:c="3"/>608</text:p>
          </table:table-cell>
          <table:table-cell table:style-name="ce147" office:value-type="float" office:value="599" calcext:value-type="float">
            <text:p><text:s text:c="3"/>5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34" office:value-type="string" calcext:value-type="string">
            <text:p>女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number-columns-repeated="2" table:style-name="ce52" office:value-type="float" office:value="53" calcext:value-type="float">
            <text:p><text:s text:c="3"/>5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32" office:value-type="string" calcext:value-type="string">
            <text:p>計</text:p>
          </table:table-cell>
          <table:table-cell table:style-name="ce144" office:value-type="float" office:value="798" calcext:value-type="float">
            <text:p><text:s text:c="3"/>798</text:p>
          </table:table-cell>
          <table:table-cell table:style-name="ce144" office:value-type="float" office:value="725" calcext:value-type="float">
            <text:p><text:s text:c="3"/>725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臺南市" calcext:value-type="string">
            <text:p><text:s/>臺南市 </text:p>
          </table:table-cell>
          <table:table-cell table:style-name="ce36" office:value-type="string" calcext:value-type="string">
            <text:p>男</text:p>
          </table:table-cell>
          <table:table-cell table:style-name="ce144" office:value-type="float" office:value="399" calcext:value-type="float">
            <text:p><text:s text:c="3"/>399</text:p>
          </table:table-cell>
          <table:table-cell table:style-name="ce147" office:value-type="float" office:value="393" calcext:value-type="float">
            <text:p><text:s text:c="3"/>39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34" office:value-type="string" calcext:value-type="string">
            <text:p>女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number-columns-repeated="2" table:style-name="ce52" office:value-type="float" office:value="46" calcext:value-type="float">
            <text:p><text:s text:c="3"/>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32" office:value-type="string" calcext:value-type="string">
            <text:p>計</text:p>
          </table:table-cell>
          <table:table-cell table:style-name="ce144" office:value-type="float" office:value="1306" calcext:value-type="float">
            <text:p><text:s text:c="3"/>1,306</text:p>
          </table:table-cell>
          <table:table-cell table:style-name="ce144" office:value-type="float" office:value="1162" calcext:value-type="float">
            <text:p><text:s text:c="3"/>1,162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87" calcext:value-type="float">
            <text:p><text:s text:c="3"/>8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40" calcext:value-type="float">
            <text:p><text:s text:c="3"/>4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36" office:value-type="string" office:string-value="高雄市" calcext:value-type="string">
            <text:p><text:s/>高雄市 </text:p>
          </table:table-cell>
          <table:table-cell table:style-name="ce36" office:value-type="string" calcext:value-type="string">
            <text:p>男</text:p>
          </table:table-cell>
          <table:table-cell table:style-name="ce144" office:value-type="float" office:value="653" calcext:value-type="float">
            <text:p><text:s text:c="3"/>653</text:p>
          </table:table-cell>
          <table:table-cell table:style-name="ce147" office:value-type="float" office:value="634" calcext:value-type="float">
            <text:p><text:s text:c="3"/>63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34" office:value-type="string" calcext:value-type="string">
            <text:p>女</text:p>
          </table:table-cell>
          <table:table-cell table:style-name="ce52" office:value-type="float" office:value="653" calcext:value-type="float">
            <text:p><text:s text:c="3"/>653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43" office:value-type="string" calcext:value-type="string">
            <text:p>計</text:p>
          </table:table-cell>
          <table:table-cell table:style-name="ce144" office:value-type="float" office:value="2992" calcext:value-type="float">
            <text:p><text:s text:c="3"/>2,992</text:p>
          </table:table-cell>
          <table:table-cell table:style-name="ce144" office:value-type="float" office:value="2685" calcext:value-type="float">
            <text:p><text:s text:c="3"/>2,685</text:p>
          </table:table-cell>
          <table:table-cell table:style-name="ce144" office:value-type="float" office:value="177" calcext:value-type="float">
            <text:p><text:s text:c="3"/>177</text:p>
          </table:table-cell>
          <table:table-cell table:style-name="ce144" office:value-type="float" office:value="173" calcext:value-type="float">
            <text:p><text:s text:c="3"/>173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130" calcext:value-type="float">
            <text:p><text:s text:c="3"/>130</text:p>
          </table:table-cell>
          <table:table-cell table:style-name="ce144" office:value-type="float" office:value="123" calcext:value-type="float">
            <text:p><text:s text:c="3"/>123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36" office:value-type="string" office:string-value="臺灣省" calcext:value-type="string">
            <text:p><text:s/>臺灣省 </text:p>
          </table:table-cell>
          <table:table-cell table:style-name="ce44" office:value-type="string" calcext:value-type="string">
            <text:p>男</text:p>
          </table:table-cell>
          <table:table-cell table:style-name="ce144" office:value-type="float" office:value="1496" calcext:value-type="float">
            <text:p><text:s text:c="3"/>1,496</text:p>
          </table:table-cell>
          <table:table-cell table:style-name="ce148" office:value-type="float" office:value="1479" calcext:value-type="float">
            <text:p><text:s text:c="3"/>1,479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143" office:value-type="string" calcext:value-type="string">
            <text:p>女</text:p>
          </table:table-cell>
          <table:table-cell table:style-name="ce52" office:value-type="float" office:value="1496" calcext:value-type="float">
            <text:p><text:s text:c="3"/>1,496</text:p>
          </table:table-cell>
          <table:table-cell table:style-name="ce149" office:value-type="float" office:value="1206" calcext:value-type="float">
            <text:p><text:s text:c="3"/>1,206</text:p>
          </table:table-cell>
          <table:table-cell table:style-name="ce149" office:value-type="float" office:value="169" calcext:value-type="float">
            <text:p><text:s text:c="3"/>169</text:p>
          </table:table-cell>
          <table:table-cell table:style-name="ce149" office:value-type="float" office:value="167" calcext:value-type="float">
            <text:p><text:s text:c="3"/>16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2" table:style-name="ce149" office:value-type="float" office:value="121" calcext:value-type="float">
            <text:p><text:s text:c="3"/>12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/>
          <table:table-cell table:style-name="ce30" office:value-type="string" calcext:value-type="string">
            <text:p>計</text:p>
          </table:table-cell>
          <table:table-cell table:style-name="ce145" office:value-type="float" office:value="176" calcext:value-type="float">
            <text:p><text:s text:c="3"/>176</text:p>
          </table:table-cell>
          <table:table-cell table:style-name="ce145" office:value-type="float" office:value="162" calcext:value-type="float">
            <text:p><text:s text:c="3"/>162</text:p>
          </table:table-cell>
          <table:table-cell table:number-columns-repeated="2" table:style-name="ce145" office:value-type="float" office:value="8" calcext:value-type="float">
            <text:p><text:s text:c="3"/>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8" office:value-type="string" office:string-value="宜蘭縣" calcext:value-type="string">
            <text:p><text:s/>宜蘭縣 </text:p>
          </table:table-cell>
          <table:table-cell table:style-name="ce44" office:value-type="string" calcext:value-type="string">
            <text:p>男</text:p>
          </table:table-cell>
          <table:table-cell table:style-name="ce145" office:value-type="float" office:value="88" calcext:value-type="float">
            <text:p><text:s text:c="3"/>88</text:p>
          </table:table-cell>
          <table:table-cell table:style-name="ce150" office:value-type="float" office:value="87" calcext:value-type="float">
            <text:p><text:s text:c="3"/>87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9"/>
          <table:table-cell table:style-name="ce143" office:value-type="string" calcext:value-type="string">
            <text:p>女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number-columns-repeated="2" table:style-name="ce62" office:value-type="float" office:value="8" calcext:value-type="float">
            <text:p><text:s text:c="3"/>8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5" calcext:value-type="float">
            <text:p><text:s text:c="3"/>5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270" calcext:value-type="float">
            <text:p><text:s text:c="3"/>270</text:p>
          </table:table-cell>
          <table:table-cell table:style-name="ce145" office:value-type="float" office:value="249" calcext:value-type="float">
            <text:p><text:s text:c="3"/>249</text:p>
          </table:table-cell>
          <table:table-cell table:number-columns-repeated="2"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7" calcext:value-type="float">
            <text:p><text:s text:c="3"/>7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35" calcext:value-type="float">
            <text:p><text:s text:c="3"/>135</text:p>
          </table:table-cell>
          <table:table-cell table:style-name="ce150" office:value-type="float" office:value="133" calcext:value-type="float">
            <text:p><text:s text:c="3"/>133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number-columns-repeated="2" table:style-name="ce62" office:value-type="float" office:value="12" calcext:value-type="float">
            <text:p><text:s text:c="3"/>12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7" calcext:value-type="float">
            <text:p><text:s text:c="3"/>7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210" calcext:value-type="float">
            <text:p><text:s text:c="3"/>210</text:p>
          </table:table-cell>
          <table:table-cell table:style-name="ce145" office:value-type="float" office:value="192" calcext:value-type="float">
            <text:p><text:s text:c="3"/>192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3" calcext:value-type="float">
            <text:p><text:s text:c="3"/>3</text:p>
          </table:table-cell>
          <table:table-cell table:number-columns-repeated="2" table:style-name="ce145" office:value-type="float" office:value="7" calcext:value-type="float">
            <text:p><text:s text:c="3"/>7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05" calcext:value-type="float">
            <text:p><text:s text:c="3"/>105</text:p>
          </table:table-cell>
          <table:table-cell table:style-name="ce150" office:value-type="float" office:value="103" calcext:value-type="float">
            <text:p><text:s text:c="3"/>10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05" calcext:value-type="float">
            <text:p><text:s text:c="3"/>105</text:p>
          </table:table-cell>
          <table:table-cell table:style-name="ce62" office:value-type="float" office:value="89" calcext:value-type="float">
            <text:p><text:s text:c="3"/>89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2" table:style-name="ce62" office:value-type="float" office:value="7" calcext:value-type="float">
            <text:p><text:s text:c="3"/>7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488" calcext:value-type="float">
            <text:p><text:s text:c="3"/>488</text:p>
          </table:table-cell>
          <table:table-cell table:style-name="ce145" office:value-type="float" office:value="427" calcext:value-type="float">
            <text:p><text:s text:c="3"/>427</text:p>
          </table:table-cell>
          <table:table-cell table:number-columns-repeated="2" table:style-name="ce145" office:value-type="float" office:value="29" calcext:value-type="float">
            <text:p><text:s text:c="3"/>29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244" calcext:value-type="float">
            <text:p><text:s text:c="3"/>244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244" calcext:value-type="float">
            <text:p><text:s text:c="3"/>244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number-columns-repeated="2" table:style-name="ce62" office:value-type="float" office:value="28" calcext:value-type="float">
            <text:p><text:s text:c="3"/>28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30" calcext:value-type="float">
            <text:p><text:s text:c="3"/>30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216" calcext:value-type="float">
            <text:p><text:s text:c="3"/>216</text:p>
          </table:table-cell>
          <table:table-cell table:style-name="ce145" office:value-type="float" office:value="188" calcext:value-type="float">
            <text:p><text:s text:c="3"/>188</text:p>
          </table:table-cell>
          <table:table-cell table:number-columns-repeated="2" table:style-name="ce145" office:value-type="float" office:value="15" calcext:value-type="float">
            <text:p><text:s text:c="3"/>15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13" calcext:value-type="float">
            <text:p><text:s text:c="3"/>13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08" calcext:value-type="float">
            <text:p><text:s text:c="3"/>108</text:p>
          </table:table-cell>
          <table:table-cell table:style-name="ce150" office:value-type="float" office:value="107" calcext:value-type="float">
            <text:p><text:s text:c="3"/>107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08" calcext:value-type="float">
            <text:p><text:s text:c="3"/>108</text:p>
          </table:table-cell>
          <table:table-cell table:style-name="ce62" office:value-type="float" office:value="81" calcext:value-type="float">
            <text:p><text:s text:c="3"/>81</text:p>
          </table:table-cell>
          <table:table-cell table:number-columns-repeated="2" table:style-name="ce62" office:value-type="float" office:value="14" calcext:value-type="float">
            <text:p><text:s text:c="3"/>14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13" calcext:value-type="float">
            <text:p><text:s text:c="3"/>13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274" calcext:value-type="float">
            <text:p><text:s text:c="3"/>274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number-columns-repeated="2" table:style-name="ce145" office:value-type="float" office:value="24" calcext:value-type="float">
            <text:p><text:s text:c="3"/>24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5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37" calcext:value-type="float">
            <text:p><text:s text:c="3"/>137</text:p>
          </table:table-cell>
          <table:table-cell table:style-name="ce150" office:value-type="float" office:value="134" calcext:value-type="float">
            <text:p><text:s text:c="3"/>134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37" calcext:value-type="float">
            <text:p><text:s text:c="3"/>13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number-columns-repeated="2" table:style-name="ce62" office:value-type="float" office:value="24" calcext:value-type="float">
            <text:p><text:s text:c="3"/>24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0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214" calcext:value-type="float">
            <text:p><text:s text:c="3"/>214</text:p>
          </table:table-cell>
          <table:table-cell table:style-name="ce145" office:value-type="float" office:value="176" calcext:value-type="float">
            <text:p><text:s text:c="3"/>176</text:p>
          </table:table-cell>
          <table:table-cell table:number-columns-repeated="2"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15" calcext:value-type="float">
            <text:p><text:s text:c="3"/>15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50" office:value-type="float" office:value="107" calcext:value-type="float">
            <text:p><text:s text:c="3"/>107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9" calcext:value-type="float">
            <text:p><text:s text:c="3"/>69</text:p>
          </table:table-cell>
          <table:table-cell table:number-columns-repeated="2" table:style-name="ce62" office:value-type="float" office:value="23" calcext:value-type="float">
            <text:p><text:s text:c="3"/>2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368" calcext:value-type="float">
            <text:p><text:s text:c="3"/>368</text:p>
          </table:table-cell>
          <table:table-cell table:style-name="ce145" office:value-type="float" office:value="336" calcext:value-type="float">
            <text:p><text:s text:c="3"/>336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84" calcext:value-type="float">
            <text:p><text:s text:c="3"/>184</text:p>
          </table:table-cell>
          <table:table-cell table:style-name="ce150" office:value-type="float" office:value="183" calcext:value-type="float">
            <text:p><text:s text:c="3"/>18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15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153" calcext:value-type="float">
            <text:p><text:s text:c="3"/>153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2" table:style-name="ce62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124" calcext:value-type="float">
            <text:p><text:s text:c="3"/>124</text:p>
          </table:table-cell>
          <table:table-cell table:style-name="ce145" office:value-type="float" office:value="116" calcext:value-type="float">
            <text:p><text:s text:c="3"/>116</text:p>
          </table:table-cell>
          <table:table-cell table:number-columns-repeated="2"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4" calcext:value-type="float">
            <text:p><text:s text:c="3"/>4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150" office:value-type="float" office:value="62" calcext:value-type="float">
            <text:p><text:s text:c="3"/>62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number-columns-repeated="2"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4" calcext:value-type="float">
            <text:p><text:s text:c="3"/>4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166" calcext:value-type="float">
            <text:p><text:s text:c="3"/>166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number-columns-repeated="2"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5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83" calcext:value-type="float">
            <text:p><text:s text:c="3"/>83</text:p>
          </table:table-cell>
          <table:table-cell table:style-name="ce150" office:value-type="float" office:value="80" calcext:value-type="float">
            <text:p><text:s text:c="3"/>80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15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number-columns-repeated="2"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number-columns-repeated="2" table:style-name="ce145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176" calcext:value-type="float">
            <text:p><text:s text:c="3"/>176</text:p>
          </table:table-cell>
          <table:table-cell table:style-name="ce145" office:value-type="float" office:value="162" calcext:value-type="float">
            <text:p><text:s text:c="3"/>162</text:p>
          </table:table-cell>
          <table:table-cell table:number-columns-repeated="2"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5" calcext:value-type="float">
            <text:p><text:s text:c="3"/>5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150" office:value-type="float" office:value="87" calcext:value-type="float">
            <text:p><text:s text:c="3"/>87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number-columns-repeated="2" table:style-name="ce62" office:value-type="float" office:value="8" calcext:value-type="float">
            <text:p><text:s text:c="3"/>8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5" calcext:value-type="float">
            <text:p><text:s text:c="3"/>5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162" calcext:value-type="float">
            <text:p><text:s text:c="3"/>162</text:p>
          </table:table-cell>
          <table:table-cell table:style-name="ce145" office:value-type="float" office:value="146" calcext:value-type="float">
            <text:p><text:s text:c="3"/>146</text:p>
          </table:table-cell>
          <table:table-cell table:number-columns-repeated="2"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5" calcext:value-type="float">
            <text:p><text:s text:c="3"/>5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150" office:value-type="float" office:value="81" calcext:value-type="float">
            <text:p><text:s text:c="3"/>81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81" calcext:value-type="float">
            <text:p><text:s text:c="3"/>81</text:p>
          </table:table-cell>
          <table:table-cell table:style-name="ce62" office:value-type="float" office:value="65" calcext:value-type="float">
            <text:p><text:s text:c="3"/>65</text:p>
          </table:table-cell>
          <table:table-cell table:number-columns-repeated="2" table:style-name="ce62" office:value-type="float" office:value="11" calcext:value-type="float">
            <text:p><text:s text:c="3"/>11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5" calcext:value-type="float">
            <text:p><text:s text:c="3"/>5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108" calcext:value-type="float">
            <text:p><text:s text:c="3"/>108</text:p>
          </table:table-cell>
          <table:table-cell table:number-columns-repeated="2" table:style-name="ce145" office:value-type="float" office:value="4" calcext:value-type="float">
            <text:p><text:s text:c="3"/>4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" table:style-name="ce145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150" office:value-type="float" office:value="57" calcext:value-type="float">
            <text:p><text:s text:c="3"/>57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number-columns-repeated="2"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number-columns-repeated="2" table:style-name="ce144" office:value-type="float" office:value="4" calcext:value-type="float">
            <text:p><text:s text:c="3"/>4</text:p>
          </table:table-cell>
          <table:table-cell table:number-columns-repeated="3" table:style-name="ce14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number-columns-repeated="2" table:style-name="ce144" office:value-type="float" office:value="16" calcext:value-type="float">
            <text:p><text:s text:c="3"/>1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4" table:style-name="ce14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number-columns-repeated="2" table:style-name="ce145" office:value-type="float" office:value="4" calcext:value-type="float">
            <text:p><text:s text:c="3"/>4</text:p>
          </table:table-cell>
          <table:table-cell table:number-columns-repeated="3" table:style-name="ce145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number-columns-repeated="2" table:style-name="ce62" office:value-type="float" office:value="4" calcext:value-type="float">
            <text:p><text:s text:c="3"/>4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0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7" table:style-name="ce145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4" office:value-type="string" calcext:value-type="string">
            <text:p>男</text:p>
          </table:table-cell>
          <table:table-cell table:style-name="ce14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3" office:value-type="string" calcext:value-type="string">
            <text:p>女</text:p>
          </table:table-cell>
          <table:table-cell table:number-columns-repeated="7" table:style-name="ce62" office:value-type="float" office:value="0" calcext:value-type="float">
            <text:p>—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83" table:number-columns-repeated="2"/>
          <table:table-cell table:style-name="ce152"/>
          <table:table-cell table:style-name="ce154" table:number-columns-repeated="2"/>
          <table:table-cell table:style-name="ce160" office:value-type="string" calcext:value-type="string">
            <text:p>內政部戶政司 民國105年4月6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41"/>
          <table:table-cell table:number-columns-repeated="1023"/>
        </table:table-row>
        <table:table-row table:style-name="ro14">
          <table:table-cell table:style-name="ce26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7" table:number-columns-repeated="3" table:default-cell-style-name="ce27"/>
        <table:table-column table:style-name="co8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4" table:default-cell-style-name="ce27"/>
        <table:table-column table:style-name="co12" table:default-cell-style-name="ce27"/>
        <table:table-column table:style-name="co15" table:default-cell-style-name="ce27"/>
        <table:table-column table:style-name="co12" table:default-cell-style-name="ce27"/>
        <table:table-column table:style-name="co4" table:default-cell-style-name="ce27"/>
        <table:table-column table:style-name="co5" table:number-columns-repeated="235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61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62"/>
            <table:covered-table-cell table:style-name="ce204"/>
            <table:table-cell table:style-name="ce127" table:number-columns-repeated="1003"/>
          </table:table-row>
          <table:table-row table:style-name="ro16">
            <table:table-cell table:style-name="ce2" table:number-columns-repeated="11"/>
            <table:table-cell table:style-name="ce127" table:number-columns-repeated="9"/>
            <table:table-cell table:style-name="ce99" office:value-type="string" calcext:value-type="string">
              <text:p>單位︰人</text:p>
            </table:table-cell>
            <table:table-cell table:style-name="ce127" table:number-columns-repeated="1003"/>
          </table:table-row>
          <table:table-row table:style-name="ro3">
            <table:table-cell table:style-name="ce19"/>
            <table:table-cell table:style-name="ce163" table:number-columns-repeated="2"/>
            <table:table-cell table:style-name="ce68" office:value-type="string" calcext:value-type="string" table:number-columns-spanned="3" table:number-rows-spanned="1">
              <text:p>本　　　國　　　籍</text:p>
            </table:table-cell>
            <table:covered-table-cell table:style-name="ce100"/>
            <table:covered-table-cell table:style-name="ce140"/>
            <table:table-cell table:style-name="ce68" office:value-type="string" calcext:value-type="string" table:number-columns-spanned="3" table:number-rows-spanned="1">
              <text:p>大　陸　地　區</text:p>
            </table:table-cell>
            <table:covered-table-cell table:style-name="ce100"/>
            <table:covered-table-cell table:style-name="ce140"/>
            <table:table-cell table:style-name="ce68" office:value-type="string" calcext:value-type="string" table:number-columns-spanned="3" table:number-rows-spanned="1">
              <text:p>港　澳　地　區</text:p>
            </table:table-cell>
            <table:covered-table-cell table:style-name="ce100"/>
            <table:covered-table-cell table:style-name="ce140"/>
            <table:table-cell table:style-name="ce19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0"/>
            <table:table-cell table:style-name="ce128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64" office:value-type="string" calcext:value-type="string">
              <text:p>性別</text:p>
            </table:table-cell>
            <table:table-cell table:style-name="ce164" office:value-type="string" calcext:value-type="string">
              <text:p>總　計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3" table:number-rows-spanned="1">
              <text:p>合 <text:s/>計</text:p>
            </table:table-cell>
            <table:covered-table-cell table:style-name="ce100"/>
            <table:covered-table-cell table:style-name="ce140"/>
            <table:table-cell table:style-name="ce201" office:value-type="string" calcext:value-type="string" table:number-columns-spanned="3" table:number-rows-spanned="1">
              <text:p>東南亞</text:p>
            </table:table-cell>
            <table:covered-table-cell table:style-name="ce200"/>
            <table:covered-table-cell table:style-name="ce202"/>
            <table:table-cell table:style-name="ce19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0"/>
            <table:table-cell table:style-name="ce128" table:number-columns-repeated="1003"/>
          </table:table-row>
          <table:table-row table:style-name="ro17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8" office:value-type="string" calcext:value-type="string">
              <text:p>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8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7036" calcext:value-type="float">
            <text:p><text:s text:c="3"/>117,036</text:p>
          </table:table-cell>
          <table:table-cell table:style-name="ce168" office:value-type="float" office:value="105946" calcext:value-type="float">
            <text:p><text:s text:c="3"/>105,946</text:p>
          </table:table-cell>
          <table:table-cell table:style-name="ce168" office:value-type="float" office:value="105936" calcext:value-type="float">
            <text:p><text:s text:c="3"/>105,936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168" office:value-type="float" office:value="6494" calcext:value-type="float">
            <text:p><text:s text:c="3"/>6,494</text:p>
          </table:table-cell>
          <table:table-cell table:style-name="ce168" office:value-type="float" office:value="1008" calcext:value-type="float">
            <text:p><text:s text:c="3"/>1,008</text:p>
          </table:table-cell>
          <table:table-cell table:style-name="ce168" office:value-type="float" office:value="5486" calcext:value-type="float">
            <text:p><text:s text:c="3"/>5,486</text:p>
          </table:table-cell>
          <table:table-cell table:style-name="ce168" office:value-type="float" office:value="109" calcext:value-type="float">
            <text:p><text:s text:c="3"/>109</text:p>
          </table:table-cell>
          <table:table-cell table:style-name="ce168" office:value-type="float" office:value="28" calcext:value-type="float">
            <text:p><text:s text:c="3"/>28</text:p>
          </table:table-cell>
          <table:table-cell table:style-name="ce168" office:value-type="float" office:value="81" calcext:value-type="float">
            <text:p><text:s text:c="3"/>81</text:p>
          </table:table-cell>
          <table:table-cell table:style-name="ce168" office:value-type="float" office:value="4487" calcext:value-type="float">
            <text:p><text:s text:c="3"/>4,487</text:p>
          </table:table-cell>
          <table:table-cell table:style-name="ce168" office:value-type="float" office:value="1275" calcext:value-type="float">
            <text:p><text:s text:c="3"/>1,275</text:p>
          </table:table-cell>
          <table:table-cell table:style-name="ce168" office:value-type="float" office:value="3212" calcext:value-type="float">
            <text:p><text:s text:c="3"/>3,212</text:p>
          </table:table-cell>
          <table:table-cell table:style-name="ce168" office:value-type="float" office:value="3844" calcext:value-type="float">
            <text:p><text:s text:c="3"/>3,844</text:p>
          </table:table-cell>
          <table:table-cell table:style-name="ce168" office:value-type="float" office:value="1266" calcext:value-type="float">
            <text:p><text:s text:c="3"/>1,266</text:p>
          </table:table-cell>
          <table:table-cell table:style-name="ce168" office:value-type="float" office:value="2578" calcext:value-type="float">
            <text:p><text:s text:c="3"/>2,578</text:p>
          </table:table-cell>
          <table:table-cell table:style-name="ce168" office:value-type="float" office:value="643" calcext:value-type="float">
            <text:p><text:s text:c="3"/>643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6" office:value-type="float" office:value="634" calcext:value-type="float">
            <text:p><text:s text:c="3"/>634</text:p>
          </table:table-cell>
          <table:table-cell table:style-name="ce128" table:number-columns-repeated="1003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69" office:value-type="float" office:value="58518" calcext:value-type="float">
            <text:p><text:s text:c="3"/>58,518</text:p>
          </table:table-cell>
          <table:table-cell table:style-name="ce174" office:value-type="float" office:value="57358" calcext:value-type="float">
            <text:p><text:s text:c="3"/>57,358</text:p>
          </table:table-cell>
          <table:table-cell table:style-name="ce51" office:value-type="float" office:value="57351" calcext:value-type="float">
            <text:p><text:s text:c="3"/>57,3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98" office:value-type="float" office:value="799" calcext:value-type="float">
            <text:p><text:s text:c="3"/>799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786" calcext:value-type="float">
            <text:p><text:s text:c="3"/>786</text:p>
          </table:table-cell>
          <table:table-cell table:style-name="ce198" office:value-type="float" office:value="276" calcext:value-type="float">
            <text:p><text:s text:c="3"/>276</text:p>
          </table:table-cell>
          <table:table-cell table:style-name="ce198" office:value-type="float" office:value="8" calcext:value-type="float">
            <text:p><text:s text:c="3"/>8</text:p>
          </table:table-cell>
          <table:table-cell table:style-name="ce198" office:value-type="float" office:value="268" calcext:value-type="float">
            <text:p><text:s text:c="3"/>268</text:p>
          </table:table-cell>
          <table:table-cell table:style-name="ce198" office:value-type="float" office:value="523" calcext:value-type="float">
            <text:p><text:s text:c="3"/>523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7" office:value-type="float" office:value="518" calcext:value-type="float">
            <text:p><text:s text:c="3"/>51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70" office:value-type="float" office:value="58518" calcext:value-type="float">
            <text:p><text:s text:c="3"/>58,518</text:p>
          </table:table-cell>
          <table:table-cell table:style-name="ce175" office:value-type="float" office:value="48588" calcext:value-type="float">
            <text:p><text:s text:c="3"/>48,588</text:p>
          </table:table-cell>
          <table:table-cell table:style-name="ce52" office:value-type="float" office:value="48585" calcext:value-type="float">
            <text:p><text:s text:c="3"/>48,5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999" calcext:value-type="float">
            <text:p><text:s text:c="3"/>999</text:p>
          </table:table-cell>
          <table:table-cell table:style-name="ce52" office:value-type="float" office:value="5191" calcext:value-type="float">
            <text:p><text:s text:c="3"/>5,19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199" office:value-type="float" office:value="3688" calcext:value-type="float">
            <text:p><text:s text:c="3"/>3,688</text:p>
          </table:table-cell>
          <table:table-cell table:style-name="ce199" office:value-type="float" office:value="1262" calcext:value-type="float">
            <text:p><text:s text:c="3"/>1,262</text:p>
          </table:table-cell>
          <table:table-cell table:style-name="ce199" office:value-type="float" office:value="2426" calcext:value-type="float">
            <text:p><text:s text:c="3"/>2,426</text:p>
          </table:table-cell>
          <table:table-cell table:style-name="ce199" office:value-type="float" office:value="3568" calcext:value-type="float">
            <text:p><text:s text:c="3"/>3,568</text:p>
          </table:table-cell>
          <table:table-cell table:style-name="ce199" office:value-type="float" office:value="1258" calcext:value-type="float">
            <text:p><text:s text:c="3"/>1,258</text:p>
          </table:table-cell>
          <table:table-cell table:style-name="ce199" office:value-type="float" office:value="2310" calcext:value-type="float">
            <text:p><text:s text:c="3"/>2,310</text:p>
          </table:table-cell>
          <table:table-cell table:style-name="ce199" office:value-type="float" office:value="120" calcext:value-type="float">
            <text:p><text:s text:c="3"/>120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208" office:value-type="float" office:value="116" calcext:value-type="float">
            <text:p><text:s text:c="3"/>11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1990" calcext:value-type="float">
            <text:p><text:s text:c="3"/>111,990</text:p>
          </table:table-cell>
          <table:table-cell table:style-name="ce168" office:value-type="float" office:value="100569" calcext:value-type="float">
            <text:p><text:s text:c="3"/>100,569</text:p>
          </table:table-cell>
          <table:table-cell table:style-name="ce168" office:value-type="float" office:value="100556" calcext:value-type="float">
            <text:p><text:s text:c="3"/>100,556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6482" calcext:value-type="float">
            <text:p><text:s text:c="3"/>6,482</text:p>
          </table:table-cell>
          <table:table-cell table:style-name="ce168" office:value-type="float" office:value="1336" calcext:value-type="float">
            <text:p><text:s text:c="3"/>1,336</text:p>
          </table:table-cell>
          <table:table-cell table:style-name="ce168" office:value-type="float" office:value="5146" calcext:value-type="float">
            <text:p><text:s text:c="3"/>5,146</text:p>
          </table:table-cell>
          <table:table-cell table:style-name="ce168" office:value-type="float" office:value="96" calcext:value-type="float">
            <text:p><text:s text:c="3"/>96</text:p>
          </table:table-cell>
          <table:table-cell table:style-name="ce168" office:value-type="float" office:value="31" calcext:value-type="float">
            <text:p><text:s text:c="3"/>31</text:p>
          </table:table-cell>
          <table:table-cell table:style-name="ce168" office:value-type="float" office:value="65" calcext:value-type="float">
            <text:p><text:s text:c="3"/>65</text:p>
          </table:table-cell>
          <table:table-cell table:style-name="ce168" office:value-type="float" office:value="4843" calcext:value-type="float">
            <text:p><text:s text:c="3"/>4,843</text:p>
          </table:table-cell>
          <table:table-cell table:style-name="ce168" office:value-type="float" office:value="1774" calcext:value-type="float">
            <text:p><text:s text:c="3"/>1,774</text:p>
          </table:table-cell>
          <table:table-cell table:style-name="ce168" office:value-type="float" office:value="3069" calcext:value-type="float">
            <text:p><text:s text:c="3"/>3,069</text:p>
          </table:table-cell>
          <table:table-cell table:style-name="ce168" office:value-type="float" office:value="4179" calcext:value-type="float">
            <text:p><text:s text:c="3"/>4,179</text:p>
          </table:table-cell>
          <table:table-cell table:style-name="ce168" office:value-type="float" office:value="1766" calcext:value-type="float">
            <text:p><text:s text:c="3"/>1,766</text:p>
          </table:table-cell>
          <table:table-cell table:style-name="ce168" office:value-type="float" office:value="2413" calcext:value-type="float">
            <text:p><text:s text:c="3"/>2,413</text:p>
          </table:table-cell>
          <table:table-cell table:style-name="ce168" office:value-type="float" office:value="664" calcext:value-type="float">
            <text:p><text:s text:c="3"/>664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206" office:value-type="float" office:value="656" calcext:value-type="float">
            <text:p><text:s text:c="3"/>65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71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54865" calcext:value-type="float">
            <text:p><text:s text:c="3"/>54,86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68" calcext:value-type="float">
            <text:p><text:s text:c="3"/>768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12" office:value-type="float" office:value="542" calcext:value-type="float">
            <text:p><text:s text:c="3"/>54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71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45691" calcext:value-type="float">
            <text:p><text:s text:c="3"/>45,6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4870" calcext:value-type="float">
            <text:p><text:s text:c="3"/>4,87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1761" calcext:value-type="float">
            <text:p><text:s text:c="3"/>1,761</text:p>
          </table:table-cell>
          <table:table-cell table:style-name="ce54" office:value-type="float" office:value="2301" calcext:value-type="float">
            <text:p><text:s text:c="3"/>2,301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54" office:value-type="float" office:value="1759" calcext:value-type="float">
            <text:p><text:s text:c="3"/>1,759</text:p>
          </table:table-cell>
          <table:table-cell table:style-name="ce54" office:value-type="float" office:value="2187" calcext:value-type="float">
            <text:p><text:s text:c="3"/>2,187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4446" calcext:value-type="float">
            <text:p><text:s text:c="3"/>114,446</text:p>
          </table:table-cell>
          <table:table-cell table:style-name="ce168" office:value-type="float" office:value="101289" calcext:value-type="float">
            <text:p><text:s text:c="3"/>101,289</text:p>
          </table:table-cell>
          <table:table-cell table:style-name="ce168" office:value-type="float" office:value="101272" calcext:value-type="float">
            <text:p><text:s text:c="3"/>101,272</text:p>
          </table:table-cell>
          <table:table-cell table:style-name="ce168" office:value-type="float" office:value="17" calcext:value-type="float">
            <text:p><text:s text:c="3"/>17</text:p>
          </table:table-cell>
          <table:table-cell table:style-name="ce168" office:value-type="float" office:value="7672" calcext:value-type="float">
            <text:p><text:s text:c="3"/>7,672</text:p>
          </table:table-cell>
          <table:table-cell table:style-name="ce168" office:value-type="float" office:value="2574" calcext:value-type="float">
            <text:p><text:s text:c="3"/>2,574</text:p>
          </table:table-cell>
          <table:table-cell table:style-name="ce168" office:value-type="float" office:value="5098" calcext:value-type="float">
            <text:p><text:s text:c="3"/>5,098</text:p>
          </table:table-cell>
          <table:table-cell table:style-name="ce168" office:value-type="float" office:value="122" calcext:value-type="float">
            <text:p><text:s text:c="3"/>122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79" calcext:value-type="float">
            <text:p><text:s text:c="3"/>79</text:p>
          </table:table-cell>
          <table:table-cell table:style-name="ce168" office:value-type="float" office:value="5363" calcext:value-type="float">
            <text:p><text:s text:c="3"/>5,363</text:p>
          </table:table-cell>
          <table:table-cell table:style-name="ce168" office:value-type="float" office:value="2471" calcext:value-type="float">
            <text:p><text:s text:c="3"/>2,471</text:p>
          </table:table-cell>
          <table:table-cell table:style-name="ce168" office:value-type="float" office:value="2892" calcext:value-type="float">
            <text:p><text:s text:c="3"/>2,892</text:p>
          </table:table-cell>
          <table:table-cell table:style-name="ce168" office:value-type="float" office:value="4632" calcext:value-type="float">
            <text:p><text:s text:c="3"/>4,632</text:p>
          </table:table-cell>
          <table:table-cell table:style-name="ce168" office:value-type="float" office:value="2464" calcext:value-type="float">
            <text:p><text:s text:c="3"/>2,464</text:p>
          </table:table-cell>
          <table:table-cell table:style-name="ce168" office:value-type="float" office:value="2168" calcext:value-type="float">
            <text:p><text:s text:c="3"/>2,168</text:p>
          </table:table-cell>
          <table:table-cell table:style-name="ce168" office:value-type="float" office:value="731" calcext:value-type="float">
            <text:p><text:s text:c="3"/>731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206" office:value-type="float" office:value="724" calcext:value-type="float">
            <text:p><text:s text:c="3"/>724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72" office:value-type="float" office:value="57223" calcext:value-type="float">
            <text:p><text:s text:c="3"/>57,223</text:p>
          </table:table-cell>
          <table:table-cell table:style-name="ce172" office:value-type="float" office:value="55998" calcext:value-type="float">
            <text:p><text:s text:c="3"/>55,998</text:p>
          </table:table-cell>
          <table:table-cell table:style-name="ce172" office:value-type="float" office:value="55988" calcext:value-type="float">
            <text:p><text:s text:c="3"/>55,988</text:p>
          </table:table-cell>
          <table:table-cell table:style-name="ce172" office:value-type="float" office:value="10" calcext:value-type="float">
            <text:p><text:s text:c="3"/>10</text:p>
          </table:table-cell>
          <table:table-cell table:style-name="ce172" office:value-type="float" office:value="331" calcext:value-type="float">
            <text:p><text:s text:c="3"/>331</text:p>
          </table:table-cell>
          <table:table-cell table:style-name="ce172" office:value-type="float" office:value="63" calcext:value-type="float">
            <text:p><text:s text:c="3"/>63</text:p>
          </table:table-cell>
          <table:table-cell table:style-name="ce172" office:value-type="float" office:value="268" calcext:value-type="float">
            <text:p><text:s text:c="3"/>268</text:p>
          </table:table-cell>
          <table:table-cell table:style-name="ce172" office:value-type="float" office:value="70" calcext:value-type="float">
            <text:p><text:s text:c="3"/>70</text:p>
          </table:table-cell>
          <table:table-cell table:style-name="ce172" office:value-type="float" office:value="21" calcext:value-type="float">
            <text:p><text:s text:c="3"/>21</text:p>
          </table:table-cell>
          <table:table-cell table:style-name="ce172" office:value-type="float" office:value="49" calcext:value-type="float">
            <text:p><text:s text:c="3"/>49</text:p>
          </table:table-cell>
          <table:table-cell table:style-name="ce172" office:value-type="float" office:value="824" calcext:value-type="float">
            <text:p><text:s text:c="3"/>824</text:p>
          </table:table-cell>
          <table:table-cell table:style-name="ce172" office:value-type="float" office:value="28" calcext:value-type="float">
            <text:p><text:s text:c="3"/>28</text:p>
          </table:table-cell>
          <table:table-cell table:style-name="ce172" office:value-type="float" office:value="796" calcext:value-type="float">
            <text:p><text:s text:c="3"/>796</text:p>
          </table:table-cell>
          <table:table-cell table:style-name="ce172" office:value-type="float" office:value="221" calcext:value-type="float">
            <text:p><text:s text:c="3"/>221</text:p>
          </table:table-cell>
          <table:table-cell table:style-name="ce172" office:value-type="float" office:value="22" calcext:value-type="float">
            <text:p><text:s text:c="3"/>22</text:p>
          </table:table-cell>
          <table:table-cell table:style-name="ce172" office:value-type="float" office:value="199" calcext:value-type="float">
            <text:p><text:s text:c="3"/>199</text:p>
          </table:table-cell>
          <table:table-cell table:style-name="ce172" office:value-type="float" office:value="603" calcext:value-type="float">
            <text:p><text:s text:c="3"/>603</text:p>
          </table:table-cell>
          <table:table-cell table:style-name="ce172" office:value-type="float" office:value="6" calcext:value-type="float">
            <text:p><text:s text:c="3"/>6</text:p>
          </table:table-cell>
          <table:table-cell table:style-name="ce209" office:value-type="float" office:value="597" calcext:value-type="float">
            <text:p><text:s text:c="3"/>59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73" office:value-type="float" office:value="57223" calcext:value-type="float">
            <text:p><text:s text:c="3"/>57,223</text:p>
          </table:table-cell>
          <table:table-cell table:style-name="ce173" office:value-type="float" office:value="45291" calcext:value-type="float">
            <text:p><text:s text:c="3"/>45,291</text:p>
          </table:table-cell>
          <table:table-cell table:style-name="ce173" office:value-type="float" office:value="45284" calcext:value-type="float">
            <text:p><text:s text:c="3"/>45,284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7341" calcext:value-type="float">
            <text:p><text:s text:c="3"/>7,341</text:p>
          </table:table-cell>
          <table:table-cell table:style-name="ce173" office:value-type="float" office:value="2511" calcext:value-type="float">
            <text:p><text:s text:c="3"/>2,511</text:p>
          </table:table-cell>
          <table:table-cell table:style-name="ce173" office:value-type="float" office:value="4830" calcext:value-type="float">
            <text:p><text:s text:c="3"/>4,830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73" office:value-type="float" office:value="22" calcext:value-type="float">
            <text:p><text:s text:c="3"/>22</text:p>
          </table:table-cell>
          <table:table-cell table:style-name="ce173" office:value-type="float" office:value="30" calcext:value-type="float">
            <text:p><text:s text:c="3"/>30</text:p>
          </table:table-cell>
          <table:table-cell table:style-name="ce173" office:value-type="float" office:value="4539" calcext:value-type="float">
            <text:p><text:s text:c="3"/>4,539</text:p>
          </table:table-cell>
          <table:table-cell table:style-name="ce173" office:value-type="float" office:value="2443" calcext:value-type="float">
            <text:p><text:s text:c="3"/>2,443</text:p>
          </table:table-cell>
          <table:table-cell table:style-name="ce173" office:value-type="float" office:value="2096" calcext:value-type="float">
            <text:p><text:s text:c="3"/>2,096</text:p>
          </table:table-cell>
          <table:table-cell table:style-name="ce173" office:value-type="float" office:value="4411" calcext:value-type="float">
            <text:p><text:s text:c="3"/>4,411</text:p>
          </table:table-cell>
          <table:table-cell table:style-name="ce173" office:value-type="float" office:value="2442" calcext:value-type="float">
            <text:p><text:s text:c="3"/>2,442</text:p>
          </table:table-cell>
          <table:table-cell table:style-name="ce173" office:value-type="float" office:value="1969" calcext:value-type="float">
            <text:p><text:s text:c="3"/>1,969</text:p>
          </table:table-cell>
          <table:table-cell table:style-name="ce173" office:value-type="float" office:value="128" calcext:value-type="float">
            <text:p><text:s text:c="3"/>128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210" office:value-type="float" office:value="127" calcext:value-type="float">
            <text:p><text:s text:c="3"/>12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6230" calcext:value-type="float">
            <text:p><text:s text:c="3"/>116,230</text:p>
          </table:table-cell>
          <table:table-cell table:style-name="ce168" office:value-type="float" office:value="100997" calcext:value-type="float">
            <text:p><text:s text:c="3"/>100,997</text:p>
          </table:table-cell>
          <table:table-cell table:style-name="ce168" office:value-type="float" office:value="100986" calcext:value-type="float">
            <text:p><text:s text:c="3"/>100,986</text:p>
          </table:table-cell>
          <table:table-cell table:style-name="ce168" office:value-type="float" office:value="11" calcext:value-type="float">
            <text:p><text:s text:c="3"/>11</text:p>
          </table:table-cell>
          <table:table-cell table:style-name="ce168" office:value-type="float" office:value="9592" calcext:value-type="float">
            <text:p><text:s text:c="3"/>9,592</text:p>
          </table:table-cell>
          <table:table-cell table:style-name="ce168" office:value-type="float" office:value="4947" calcext:value-type="float">
            <text:p><text:s text:c="3"/>4,947</text:p>
          </table:table-cell>
          <table:table-cell table:style-name="ce168" office:value-type="float" office:value="4645" calcext:value-type="float">
            <text:p><text:s text:c="3"/>4,645</text:p>
          </table:table-cell>
          <table:table-cell table:style-name="ce168" office:value-type="float" office:value="102" calcext:value-type="float">
            <text:p><text:s text:c="3"/>102</text:p>
          </table:table-cell>
          <table:table-cell table:style-name="ce168" office:value-type="float" office:value="28" calcext:value-type="float">
            <text:p><text:s text:c="3"/>28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5539" calcext:value-type="float">
            <text:p><text:s text:c="3"/>5,539</text:p>
          </table:table-cell>
          <table:table-cell table:style-name="ce168" office:value-type="float" office:value="2917" calcext:value-type="float">
            <text:p><text:s text:c="3"/>2,917</text:p>
          </table:table-cell>
          <table:table-cell table:style-name="ce168" office:value-type="float" office:value="2622" calcext:value-type="float">
            <text:p><text:s text:c="3"/>2,622</text:p>
          </table:table-cell>
          <table:table-cell table:style-name="ce168" office:value-type="float" office:value="4755" calcext:value-type="float">
            <text:p><text:s text:c="3"/>4,755</text:p>
          </table:table-cell>
          <table:table-cell table:style-name="ce168" office:value-type="float" office:value="2903" calcext:value-type="float">
            <text:p><text:s text:c="3"/>2,903</text:p>
          </table:table-cell>
          <table:table-cell table:style-name="ce168" office:value-type="float" office:value="1852" calcext:value-type="float">
            <text:p><text:s text:c="3"/>1,852</text:p>
          </table:table-cell>
          <table:table-cell table:style-name="ce168" office:value-type="float" office:value="784" calcext:value-type="float">
            <text:p><text:s text:c="3"/>784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206" office:value-type="float" office:value="770" calcext:value-type="float">
            <text:p><text:s text:c="3"/>77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56797" calcext:value-type="float">
            <text:p><text:s text:c="3"/>56,79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807" calcext:value-type="float">
            <text:p><text:s text:c="3"/>807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638" calcext:value-type="float">
            <text:p><text:s text:c="3"/>63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12" office:value-type="float" office:value="629" calcext:value-type="float">
            <text:p><text:s text:c="3"/>629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5" office:value-type="float" office:value="58115" calcext:value-type="float">
            <text:p><text:s text:c="3"/>58,115</text:p>
          </table:table-cell>
          <table:table-cell table:style-name="ce55" office:value-type="float" office:value="44197" calcext:value-type="float">
            <text:p><text:s text:c="3"/>44,197</text:p>
          </table:table-cell>
          <table:table-cell table:style-name="ce55" office:value-type="float" office:value="44189" calcext:value-type="float">
            <text:p><text:s text:c="3"/>44,18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9167" calcext:value-type="float">
            <text:p><text:s text:c="3"/>9,167</text:p>
          </table:table-cell>
          <table:table-cell table:style-name="ce55" office:value-type="float" office:value="4773" calcext:value-type="float">
            <text:p><text:s text:c="3"/>4,773</text:p>
          </table:table-cell>
          <table:table-cell table:style-name="ce55" office:value-type="float" office:value="4394" calcext:value-type="float">
            <text:p><text:s text:c="3"/>4,39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4693" calcext:value-type="float">
            <text:p><text:s text:c="3"/>4,693</text:p>
          </table:table-cell>
          <table:table-cell table:style-name="ce55" office:value-type="float" office:value="2878" calcext:value-type="float">
            <text:p><text:s text:c="3"/>2,878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55" office:value-type="float" office:value="4547" calcext:value-type="float">
            <text:p><text:s text:c="3"/>4,547</text:p>
          </table:table-cell>
          <table:table-cell table:style-name="ce55" office:value-type="float" office:value="2873" calcext:value-type="float">
            <text:p><text:s text:c="3"/>2,873</text:p>
          </table:table-cell>
          <table:table-cell table:style-name="ce55" office:value-type="float" office:value="1674" calcext:value-type="float">
            <text:p><text:s text:c="3"/>1,674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211" office:value-type="float" office:value="141" calcext:value-type="float">
            <text:p><text:s text:c="3"/>14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4016" calcext:value-type="float">
            <text:p><text:s text:c="3"/>114,016</text:p>
          </table:table-cell>
          <table:table-cell table:style-name="ce168" office:value-type="float" office:value="99862" calcext:value-type="float">
            <text:p><text:s text:c="3"/>99,862</text:p>
          </table:table-cell>
          <table:table-cell table:style-name="ce168" office:value-type="float" office:value="99846" calcext:value-type="float">
            <text:p><text:s text:c="3"/>99,846</text:p>
          </table:table-cell>
          <table:table-cell table:style-name="ce168" office:value-type="float" office:value="16" calcext:value-type="float">
            <text:p><text:s text:c="3"/>16</text:p>
          </table:table-cell>
          <table:table-cell table:style-name="ce168" office:value-type="float" office:value="8628" calcext:value-type="float">
            <text:p><text:s text:c="3"/>8,628</text:p>
          </table:table-cell>
          <table:table-cell table:style-name="ce168" office:value-type="float" office:value="3819" calcext:value-type="float">
            <text:p><text:s text:c="3"/>3,819</text:p>
          </table:table-cell>
          <table:table-cell table:style-name="ce168" office:value-type="float" office:value="4809" calcext:value-type="float">
            <text:p><text:s text:c="3"/>4,809</text:p>
          </table:table-cell>
          <table:table-cell table:style-name="ce168" office:value-type="float" office:value="112" calcext:value-type="float">
            <text:p><text:s text:c="3"/>112</text:p>
          </table:table-cell>
          <table:table-cell table:style-name="ce168" office:value-type="float" office:value="38" calcext:value-type="float">
            <text:p><text:s text:c="3"/>38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5414" calcext:value-type="float">
            <text:p><text:s text:c="3"/>5,414</text:p>
          </table:table-cell>
          <table:table-cell table:style-name="ce168" office:value-type="float" office:value="3133" calcext:value-type="float">
            <text:p><text:s text:c="3"/>3,133</text:p>
          </table:table-cell>
          <table:table-cell table:style-name="ce168" office:value-type="float" office:value="2281" calcext:value-type="float">
            <text:p><text:s text:c="3"/>2,281</text:p>
          </table:table-cell>
          <table:table-cell table:style-name="ce168" office:value-type="float" office:value="4723" calcext:value-type="float">
            <text:p><text:s text:c="3"/>4,723</text:p>
          </table:table-cell>
          <table:table-cell table:style-name="ce168" office:value-type="float" office:value="3124" calcext:value-type="float">
            <text:p><text:s text:c="3"/>3,124</text:p>
          </table:table-cell>
          <table:table-cell table:style-name="ce168" office:value-type="float" office:value="1599" calcext:value-type="float">
            <text:p><text:s text:c="3"/>1,599</text:p>
          </table:table-cell>
          <table:table-cell table:style-name="ce168" office:value-type="float" office:value="691" calcext:value-type="float">
            <text:p><text:s text:c="3"/>691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6" office:value-type="float" office:value="682" calcext:value-type="float">
            <text:p><text:s text:c="3"/>68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74" office:value-type="float" office:value="57008" calcext:value-type="float">
            <text:p><text:s text:c="3"/>57,008</text:p>
          </table:table-cell>
          <table:table-cell table:style-name="ce174" office:value-type="float" office:value="55826" calcext:value-type="float">
            <text:p><text:s text:c="3"/>55,826</text:p>
          </table:table-cell>
          <table:table-cell table:style-name="ce174" office:value-type="float" office:value="55816" calcext:value-type="float">
            <text:p><text:s text:c="3"/>55,816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74" office:value-type="float" office:value="358" calcext:value-type="float">
            <text:p><text:s text:c="3"/>358</text:p>
          </table:table-cell>
          <table:table-cell table:style-name="ce174" office:value-type="float" office:value="96" calcext:value-type="float">
            <text:p><text:s text:c="3"/>96</text:p>
          </table:table-cell>
          <table:table-cell table:style-name="ce174" office:value-type="float" office:value="262" calcext:value-type="float">
            <text:p><text:s text:c="3"/>262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74" office:value-type="float" office:value="37" calcext:value-type="float">
            <text:p><text:s text:c="3"/>37</text:p>
          </table:table-cell>
          <table:table-cell table:style-name="ce174" office:value-type="float" office:value="774" calcext:value-type="float">
            <text:p><text:s text:c="3"/>774</text:p>
          </table:table-cell>
          <table:table-cell table:style-name="ce174" office:value-type="float" office:value="45" calcext:value-type="float">
            <text:p><text:s text:c="3"/>45</text:p>
          </table:table-cell>
          <table:table-cell table:style-name="ce174" office:value-type="float" office:value="729" calcext:value-type="float">
            <text:p><text:s text:c="3"/>729</text:p>
          </table:table-cell>
          <table:table-cell table:style-name="ce174" office:value-type="float" office:value="217" calcext:value-type="float">
            <text:p><text:s text:c="3"/>217</text:p>
          </table:table-cell>
          <table:table-cell table:style-name="ce174" office:value-type="float" office:value="39" calcext:value-type="float">
            <text:p><text:s text:c="3"/>39</text:p>
          </table:table-cell>
          <table:table-cell table:style-name="ce174" office:value-type="float" office:value="178" calcext:value-type="float">
            <text:p><text:s text:c="3"/>178</text:p>
          </table:table-cell>
          <table:table-cell table:style-name="ce174" office:value-type="float" office:value="557" calcext:value-type="float">
            <text:p><text:s text:c="3"/>557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212" office:value-type="float" office:value="551" calcext:value-type="float">
            <text:p><text:s text:c="3"/>55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75" office:value-type="float" office:value="57008" calcext:value-type="float">
            <text:p><text:s text:c="3"/>57,008</text:p>
          </table:table-cell>
          <table:table-cell table:style-name="ce175" office:value-type="float" office:value="44036" calcext:value-type="float">
            <text:p><text:s text:c="3"/>44,036</text:p>
          </table:table-cell>
          <table:table-cell table:style-name="ce175" office:value-type="float" office:value="44030" calcext:value-type="float">
            <text:p><text:s text:c="3"/>44,030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75" office:value-type="float" office:value="8270" calcext:value-type="float">
            <text:p><text:s text:c="3"/>8,270</text:p>
          </table:table-cell>
          <table:table-cell table:style-name="ce175" office:value-type="float" office:value="3723" calcext:value-type="float">
            <text:p><text:s text:c="3"/>3,723</text:p>
          </table:table-cell>
          <table:table-cell table:style-name="ce175" office:value-type="float" office:value="4547" calcext:value-type="float">
            <text:p><text:s text:c="3"/>4,547</text:p>
          </table:table-cell>
          <table:table-cell table:style-name="ce175" office:value-type="float" office:value="62" calcext:value-type="float">
            <text:p><text:s text:c="3"/>62</text:p>
          </table:table-cell>
          <table:table-cell table:style-name="ce175" office:value-type="float" office:value="25" calcext:value-type="float">
            <text:p><text:s text:c="3"/>25</text:p>
          </table:table-cell>
          <table:table-cell table:style-name="ce175" office:value-type="float" office:value="37" calcext:value-type="float">
            <text:p><text:s text:c="3"/>37</text:p>
          </table:table-cell>
          <table:table-cell table:style-name="ce175" office:value-type="float" office:value="4640" calcext:value-type="float">
            <text:p><text:s text:c="3"/>4,640</text:p>
          </table:table-cell>
          <table:table-cell table:style-name="ce175" office:value-type="float" office:value="3088" calcext:value-type="float">
            <text:p><text:s text:c="3"/>3,088</text:p>
          </table:table-cell>
          <table:table-cell table:style-name="ce175" office:value-type="float" office:value="1552" calcext:value-type="float">
            <text:p><text:s text:c="3"/>1,552</text:p>
          </table:table-cell>
          <table:table-cell table:style-name="ce175" office:value-type="float" office:value="4506" calcext:value-type="float">
            <text:p><text:s text:c="3"/>4,506</text:p>
          </table:table-cell>
          <table:table-cell table:style-name="ce175" office:value-type="float" office:value="3085" calcext:value-type="float">
            <text:p><text:s text:c="3"/>3,085</text:p>
          </table:table-cell>
          <table:table-cell table:style-name="ce175" office:value-type="float" office:value="1421" calcext:value-type="float">
            <text:p><text:s text:c="3"/>1,421</text:p>
          </table:table-cell>
          <table:table-cell table:style-name="ce175" office:value-type="float" office:value="134" calcext:value-type="float">
            <text:p><text:s text:c="3"/>134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213" office:value-type="float" office:value="131" calcext:value-type="float">
            <text:p><text:s text:c="3"/>13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65" office:value-type="string" calcext:value-type="string">
            <text:p>計</text:p>
          </table:table-cell>
          <table:table-cell table:style-name="ce168" office:value-type="float" office:value="111960" calcext:value-type="float">
            <text:p><text:s text:c="3"/>111,960</text:p>
          </table:table-cell>
          <table:table-cell table:style-name="ce168" office:value-type="float" office:value="98525" calcext:value-type="float">
            <text:p><text:s text:c="3"/>98,525</text:p>
          </table:table-cell>
          <table:table-cell table:style-name="ce168" office:value-type="float" office:value="98513" calcext:value-type="float">
            <text:p><text:s text:c="3"/>98,513</text:p>
          </table:table-cell>
          <table:table-cell table:style-name="ce168" office:value-type="float" office:value="12" calcext:value-type="float">
            <text:p><text:s text:c="3"/>12</text:p>
          </table:table-cell>
          <table:table-cell table:style-name="ce168" office:value-type="float" office:value="8110" calcext:value-type="float">
            <text:p><text:s text:c="3"/>8,110</text:p>
          </table:table-cell>
          <table:table-cell table:style-name="ce168" office:value-type="float" office:value="3409" calcext:value-type="float">
            <text:p><text:s text:c="3"/>3,409</text:p>
          </table:table-cell>
          <table:table-cell table:style-name="ce168" office:value-type="float" office:value="4701" calcext:value-type="float">
            <text:p><text:s text:c="3"/>4,701</text:p>
          </table:table-cell>
          <table:table-cell table:style-name="ce168" office:value-type="float" office:value="125" calcext:value-type="float">
            <text:p><text:s text:c="3"/>125</text:p>
          </table:table-cell>
          <table:table-cell table:style-name="ce168" office:value-type="float" office:value="41" calcext:value-type="float">
            <text:p><text:s text:c="3"/>41</text:p>
          </table:table-cell>
          <table:table-cell table:style-name="ce168" office:value-type="float" office:value="84" calcext:value-type="float">
            <text:p><text:s text:c="3"/>84</text:p>
          </table:table-cell>
          <table:table-cell table:style-name="ce168" office:value-type="float" office:value="5200" calcext:value-type="float">
            <text:p><text:s text:c="3"/>5,200</text:p>
          </table:table-cell>
          <table:table-cell table:style-name="ce168" office:value-type="float" office:value="2897" calcext:value-type="float">
            <text:p><text:s text:c="3"/>2,897</text:p>
          </table:table-cell>
          <table:table-cell table:style-name="ce168" office:value-type="float" office:value="2303" calcext:value-type="float">
            <text:p><text:s text:c="3"/>2,303</text:p>
          </table:table-cell>
          <table:table-cell table:style-name="ce168" office:value-type="float" office:value="4428" calcext:value-type="float">
            <text:p><text:s text:c="3"/>4,428</text:p>
          </table:table-cell>
          <table:table-cell table:style-name="ce168" office:value-type="float" office:value="2893" calcext:value-type="float">
            <text:p><text:s text:c="3"/>2,893</text:p>
          </table:table-cell>
          <table:table-cell table:style-name="ce168" office:value-type="float" office:value="1535" calcext:value-type="float">
            <text:p><text:s text:c="3"/>1,535</text:p>
          </table:table-cell>
          <table:table-cell table:style-name="ce168" office:value-type="float" office:value="772" calcext:value-type="float">
            <text:p><text:s text:c="3"/>772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206" office:value-type="float" office:value="768" calcext:value-type="float">
            <text:p><text:s text:c="3"/>76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176" office:value-type="float" office:value="55980" calcext:value-type="float">
            <text:p><text:s text:c="3"/>55,980</text:p>
          </table:table-cell>
          <table:table-cell table:style-name="ce176" office:value-type="float" office:value="54758" calcext:value-type="float">
            <text:p><text:s text:c="3"/>54,758</text:p>
          </table:table-cell>
          <table:table-cell table:style-name="ce176" office:value-type="float" office:value="54753" calcext:value-type="float">
            <text:p><text:s text:c="3"/>54,753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76" office:value-type="float" office:value="295" calcext:value-type="float">
            <text:p><text:s text:c="3"/>295</text:p>
          </table:table-cell>
          <table:table-cell table:style-name="ce176" office:value-type="float" office:value="48" calcext:value-type="float">
            <text:p><text:s text:c="3"/>48</text:p>
          </table:table-cell>
          <table:table-cell table:style-name="ce176" office:value-type="float" office:value="247" calcext:value-type="float">
            <text:p><text:s text:c="3"/>247</text:p>
          </table:table-cell>
          <table:table-cell table:style-name="ce176" office:value-type="float" office:value="69" calcext:value-type="float">
            <text:p><text:s text:c="3"/>69</text:p>
          </table:table-cell>
          <table:table-cell table:style-name="ce176" office:value-type="float" office:value="21" calcext:value-type="float">
            <text:p><text:s text:c="3"/>21</text:p>
          </table:table-cell>
          <table:table-cell table:style-name="ce176" office:value-type="float" office:value="48" calcext:value-type="float">
            <text:p><text:s text:c="3"/>48</text:p>
          </table:table-cell>
          <table:table-cell table:style-name="ce176" office:value-type="float" office:value="858" calcext:value-type="float">
            <text:p><text:s text:c="3"/>858</text:p>
          </table:table-cell>
          <table:table-cell table:style-name="ce176" office:value-type="float" office:value="26" calcext:value-type="float">
            <text:p><text:s text:c="3"/>26</text:p>
          </table:table-cell>
          <table:table-cell table:style-name="ce176" office:value-type="float" office:value="832" calcext:value-type="float">
            <text:p><text:s text:c="3"/>832</text:p>
          </table:table-cell>
          <table:table-cell table:style-name="ce176" office:value-type="float" office:value="212" calcext:value-type="float">
            <text:p><text:s text:c="3"/>212</text:p>
          </table:table-cell>
          <table:table-cell table:style-name="ce176" office:value-type="float" office:value="25" calcext:value-type="float">
            <text:p><text:s text:c="3"/>25</text:p>
          </table:table-cell>
          <table:table-cell table:style-name="ce176" office:value-type="float" office:value="187" calcext:value-type="float">
            <text:p><text:s text:c="3"/>187</text:p>
          </table:table-cell>
          <table:table-cell table:style-name="ce176" office:value-type="float" office:value="646" calcext:value-type="float">
            <text:p><text:s text:c="3"/>646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4" office:value-type="float" office:value="645" calcext:value-type="float">
            <text:p><text:s text:c="3"/>645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77" office:value-type="float" office:value="55980" calcext:value-type="float">
            <text:p><text:s text:c="3"/>55,980</text:p>
          </table:table-cell>
          <table:table-cell table:style-name="ce177" office:value-type="float" office:value="43767" calcext:value-type="float">
            <text:p><text:s text:c="3"/>43,767</text:p>
          </table:table-cell>
          <table:table-cell table:style-name="ce177" office:value-type="float" office:value="43760" calcext:value-type="float">
            <text:p><text:s text:c="3"/>43,760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77" office:value-type="float" office:value="7815" calcext:value-type="float">
            <text:p><text:s text:c="3"/>7,815</text:p>
          </table:table-cell>
          <table:table-cell table:style-name="ce177" office:value-type="float" office:value="3361" calcext:value-type="float">
            <text:p><text:s text:c="3"/>3,361</text:p>
          </table:table-cell>
          <table:table-cell table:style-name="ce177" office:value-type="float" office:value="4454" calcext:value-type="float">
            <text:p><text:s text:c="3"/>4,454</text:p>
          </table:table-cell>
          <table:table-cell table:style-name="ce177" office:value-type="float" office:value="56" calcext:value-type="float">
            <text:p><text:s text:c="3"/>56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4342" calcext:value-type="float">
            <text:p><text:s text:c="3"/>4,342</text:p>
          </table:table-cell>
          <table:table-cell table:style-name="ce177" office:value-type="float" office:value="2871" calcext:value-type="float">
            <text:p><text:s text:c="3"/>2,871</text:p>
          </table:table-cell>
          <table:table-cell table:style-name="ce177" office:value-type="float" office:value="1471" calcext:value-type="float">
            <text:p><text:s text:c="3"/>1,471</text:p>
          </table:table-cell>
          <table:table-cell table:style-name="ce177" office:value-type="float" office:value="4216" calcext:value-type="float">
            <text:p><text:s text:c="3"/>4,216</text:p>
          </table:table-cell>
          <table:table-cell table:style-name="ce177" office:value-type="float" office:value="2868" calcext:value-type="float">
            <text:p><text:s text:c="3"/>2,868</text:p>
          </table:table-cell>
          <table:table-cell table:style-name="ce177" office:value-type="float" office:value="1348" calcext:value-type="float">
            <text:p><text:s text:c="3"/>1,348</text:p>
          </table:table-cell>
          <table:table-cell table:style-name="ce177" office:value-type="float" office:value="126" calcext:value-type="float">
            <text:p><text:s text:c="3"/>126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215" office:value-type="float" office:value="123" calcext:value-type="float">
            <text:p><text:s text:c="3"/>123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65" office:value-type="string" calcext:value-type="string">
            <text:p>計</text:p>
          </table:table-cell>
          <table:table-cell table:style-name="ce178" office:value-type="float" office:value="107208" calcext:value-type="float">
            <text:p><text:s text:c="3"/>107,208</text:p>
          </table:table-cell>
          <table:table-cell table:style-name="ce178" office:value-type="float" office:value="95117" calcext:value-type="float">
            <text:p><text:s text:c="3"/>95,117</text:p>
          </table:table-cell>
          <table:table-cell table:style-name="ce178" office:value-type="float" office:value="95110" calcext:value-type="float">
            <text:p><text:s text:c="3"/>95,110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8" office:value-type="float" office:value="7144" calcext:value-type="float">
            <text:p><text:s text:c="3"/>7,144</text:p>
          </table:table-cell>
          <table:table-cell table:style-name="ce178" office:value-type="float" office:value="3034" calcext:value-type="float">
            <text:p><text:s text:c="3"/>3,034</text:p>
          </table:table-cell>
          <table:table-cell table:style-name="ce178" office:value-type="float" office:value="4110" calcext:value-type="float">
            <text:p><text:s text:c="3"/>4,110</text:p>
          </table:table-cell>
          <table:table-cell table:style-name="ce178" office:value-type="float" office:value="133" calcext:value-type="float">
            <text:p><text:s text:c="3"/>133</text:p>
          </table:table-cell>
          <table:table-cell table:style-name="ce178" office:value-type="float" office:value="43" calcext:value-type="float">
            <text:p><text:s text:c="3"/>43</text:p>
          </table:table-cell>
          <table:table-cell table:style-name="ce178" office:value-type="float" office:value="90" calcext:value-type="float">
            <text:p><text:s text:c="3"/>90</text:p>
          </table:table-cell>
          <table:table-cell table:style-name="ce178" office:value-type="float" office:value="4814" calcext:value-type="float">
            <text:p><text:s text:c="3"/>4,814</text:p>
          </table:table-cell>
          <table:table-cell table:style-name="ce178" office:value-type="float" office:value="2896" calcext:value-type="float">
            <text:p><text:s text:c="3"/>2,896</text:p>
          </table:table-cell>
          <table:table-cell table:style-name="ce178" office:value-type="float" office:value="1918" calcext:value-type="float">
            <text:p><text:s text:c="3"/>1,918</text:p>
          </table:table-cell>
          <table:table-cell table:style-name="ce178" office:value-type="float" office:value="4122" calcext:value-type="float">
            <text:p><text:s text:c="3"/>4,122</text:p>
          </table:table-cell>
          <table:table-cell table:style-name="ce178" office:value-type="float" office:value="2886" calcext:value-type="float">
            <text:p><text:s text:c="3"/>2,886</text:p>
          </table:table-cell>
          <table:table-cell table:style-name="ce178" office:value-type="float" office:value="1236" calcext:value-type="float">
            <text:p><text:s text:c="3"/>1,236</text:p>
          </table:table-cell>
          <table:table-cell table:style-name="ce178" office:value-type="float" office:value="692" calcext:value-type="float">
            <text:p><text:s text:c="3"/>692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216" office:value-type="float" office:value="682" calcext:value-type="float">
            <text:p><text:s text:c="3"/>68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176" office:value-type="float" office:value="53604" calcext:value-type="float">
            <text:p><text:s text:c="3"/>53,604</text:p>
          </table:table-cell>
          <table:table-cell table:style-name="ce176" office:value-type="float" office:value="52499" calcext:value-type="float">
            <text:p><text:s text:c="3"/>52,499</text:p>
          </table:table-cell>
          <table:table-cell table:style-name="ce176" office:value-type="float" office:value="52494" calcext:value-type="float">
            <text:p><text:s text:c="3"/>52,494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76" office:value-type="float" office:value="278" calcext:value-type="float">
            <text:p><text:s text:c="3"/>278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76" office:value-type="float" office:value="235" calcext:value-type="float">
            <text:p><text:s text:c="3"/>235</text:p>
          </table:table-cell>
          <table:table-cell table:style-name="ce176" office:value-type="float" office:value="59" calcext:value-type="float">
            <text:p><text:s text:c="3"/>59</text:p>
          </table:table-cell>
          <table:table-cell table:style-name="ce176" office:value-type="float" office:value="14" calcext:value-type="float">
            <text:p><text:s text:c="3"/>14</text:p>
          </table:table-cell>
          <table:table-cell table:style-name="ce176" office:value-type="float" office:value="45" calcext:value-type="float">
            <text:p><text:s text:c="3"/>45</text:p>
          </table:table-cell>
          <table:table-cell table:style-name="ce176" office:value-type="float" office:value="768" calcext:value-type="float">
            <text:p><text:s text:c="3"/>768</text:p>
          </table:table-cell>
          <table:table-cell table:style-name="ce176" office:value-type="float" office:value="22" calcext:value-type="float">
            <text:p><text:s text:c="3"/>22</text:p>
          </table:table-cell>
          <table:table-cell table:style-name="ce176" office:value-type="float" office:value="746" calcext:value-type="float">
            <text:p><text:s text:c="3"/>746</text:p>
          </table:table-cell>
          <table:table-cell table:style-name="ce176" office:value-type="float" office:value="193" calcext:value-type="float">
            <text:p><text:s text:c="3"/>193</text:p>
          </table:table-cell>
          <table:table-cell table:style-name="ce176" office:value-type="float" office:value="13" calcext:value-type="float">
            <text:p><text:s text:c="3"/>13</text:p>
          </table:table-cell>
          <table:table-cell table:style-name="ce176" office:value-type="float" office:value="180" calcext:value-type="float">
            <text:p><text:s text:c="3"/>180</text:p>
          </table:table-cell>
          <table:table-cell table:style-name="ce176" office:value-type="float" office:value="575" calcext:value-type="float">
            <text:p><text:s text:c="3"/>575</text:p>
          </table:table-cell>
          <table:table-cell table:style-name="ce176" office:value-type="float" office:value="9" calcext:value-type="float">
            <text:p><text:s text:c="3"/>9</text:p>
          </table:table-cell>
          <table:table-cell table:style-name="ce214" office:value-type="float" office:value="566" calcext:value-type="float">
            <text:p><text:s text:c="3"/>56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77" office:value-type="float" office:value="53604" calcext:value-type="float">
            <text:p><text:s text:c="3"/>53,604</text:p>
          </table:table-cell>
          <table:table-cell table:style-name="ce177" office:value-type="float" office:value="42618" calcext:value-type="float">
            <text:p><text:s text:c="3"/>42,618</text:p>
          </table:table-cell>
          <table:table-cell table:style-name="ce177" office:value-type="float" office:value="42616" calcext:value-type="float">
            <text:p><text:s text:c="3"/>42,616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866" calcext:value-type="float">
            <text:p><text:s text:c="3"/>6,866</text:p>
          </table:table-cell>
          <table:table-cell table:style-name="ce177" office:value-type="float" office:value="2991" calcext:value-type="float">
            <text:p><text:s text:c="3"/>2,991</text:p>
          </table:table-cell>
          <table:table-cell table:style-name="ce177" office:value-type="float" office:value="3875" calcext:value-type="float">
            <text:p><text:s text:c="3"/>3,875</text:p>
          </table:table-cell>
          <table:table-cell table:style-name="ce177" office:value-type="float" office:value="74" calcext:value-type="float">
            <text:p><text:s text:c="3"/>74</text:p>
          </table:table-cell>
          <table:table-cell table:style-name="ce177" office:value-type="float" office:value="29" calcext:value-type="float">
            <text:p><text:s text:c="3"/>29</text:p>
          </table:table-cell>
          <table:table-cell table:style-name="ce177" office:value-type="float" office:value="45" calcext:value-type="float">
            <text:p><text:s text:c="3"/>45</text:p>
          </table:table-cell>
          <table:table-cell table:style-name="ce177" office:value-type="float" office:value="4046" calcext:value-type="float">
            <text:p><text:s text:c="3"/>4,046</text:p>
          </table:table-cell>
          <table:table-cell table:style-name="ce177" office:value-type="float" office:value="2874" calcext:value-type="float">
            <text:p><text:s text:c="3"/>2,874</text:p>
          </table:table-cell>
          <table:table-cell table:style-name="ce177" office:value-type="float" office:value="1172" calcext:value-type="float">
            <text:p><text:s text:c="3"/>1,172</text:p>
          </table:table-cell>
          <table:table-cell table:style-name="ce177" office:value-type="float" office:value="3929" calcext:value-type="float">
            <text:p><text:s text:c="3"/>3,929</text:p>
          </table:table-cell>
          <table:table-cell table:style-name="ce177" office:value-type="float" office:value="2873" calcext:value-type="float">
            <text:p><text:s text:c="3"/>2,873</text:p>
          </table:table-cell>
          <table:table-cell table:style-name="ce177" office:value-type="float" office:value="1056" calcext:value-type="float">
            <text:p><text:s text:c="3"/>1,056</text:p>
          </table:table-cell>
          <table:table-cell table:style-name="ce177" office:value-type="float" office:value="117" calcext:value-type="float">
            <text:p><text:s text:c="3"/>117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5" office:value-type="float" office:value="116" calcext:value-type="float">
            <text:p><text:s text:c="3"/>11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64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56" office:value-type="float" office:value="94898" calcext:value-type="float">
            <text:p><text:s text:c="3"/>94,898</text:p>
          </table:table-cell>
          <table:table-cell table:style-name="ce56" office:value-type="float" office:value="94878" calcext:value-type="float">
            <text:p><text:s text:c="3"/>94,87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6735" calcext:value-type="float">
            <text:p><text:s text:c="3"/>6,735</text:p>
          </table:table-cell>
          <table:table-cell table:style-name="ce56" office:value-type="float" office:value="2807" calcext:value-type="float">
            <text:p><text:s text:c="3"/>2,807</text:p>
          </table:table-cell>
          <table:table-cell table:style-name="ce56" office:value-type="float" office:value="3928" calcext:value-type="float">
            <text:p><text:s text:c="3"/>3,92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2795" calcext:value-type="float">
            <text:p><text:s text:c="3"/>2,795</text:p>
          </table:table-cell>
          <table:table-cell table:style-name="ce56" office:value-type="float" office:value="1797" calcext:value-type="float">
            <text:p><text:s text:c="3"/>1,797</text:p>
          </table:table-cell>
          <table:table-cell table:style-name="ce56" office:value-type="float" office:value="3864" calcext:value-type="float">
            <text:p><text:s text:c="3"/>3,864</text:p>
          </table:table-cell>
          <table:table-cell table:style-name="ce56" office:value-type="float" office:value="2786" calcext:value-type="float">
            <text:p><text:s text:c="3"/>2,786</text:p>
          </table:table-cell>
          <table:table-cell table:style-name="ce56" office:value-type="float" office:value="1078" calcext:value-type="float">
            <text:p><text:s text:c="3"/>1,078</text:p>
          </table:table-cell>
          <table:table-cell table:style-name="ce56" office:value-type="float" office:value="728" calcext:value-type="float">
            <text:p><text:s text:c="3"/>728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13" office:value-type="float" office:value="719" calcext:value-type="float">
            <text:p><text:s text:c="3"/>719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52083" calcext:value-type="float">
            <text:p><text:s text:c="3"/>52,08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10" office:value-type="float" office:value="577" calcext:value-type="float">
            <text:p><text:s text:c="3"/>57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3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42795" calcext:value-type="float">
            <text:p><text:s text:c="3"/>42,79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2763" calcext:value-type="float">
            <text:p><text:s text:c="3"/>2,763</text:p>
          </table:table-cell>
          <table:table-cell table:style-name="ce52" office:value-type="float" office:value="3696" calcext:value-type="float">
            <text:p><text:s text:c="3"/>3,696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2774" calcext:value-type="float">
            <text:p><text:s text:c="3"/>2,774</text:p>
          </table:table-cell>
          <table:table-cell table:style-name="ce52" office:value-type="float" office:value="1058" calcext:value-type="float">
            <text:p><text:s text:c="3"/>1,058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2770" calcext:value-type="float">
            <text:p><text:s text:c="3"/>2,770</text:p>
          </table:table-cell>
          <table:table-cell table:style-name="ce52" office:value-type="float" office:value="916" calcext:value-type="float">
            <text:p><text:s text:c="3"/>91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64" office:value-type="string" calcext:value-type="string">
            <text:p>計</text:p>
          </table:table-cell>
          <table:table-cell table:style-name="ce57" office:value-type="float" office:value="106918" calcext:value-type="float">
            <text:p><text:s text:c="3"/>106,918</text:p>
          </table:table-cell>
          <table:table-cell table:style-name="ce57" office:value-type="float" office:value="95818" calcext:value-type="float">
            <text:p><text:s text:c="3"/>95,818</text:p>
          </table:table-cell>
          <table:table-cell table:style-name="ce57" office:value-type="float" office:value="95796" calcext:value-type="float">
            <text:p><text:s text:c="3"/>95,79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354" calcext:value-type="float">
            <text:p><text:s text:c="3"/>6,354</text:p>
          </table:table-cell>
          <table:table-cell table:style-name="ce57" office:value-type="float" office:value="2673" calcext:value-type="float">
            <text:p><text:s text:c="3"/>2,673</text:p>
          </table:table-cell>
          <table:table-cell table:style-name="ce57" office:value-type="float" office:value="3681" calcext:value-type="float">
            <text:p><text:s text:c="3"/>3,681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109" calcext:value-type="float">
            <text:p><text:s text:c="3"/>109</text:p>
          </table:table-cell>
          <table:table-cell table:style-name="ce57" office:value-type="float" office:value="4579" calcext:value-type="float">
            <text:p><text:s text:c="3"/>4,579</text:p>
          </table:table-cell>
          <table:table-cell table:style-name="ce57" office:value-type="float" office:value="2836" calcext:value-type="float">
            <text:p><text:s text:c="3"/>2,836</text:p>
          </table:table-cell>
          <table:table-cell table:style-name="ce57" office:value-type="float" office:value="1743" calcext:value-type="float">
            <text:p><text:s text:c="3"/>1,743</text:p>
          </table:table-cell>
          <table:table-cell table:style-name="ce57" office:value-type="float" office:value="3923" calcext:value-type="float">
            <text:p><text:s text:c="3"/>3,923</text:p>
          </table:table-cell>
          <table:table-cell table:style-name="ce57" office:value-type="float" office:value="2817" calcext:value-type="float">
            <text:p><text:s text:c="3"/>2,817</text:p>
          </table:table-cell>
          <table:table-cell table:style-name="ce57" office:value-type="float" office:value="1106" calcext:value-type="float">
            <text:p><text:s text:c="3"/>1,106</text:p>
          </table:table-cell>
          <table:table-cell table:style-name="ce57" office:value-type="float" office:value="656" calcext:value-type="float">
            <text:p><text:s text:c="3"/>65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4" office:value-type="float" office:value="637" calcext:value-type="float">
            <text:p><text:s text:c="3"/>63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4" office:value-type="string" calcext:value-type="string">
            <text:p>男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52385" calcext:value-type="float">
            <text:p><text:s text:c="3"/>52,385</text:p>
          </table:table-cell>
          <table:table-cell table:style-name="ce58" office:value-type="float" office:value="52369" calcext:value-type="float">
            <text:p><text:s text:c="3"/>52,369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691" calcext:value-type="float">
            <text:p><text:s text:c="3"/>691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535" calcext:value-type="float">
            <text:p><text:s text:c="3"/>5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115" office:value-type="float" office:value="522" calcext:value-type="float">
            <text:p><text:s text:c="3"/>52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3" office:value-type="string" calcext:value-type="string">
            <text:p>女</text:p>
          </table:table-cell>
          <table:table-cell table:style-name="ce59" office:value-type="float" office:value="53459" calcext:value-type="float">
            <text:p><text:s text:c="3"/>53,459</text:p>
          </table:table-cell>
          <table:table-cell table:style-name="ce59" office:value-type="float" office:value="43433" calcext:value-type="float">
            <text:p><text:s text:c="3"/>43,433</text:p>
          </table:table-cell>
          <table:table-cell table:style-name="ce59" office:value-type="float" office:value="43427" calcext:value-type="float">
            <text:p><text:s text:c="3"/>43,427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6098" calcext:value-type="float">
            <text:p><text:s text:c="3"/>6,098</text:p>
          </table:table-cell>
          <table:table-cell table:style-name="ce59" office:value-type="float" office:value="2629" calcext:value-type="float">
            <text:p><text:s text:c="3"/>2,629</text:p>
          </table:table-cell>
          <table:table-cell table:style-name="ce59" office:value-type="float" office:value="3469" calcext:value-type="float">
            <text:p><text:s text:c="3"/>3,46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59" office:value-type="float" office:value="3849" calcext:value-type="float">
            <text:p><text:s text:c="3"/>3,849</text:p>
          </table:table-cell>
          <table:table-cell table:style-name="ce59" office:value-type="float" office:value="2797" calcext:value-type="float">
            <text:p><text:s text:c="3"/>2,797</text:p>
          </table:table-cell>
          <table:table-cell table:style-name="ce59" office:value-type="float" office:value="1052" calcext:value-type="float">
            <text:p><text:s text:c="3"/>1,052</text:p>
          </table:table-cell>
          <table:table-cell table:style-name="ce59" office:value-type="float" office:value="3728" calcext:value-type="float">
            <text:p><text:s text:c="3"/>3,728</text:p>
          </table:table-cell>
          <table:table-cell table:style-name="ce59" office:value-type="float" office:value="2791" calcext:value-type="float">
            <text:p><text:s text:c="3"/>2,791</text:p>
          </table:table-cell>
          <table:table-cell table:style-name="ce59" office:value-type="float" office:value="937" calcext:value-type="float">
            <text:p><text:s text:c="3"/>937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9832" calcext:value-type="float">
            <text:p><text:s text:c="3"/>9,832</text:p>
          </table:table-cell>
          <table:table-cell table:style-name="ce179" office:value-type="float" office:value="8817" calcext:value-type="float">
            <text:p><text:s text:c="3"/>8,817</text:p>
          </table:table-cell>
          <table:table-cell table:style-name="ce179" office:value-type="float" office:value="8815" calcext:value-type="float">
            <text:p><text:s text:c="3"/>8,815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565" calcext:value-type="float">
            <text:p><text:s text:c="3"/>565</text:p>
          </table:table-cell>
          <table:table-cell table:style-name="ce179" office:value-type="float" office:value="247" calcext:value-type="float">
            <text:p><text:s text:c="3"/>247</text:p>
          </table:table-cell>
          <table:table-cell table:style-name="ce179" office:value-type="float" office:value="318" calcext:value-type="float">
            <text:p><text:s text:c="3"/>318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441" calcext:value-type="float">
            <text:p><text:s text:c="3"/>441</text:p>
          </table:table-cell>
          <table:table-cell table:style-name="ce179" office:value-type="float" office:value="265" calcext:value-type="float">
            <text:p><text:s text:c="3"/>265</text:p>
          </table:table-cell>
          <table:table-cell table:style-name="ce179" office:value-type="float" office:value="176" calcext:value-type="float">
            <text:p><text:s text:c="3"/>176</text:p>
          </table:table-cell>
          <table:table-cell table:style-name="ce179" office:value-type="float" office:value="376" calcext:value-type="float">
            <text:p><text:s text:c="3"/>376</text:p>
          </table:table-cell>
          <table:table-cell table:style-name="ce179" office:value-type="float" office:value="262" calcext:value-type="float">
            <text:p><text:s text:c="3"/>262</text:p>
          </table:table-cell>
          <table:table-cell table:style-name="ce179" office:value-type="float" office:value="114" calcext:value-type="float">
            <text:p><text:s text:c="3"/>114</text:p>
          </table:table-cell>
          <table:table-cell table:style-name="ce179" office:value-type="float" office:value="65" calcext:value-type="float">
            <text:p><text:s text:c="3"/>65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217" office:value-type="float" office:value="62" calcext:value-type="float">
            <text:p><text:s text:c="3"/>6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916" calcext:value-type="float">
            <text:p><text:s text:c="3"/>4,916</text:p>
          </table:table-cell>
          <table:table-cell table:style-name="ce189" office:value-type="float" office:value="4813" calcext:value-type="float">
            <text:p><text:s text:c="3"/>4,813</text:p>
          </table:table-cell>
          <table:table-cell table:style-name="ce61" office:value-type="float" office:value="4812" calcext:value-type="float">
            <text:p><text:s text:c="3"/>4,81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193" office:value-type="float" office:value="4" calcext:value-type="float">
            <text:p><text:s text:c="3"/>4</text:p>
          </table:table-cell>
          <table:table-cell table:style-name="ce182" office:value-type="float" office:value="75" calcext:value-type="float">
            <text:p><text:s text:c="3"/>75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70" calcext:value-type="float">
            <text:p><text:s text:c="3"/>70</text:p>
          </table:table-cell>
          <table:table-cell table:style-name="ce182" office:value-type="float" office:value="20" calcext:value-type="float">
            <text:p><text:s text:c="3"/>20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55" calcext:value-type="float">
            <text:p><text:s text:c="3"/>55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218" office:value-type="float" office:value="53" calcext:value-type="float">
            <text:p><text:s text:c="3"/>53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916" calcext:value-type="float">
            <text:p><text:s text:c="3"/>4,916</text:p>
          </table:table-cell>
          <table:table-cell table:style-name="ce190" office:value-type="float" office:value="4004" calcext:value-type="float">
            <text:p><text:s text:c="3"/>4,004</text:p>
          </table:table-cell>
          <table:table-cell table:style-name="ce62" office:value-type="float" office:value="4003" calcext:value-type="float">
            <text:p><text:s text:c="3"/>4,00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41" calcext:value-type="float">
            <text:p><text:s text:c="3"/>541</text:p>
          </table:table-cell>
          <table:table-cell table:style-name="ce62" office:value-type="float" office:value="242" calcext:value-type="float">
            <text:p><text:s text:c="3"/>242</text:p>
          </table:table-cell>
          <table:table-cell table:style-name="ce62" office:value-type="float" office:value="299" calcext:value-type="float">
            <text:p><text:s text:c="3"/>299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183" office:value-type="float" office:value="366" calcext:value-type="float">
            <text:p><text:s text:c="3"/>366</text:p>
          </table:table-cell>
          <table:table-cell table:style-name="ce183" office:value-type="float" office:value="260" calcext:value-type="float">
            <text:p><text:s text:c="3"/>260</text:p>
          </table:table-cell>
          <table:table-cell table:style-name="ce183" office:value-type="float" office:value="106" calcext:value-type="float">
            <text:p><text:s text:c="3"/>106</text:p>
          </table:table-cell>
          <table:table-cell table:style-name="ce183" office:value-type="float" office:value="356" calcext:value-type="float">
            <text:p><text:s text:c="3"/>356</text:p>
          </table:table-cell>
          <table:table-cell table:style-name="ce183" office:value-type="float" office:value="259" calcext:value-type="float">
            <text:p><text:s text:c="3"/>259</text:p>
          </table:table-cell>
          <table:table-cell table:style-name="ce183" office:value-type="float" office:value="97" calcext:value-type="float">
            <text:p><text:s text:c="3"/>97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9" calcext:value-type="float">
            <text:p><text:s text:c="3"/>9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66" office:value-type="string" calcext:value-type="string">
            <text:p>計</text:p>
          </table:table-cell>
          <table:table-cell table:style-name="ce179" office:value-type="float" office:value="8868" calcext:value-type="float">
            <text:p><text:s text:c="3"/>8,868</text:p>
          </table:table-cell>
          <table:table-cell table:style-name="ce179" office:value-type="float" office:value="7851" calcext:value-type="float">
            <text:p><text:s text:c="3"/>7,851</text:p>
          </table:table-cell>
          <table:table-cell table:style-name="ce179" office:value-type="float" office:value="7850" calcext:value-type="float">
            <text:p><text:s text:c="3"/>7,85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84" calcext:value-type="float">
            <text:p><text:s text:c="3"/>584</text:p>
          </table:table-cell>
          <table:table-cell table:style-name="ce179" office:value-type="float" office:value="237" calcext:value-type="float">
            <text:p><text:s text:c="3"/>237</text:p>
          </table:table-cell>
          <table:table-cell table:style-name="ce179" office:value-type="float" office:value="347" calcext:value-type="float">
            <text:p><text:s text:c="3"/>347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417" calcext:value-type="float">
            <text:p><text:s text:c="3"/>417</text:p>
          </table:table-cell>
          <table:table-cell table:style-name="ce179" office:value-type="float" office:value="244" calcext:value-type="float">
            <text:p><text:s text:c="3"/>244</text:p>
          </table:table-cell>
          <table:table-cell table:style-name="ce179" office:value-type="float" office:value="173" calcext:value-type="float">
            <text:p><text:s text:c="3"/>173</text:p>
          </table:table-cell>
          <table:table-cell table:style-name="ce179" office:value-type="float" office:value="346" calcext:value-type="float">
            <text:p><text:s text:c="3"/>346</text:p>
          </table:table-cell>
          <table:table-cell table:style-name="ce179" office:value-type="float" office:value="243" calcext:value-type="float">
            <text:p><text:s text:c="3"/>243</text:p>
          </table:table-cell>
          <table:table-cell table:style-name="ce179" office:value-type="float" office:value="103" calcext:value-type="float">
            <text:p><text:s text:c="3"/>103</text:p>
          </table:table-cell>
          <table:table-cell table:style-name="ce179" office:value-type="float" office:value="71" calcext:value-type="float">
            <text:p><text:s text:c="3"/>71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7" office:value-type="float" office:value="70" calcext:value-type="float">
            <text:p><text:s text:c="3"/>7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434" calcext:value-type="float">
            <text:p><text:s text:c="3"/>4,434</text:p>
          </table:table-cell>
          <table:table-cell table:style-name="ce189" office:value-type="float" office:value="4327" calcext:value-type="float">
            <text:p><text:s text:c="3"/>4,327</text:p>
          </table:table-cell>
          <table:table-cell table:style-name="ce61" office:value-type="float" office:value="4327" calcext:value-type="float">
            <text:p><text:s text:c="3"/>4,32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182" office:value-type="float" office:value="74" calcext:value-type="float">
            <text:p><text:s text:c="3"/>74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72" calcext:value-type="float">
            <text:p><text:s text:c="3"/>72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5" calcext:value-type="float">
            <text:p><text:s text:c="3"/>15</text:p>
          </table:table-cell>
          <table:table-cell table:style-name="ce182" office:value-type="float" office:value="58" calcext:value-type="float">
            <text:p><text:s text:c="3"/>58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57" calcext:value-type="float">
            <text:p><text:s text:c="3"/>5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434" calcext:value-type="float">
            <text:p><text:s text:c="3"/>4,434</text:p>
          </table:table-cell>
          <table:table-cell table:style-name="ce190" office:value-type="float" office:value="3524" calcext:value-type="float">
            <text:p><text:s text:c="3"/>3,524</text:p>
          </table:table-cell>
          <table:table-cell table:style-name="ce62" office:value-type="float" office:value="3523" calcext:value-type="float">
            <text:p><text:s text:c="3"/>3,52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59" calcext:value-type="float">
            <text:p><text:s text:c="3"/>559</text:p>
          </table:table-cell>
          <table:table-cell table:style-name="ce62" office:value-type="float" office:value="235" calcext:value-type="float">
            <text:p><text:s text:c="3"/>235</text:p>
          </table:table-cell>
          <table:table-cell table:style-name="ce62" office:value-type="float" office:value="324" calcext:value-type="float">
            <text:p><text:s text:c="3"/>324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183" office:value-type="float" office:value="343" calcext:value-type="float">
            <text:p><text:s text:c="3"/>343</text:p>
          </table:table-cell>
          <table:table-cell table:style-name="ce183" office:value-type="float" office:value="242" calcext:value-type="float">
            <text:p><text:s text:c="3"/>242</text:p>
          </table:table-cell>
          <table:table-cell table:style-name="ce183" office:value-type="float" office:value="101" calcext:value-type="float">
            <text:p><text:s text:c="3"/>101</text:p>
          </table:table-cell>
          <table:table-cell table:style-name="ce183" office:value-type="float" office:value="330" calcext:value-type="float">
            <text:p><text:s text:c="3"/>330</text:p>
          </table:table-cell>
          <table:table-cell table:style-name="ce183" office:value-type="float" office:value="242" calcext:value-type="float">
            <text:p><text:s text:c="3"/>242</text:p>
          </table:table-cell>
          <table:table-cell table:style-name="ce183" office:value-type="float" office:value="88" calcext:value-type="float">
            <text:p><text:s text:c="3"/>88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13" calcext:value-type="float">
            <text:p><text:s text:c="3"/>13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9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8902" calcext:value-type="float">
            <text:p><text:s text:c="3"/>8,902</text:p>
          </table:table-cell>
          <table:table-cell table:style-name="ce179" office:value-type="float" office:value="7948" calcext:value-type="float">
            <text:p><text:s text:c="3"/>7,948</text:p>
          </table:table-cell>
          <table:table-cell table:style-name="ce179" office:value-type="float" office:value="7945" calcext:value-type="float">
            <text:p><text:s text:c="3"/>7,945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551" calcext:value-type="float">
            <text:p><text:s text:c="3"/>551</text:p>
          </table:table-cell>
          <table:table-cell table:style-name="ce179" office:value-type="float" office:value="236" calcext:value-type="float">
            <text:p><text:s text:c="3"/>236</text:p>
          </table:table-cell>
          <table:table-cell table:style-name="ce179" office:value-type="float" office:value="315" calcext:value-type="float">
            <text:p><text:s text:c="3"/>315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391" calcext:value-type="float">
            <text:p><text:s text:c="3"/>391</text:p>
          </table:table-cell>
          <table:table-cell table:style-name="ce179" office:value-type="float" office:value="248" calcext:value-type="float">
            <text:p><text:s text:c="3"/>248</text:p>
          </table:table-cell>
          <table:table-cell table:style-name="ce179" office:value-type="float" office:value="143" calcext:value-type="float">
            <text:p><text:s text:c="3"/>143</text:p>
          </table:table-cell>
          <table:table-cell table:style-name="ce179" office:value-type="float" office:value="331" calcext:value-type="float">
            <text:p><text:s text:c="3"/>331</text:p>
          </table:table-cell>
          <table:table-cell table:style-name="ce179" office:value-type="float" office:value="246" calcext:value-type="float">
            <text:p><text:s text:c="3"/>246</text:p>
          </table:table-cell>
          <table:table-cell table:style-name="ce179" office:value-type="float" office:value="85" calcext:value-type="float">
            <text:p><text:s text:c="3"/>85</text:p>
          </table:table-cell>
          <table:table-cell table:style-name="ce179" office:value-type="float" office:value="60" calcext:value-type="float">
            <text:p><text:s text:c="3"/>60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217" office:value-type="float" office:value="58" calcext:value-type="float">
            <text:p><text:s text:c="3"/>5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451" calcext:value-type="float">
            <text:p><text:s text:c="3"/>4,451</text:p>
          </table:table-cell>
          <table:table-cell table:style-name="ce189" office:value-type="float" office:value="4366" calcext:value-type="float">
            <text:p><text:s text:c="3"/>4,366</text:p>
          </table:table-cell>
          <table:table-cell table:style-name="ce61" office:value-type="float" office:value="4364" calcext:value-type="float">
            <text:p><text:s text:c="3"/>4,36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93" office:value-type="float" office:value="7" calcext:value-type="float">
            <text:p><text:s text:c="3"/>7</text:p>
          </table:table-cell>
          <table:table-cell table:style-name="ce182" office:value-type="float" office:value="55" calcext:value-type="float">
            <text:p><text:s text:c="3"/>55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50" calcext:value-type="float">
            <text:p><text:s text:c="3"/>50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182" office:value-type="float" office:value="42" calcext:value-type="float">
            <text:p><text:s text:c="3"/>42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41" calcext:value-type="float">
            <text:p><text:s text:c="3"/>4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451" calcext:value-type="float">
            <text:p><text:s text:c="3"/>4,451</text:p>
          </table:table-cell>
          <table:table-cell table:style-name="ce190" office:value-type="float" office:value="3582" calcext:value-type="float">
            <text:p><text:s text:c="3"/>3,582</text:p>
          </table:table-cell>
          <table:table-cell table:style-name="ce62" office:value-type="float" office:value="3581" calcext:value-type="float">
            <text:p><text:s text:c="3"/>3,581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62" office:value-type="float" office:value="233" calcext:value-type="float">
            <text:p><text:s text:c="3"/>233</text:p>
          </table:table-cell>
          <table:table-cell table:style-name="ce62" office:value-type="float" office:value="296" calcext:value-type="float">
            <text:p><text:s text:c="3"/>296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94" office:value-type="float" office:value="2" calcext:value-type="float">
            <text:p><text:s text:c="3"/>2</text:p>
          </table:table-cell>
          <table:table-cell table:style-name="ce183" office:value-type="float" office:value="336" calcext:value-type="float">
            <text:p><text:s text:c="3"/>336</text:p>
          </table:table-cell>
          <table:table-cell table:style-name="ce183" office:value-type="float" office:value="243" calcext:value-type="float">
            <text:p><text:s text:c="3"/>243</text:p>
          </table:table-cell>
          <table:table-cell table:style-name="ce183" office:value-type="float" office:value="93" calcext:value-type="float">
            <text:p><text:s text:c="3"/>93</text:p>
          </table:table-cell>
          <table:table-cell table:style-name="ce183" office:value-type="float" office:value="318" calcext:value-type="float">
            <text:p><text:s text:c="3"/>318</text:p>
          </table:table-cell>
          <table:table-cell table:style-name="ce183" office:value-type="float" office:value="242" calcext:value-type="float">
            <text:p><text:s text:c="3"/>242</text:p>
          </table:table-cell>
          <table:table-cell table:style-name="ce183" office:value-type="float" office:value="76" calcext:value-type="float">
            <text:p><text:s text:c="3"/>76</text:p>
          </table:table-cell>
          <table:table-cell table:style-name="ce183" office:value-type="float" office:value="18" calcext:value-type="float">
            <text:p><text:s text:c="3"/>18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17" calcext:value-type="float">
            <text:p><text:s text:c="3"/>1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9464" calcext:value-type="float">
            <text:p><text:s text:c="3"/>9,464</text:p>
          </table:table-cell>
          <table:table-cell table:style-name="ce179" office:value-type="float" office:value="8473" calcext:value-type="float">
            <text:p><text:s text:c="3"/>8,473</text:p>
          </table:table-cell>
          <table:table-cell table:style-name="ce179" office:value-type="float" office:value="8472" calcext:value-type="float">
            <text:p><text:s text:c="3"/>8,472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77" calcext:value-type="float">
            <text:p><text:s text:c="3"/>577</text:p>
          </table:table-cell>
          <table:table-cell table:style-name="ce179" office:value-type="float" office:value="240" calcext:value-type="float">
            <text:p><text:s text:c="3"/>240</text:p>
          </table:table-cell>
          <table:table-cell table:style-name="ce179" office:value-type="float" office:value="337" calcext:value-type="float">
            <text:p><text:s text:c="3"/>337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397" calcext:value-type="float">
            <text:p><text:s text:c="3"/>397</text:p>
          </table:table-cell>
          <table:table-cell table:style-name="ce179" office:value-type="float" office:value="247" calcext:value-type="float">
            <text:p><text:s text:c="3"/>247</text:p>
          </table:table-cell>
          <table:table-cell table:style-name="ce179" office:value-type="float" office:value="150" calcext:value-type="float">
            <text:p><text:s text:c="3"/>150</text:p>
          </table:table-cell>
          <table:table-cell table:style-name="ce179" office:value-type="float" office:value="351" calcext:value-type="float">
            <text:p><text:s text:c="3"/>351</text:p>
          </table:table-cell>
          <table:table-cell table:style-name="ce179" office:value-type="float" office:value="247" calcext:value-type="float">
            <text:p><text:s text:c="3"/>247</text:p>
          </table:table-cell>
          <table:table-cell table:style-name="ce179" office:value-type="float" office:value="104" calcext:value-type="float">
            <text:p><text:s text:c="3"/>104</text:p>
          </table:table-cell>
          <table:table-cell table:style-name="ce179" office:value-type="float" office:value="46" calcext:value-type="float">
            <text:p><text:s text:c="3"/>46</text:p>
          </table:table-cell>
          <table:table-cell table:style-name="ce179" office:value-type="float" office:value="0" calcext:value-type="float">
            <text:p>—</text:p>
          </table:table-cell>
          <table:table-cell table:style-name="ce217" office:value-type="float" office:value="46" calcext:value-type="float">
            <text:p><text:s text:c="3"/>4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732" calcext:value-type="float">
            <text:p><text:s text:c="3"/>4,732</text:p>
          </table:table-cell>
          <table:table-cell table:style-name="ce189" office:value-type="float" office:value="4651" calcext:value-type="float">
            <text:p><text:s text:c="3"/>4,651</text:p>
          </table:table-cell>
          <table:table-cell table:style-name="ce61" office:value-type="float" office:value="4650" calcext:value-type="float">
            <text:p><text:s text:c="3"/>4,650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93" office:value-type="float" office:value="7" calcext:value-type="float">
            <text:p><text:s text:c="3"/>7</text:p>
          </table:table-cell>
          <table:table-cell table:style-name="ce182" office:value-type="float" office:value="50" calcext:value-type="float">
            <text:p><text:s text:c="3"/>50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49" calcext:value-type="float">
            <text:p><text:s text:c="3"/>49</text:p>
          </table:table-cell>
          <table:table-cell table:style-name="ce182" office:value-type="float" office:value="12" calcext:value-type="float">
            <text:p><text:s text:c="3"/>12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1" calcext:value-type="float">
            <text:p><text:s text:c="3"/>11</text:p>
          </table:table-cell>
          <table:table-cell table:style-name="ce182" office:value-type="float" office:value="38" calcext:value-type="float">
            <text:p><text:s text:c="3"/>38</text:p>
          </table:table-cell>
          <table:table-cell table:style-name="ce182" office:value-type="float" office:value="0" calcext:value-type="float">
            <text:p>—</text:p>
          </table:table-cell>
          <table:table-cell table:style-name="ce218" office:value-type="float" office:value="38" calcext:value-type="float">
            <text:p><text:s text:c="3"/>3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732" calcext:value-type="float">
            <text:p><text:s text:c="3"/>4,732</text:p>
          </table:table-cell>
          <table:table-cell table:style-name="ce190" office:value-type="float" office:value="3822" calcext:value-type="float">
            <text:p><text:s text:c="3"/>3,822</text:p>
          </table:table-cell>
          <table:table-cell table:style-name="ce62" office:value-type="float" office:value="3822" calcext:value-type="float">
            <text:p><text:s text:c="3"/>3,82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58" calcext:value-type="float">
            <text:p><text:s text:c="3"/>558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321" calcext:value-type="float">
            <text:p><text:s text:c="3"/>321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62" office:value-type="float" office:value="0" calcext:value-type="float">
            <text:p>—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183" office:value-type="float" office:value="347" calcext:value-type="float">
            <text:p><text:s text:c="3"/>347</text:p>
          </table:table-cell>
          <table:table-cell table:style-name="ce183" office:value-type="float" office:value="246" calcext:value-type="float">
            <text:p><text:s text:c="3"/>246</text:p>
          </table:table-cell>
          <table:table-cell table:style-name="ce183" office:value-type="float" office:value="101" calcext:value-type="float">
            <text:p><text:s text:c="3"/>101</text:p>
          </table:table-cell>
          <table:table-cell table:style-name="ce183" office:value-type="float" office:value="339" calcext:value-type="float">
            <text:p><text:s text:c="3"/>339</text:p>
          </table:table-cell>
          <table:table-cell table:style-name="ce183" office:value-type="float" office:value="246" calcext:value-type="float">
            <text:p><text:s text:c="3"/>246</text:p>
          </table:table-cell>
          <table:table-cell table:style-name="ce183" office:value-type="float" office:value="93" calcext:value-type="float">
            <text:p><text:s text:c="3"/>93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8" calcext:value-type="float">
            <text:p><text:s text:c="3"/>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10170" calcext:value-type="float">
            <text:p><text:s text:c="3"/>10,170</text:p>
          </table:table-cell>
          <table:table-cell table:style-name="ce179" office:value-type="float" office:value="9167" calcext:value-type="float">
            <text:p><text:s text:c="3"/>9,167</text:p>
          </table:table-cell>
          <table:table-cell table:style-name="ce179" office:value-type="float" office:value="9165" calcext:value-type="float">
            <text:p><text:s text:c="3"/>9,165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552" calcext:value-type="float">
            <text:p><text:s text:c="3"/>552</text:p>
          </table:table-cell>
          <table:table-cell table:style-name="ce179" office:value-type="float" office:value="227" calcext:value-type="float">
            <text:p><text:s text:c="3"/>227</text:p>
          </table:table-cell>
          <table:table-cell table:style-name="ce179" office:value-type="float" office:value="325" calcext:value-type="float">
            <text:p><text:s text:c="3"/>325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438" calcext:value-type="float">
            <text:p><text:s text:c="3"/>438</text:p>
          </table:table-cell>
          <table:table-cell table:style-name="ce179" office:value-type="float" office:value="268" calcext:value-type="float">
            <text:p><text:s text:c="3"/>268</text:p>
          </table:table-cell>
          <table:table-cell table:style-name="ce179" office:value-type="float" office:value="170" calcext:value-type="float">
            <text:p><text:s text:c="3"/>170</text:p>
          </table:table-cell>
          <table:table-cell table:style-name="ce179" office:value-type="float" office:value="368" calcext:value-type="float">
            <text:p><text:s text:c="3"/>368</text:p>
          </table:table-cell>
          <table:table-cell table:style-name="ce179" office:value-type="float" office:value="268" calcext:value-type="float">
            <text:p><text:s text:c="3"/>268</text:p>
          </table:table-cell>
          <table:table-cell table:style-name="ce179" office:value-type="float" office:value="100" calcext:value-type="float">
            <text:p><text:s text:c="3"/>100</text:p>
          </table:table-cell>
          <table:table-cell table:style-name="ce179" office:value-type="float" office:value="70" calcext:value-type="float">
            <text:p><text:s text:c="3"/>70</text:p>
          </table:table-cell>
          <table:table-cell table:style-name="ce179" office:value-type="float" office:value="0" calcext:value-type="float">
            <text:p>—</text:p>
          </table:table-cell>
          <table:table-cell table:style-name="ce217" office:value-type="float" office:value="70" calcext:value-type="float">
            <text:p><text:s text:c="3"/>7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5085" calcext:value-type="float">
            <text:p><text:s text:c="3"/>5,085</text:p>
          </table:table-cell>
          <table:table-cell table:style-name="ce189" office:value-type="float" office:value="4984" calcext:value-type="float">
            <text:p><text:s text:c="3"/>4,984</text:p>
          </table:table-cell>
          <table:table-cell table:style-name="ce61" office:value-type="float" office:value="4982" calcext:value-type="float">
            <text:p><text:s text:c="3"/>4,98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182" office:value-type="float" office:value="73" calcext:value-type="float">
            <text:p><text:s text:c="3"/>7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70" calcext:value-type="float">
            <text:p><text:s text:c="3"/>70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56" calcext:value-type="float">
            <text:p><text:s text:c="3"/>56</text:p>
          </table:table-cell>
          <table:table-cell table:style-name="ce182" office:value-type="float" office:value="0" calcext:value-type="float">
            <text:p>—</text:p>
          </table:table-cell>
          <table:table-cell table:style-name="ce218" office:value-type="float" office:value="56" calcext:value-type="float">
            <text:p><text:s text:c="3"/>5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5085" calcext:value-type="float">
            <text:p><text:s text:c="3"/>5,085</text:p>
          </table:table-cell>
          <table:table-cell table:style-name="ce190" office:value-type="float" office:value="4183" calcext:value-type="float">
            <text:p><text:s text:c="3"/>4,183</text:p>
          </table:table-cell>
          <table:table-cell table:style-name="ce62" office:value-type="float" office:value="4183" calcext:value-type="float">
            <text:p><text:s text:c="3"/>4,18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30" calcext:value-type="float">
            <text:p><text:s text:c="3"/>530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309" calcext:value-type="float">
            <text:p><text:s text:c="3"/>309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183" office:value-type="float" office:value="365" calcext:value-type="float">
            <text:p><text:s text:c="3"/>365</text:p>
          </table:table-cell>
          <table:table-cell table:style-name="ce183" office:value-type="float" office:value="265" calcext:value-type="float">
            <text:p><text:s text:c="3"/>265</text:p>
          </table:table-cell>
          <table:table-cell table:style-name="ce183" office:value-type="float" office:value="100" calcext:value-type="float">
            <text:p><text:s text:c="3"/>100</text:p>
          </table:table-cell>
          <table:table-cell table:style-name="ce183" office:value-type="float" office:value="351" calcext:value-type="float">
            <text:p><text:s text:c="3"/>351</text:p>
          </table:table-cell>
          <table:table-cell table:style-name="ce183" office:value-type="float" office:value="265" calcext:value-type="float">
            <text:p><text:s text:c="3"/>265</text:p>
          </table:table-cell>
          <table:table-cell table:style-name="ce183" office:value-type="float" office:value="86" calcext:value-type="float">
            <text:p><text:s text:c="3"/>86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14" calcext:value-type="float">
            <text:p><text:s text:c="3"/>14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9020" calcext:value-type="float">
            <text:p><text:s text:c="3"/>9,020</text:p>
          </table:table-cell>
          <table:table-cell table:style-name="ce179" office:value-type="float" office:value="8101" calcext:value-type="float">
            <text:p><text:s text:c="3"/>8,101</text:p>
          </table:table-cell>
          <table:table-cell table:style-name="ce179" office:value-type="float" office:value="8098" calcext:value-type="float">
            <text:p><text:s text:c="3"/>8,098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556" calcext:value-type="float">
            <text:p><text:s text:c="3"/>556</text:p>
          </table:table-cell>
          <table:table-cell table:style-name="ce179" office:value-type="float" office:value="232" calcext:value-type="float">
            <text:p><text:s text:c="3"/>232</text:p>
          </table:table-cell>
          <table:table-cell table:style-name="ce179" office:value-type="float" office:value="324" calcext:value-type="float">
            <text:p><text:s text:c="3"/>324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348" calcext:value-type="float">
            <text:p><text:s text:c="3"/>348</text:p>
          </table:table-cell>
          <table:table-cell table:style-name="ce179" office:value-type="float" office:value="210" calcext:value-type="float">
            <text:p><text:s text:c="3"/>210</text:p>
          </table:table-cell>
          <table:table-cell table:style-name="ce179" office:value-type="float" office:value="138" calcext:value-type="float">
            <text:p><text:s text:c="3"/>138</text:p>
          </table:table-cell>
          <table:table-cell table:style-name="ce179" office:value-type="float" office:value="305" calcext:value-type="float">
            <text:p><text:s text:c="3"/>305</text:p>
          </table:table-cell>
          <table:table-cell table:style-name="ce179" office:value-type="float" office:value="208" calcext:value-type="float">
            <text:p><text:s text:c="3"/>208</text:p>
          </table:table-cell>
          <table:table-cell table:style-name="ce179" office:value-type="float" office:value="97" calcext:value-type="float">
            <text:p><text:s text:c="3"/>97</text:p>
          </table:table-cell>
          <table:table-cell table:style-name="ce179" office:value-type="float" office:value="43" calcext:value-type="float">
            <text:p><text:s text:c="3"/>43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217" office:value-type="float" office:value="41" calcext:value-type="float">
            <text:p><text:s text:c="3"/>4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510" calcext:value-type="float">
            <text:p><text:s text:c="3"/>4,510</text:p>
          </table:table-cell>
          <table:table-cell table:style-name="ce189" office:value-type="float" office:value="4426" calcext:value-type="float">
            <text:p><text:s text:c="3"/>4,426</text:p>
          </table:table-cell>
          <table:table-cell table:style-name="ce61" office:value-type="float" office:value="4423" calcext:value-type="float">
            <text:p><text:s text:c="3"/>4,42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93" office:value-type="float" office:value="2" calcext:value-type="float">
            <text:p><text:s text:c="3"/>2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82" office:value-type="float" office:value="18" calcext:value-type="float">
            <text:p><text:s text:c="3"/>18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36" calcext:value-type="float">
            <text:p><text:s text:c="3"/>3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35" calcext:value-type="float">
            <text:p><text:s text:c="3"/>35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510" calcext:value-type="float">
            <text:p><text:s text:c="3"/>4,510</text:p>
          </table:table-cell>
          <table:table-cell table:style-name="ce190" office:value-type="float" office:value="3675" calcext:value-type="float">
            <text:p><text:s text:c="3"/>3,675</text:p>
          </table:table-cell>
          <table:table-cell table:style-name="ce62" office:value-type="float" office:value="3675" calcext:value-type="float">
            <text:p><text:s text:c="3"/>3,67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31" calcext:value-type="float">
            <text:p><text:s text:c="3"/>531</text:p>
          </table:table-cell>
          <table:table-cell table:style-name="ce62" office:value-type="float" office:value="224" calcext:value-type="float">
            <text:p><text:s text:c="3"/>224</text:p>
          </table:table-cell>
          <table:table-cell table:style-name="ce62" office:value-type="float" office:value="307" calcext:value-type="float">
            <text:p><text:s text:c="3"/>307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183" office:value-type="float" office:value="294" calcext:value-type="float">
            <text:p><text:s text:c="3"/>294</text:p>
          </table:table-cell>
          <table:table-cell table:style-name="ce183" office:value-type="float" office:value="208" calcext:value-type="float">
            <text:p><text:s text:c="3"/>208</text:p>
          </table:table-cell>
          <table:table-cell table:style-name="ce183" office:value-type="float" office:value="86" calcext:value-type="float">
            <text:p><text:s text:c="3"/>86</text:p>
          </table:table-cell>
          <table:table-cell table:style-name="ce183" office:value-type="float" office:value="287" calcext:value-type="float">
            <text:p><text:s text:c="3"/>287</text:p>
          </table:table-cell>
          <table:table-cell table:style-name="ce183" office:value-type="float" office:value="207" calcext:value-type="float">
            <text:p><text:s text:c="3"/>207</text:p>
          </table:table-cell>
          <table:table-cell table:style-name="ce183" office:value-type="float" office:value="80" calcext:value-type="float">
            <text:p><text:s text:c="3"/>80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6" calcext:value-type="float">
            <text:p><text:s text:c="3"/>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8578" calcext:value-type="float">
            <text:p><text:s text:c="3"/>8,578</text:p>
          </table:table-cell>
          <table:table-cell table:style-name="ce179" office:value-type="float" office:value="7692" calcext:value-type="float">
            <text:p><text:s text:c="3"/>7,692</text:p>
          </table:table-cell>
          <table:table-cell table:style-name="ce179" office:value-type="float" office:value="7691" calcext:value-type="float">
            <text:p><text:s text:c="3"/>7,691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486" calcext:value-type="float">
            <text:p><text:s text:c="3"/>486</text:p>
          </table:table-cell>
          <table:table-cell table:style-name="ce179" office:value-type="float" office:value="204" calcext:value-type="float">
            <text:p><text:s text:c="3"/>204</text:p>
          </table:table-cell>
          <table:table-cell table:style-name="ce179" office:value-type="float" office:value="282" calcext:value-type="float">
            <text:p><text:s text:c="3"/>282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388" calcext:value-type="float">
            <text:p><text:s text:c="3"/>388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79" office:value-type="float" office:value="137" calcext:value-type="float">
            <text:p><text:s text:c="3"/>137</text:p>
          </table:table-cell>
          <table:table-cell table:style-name="ce179" office:value-type="float" office:value="329" calcext:value-type="float">
            <text:p><text:s text:c="3"/>329</text:p>
          </table:table-cell>
          <table:table-cell table:style-name="ce179" office:value-type="float" office:value="249" calcext:value-type="float">
            <text:p><text:s text:c="3"/>249</text:p>
          </table:table-cell>
          <table:table-cell table:style-name="ce179" office:value-type="float" office:value="80" calcext:value-type="float">
            <text:p><text:s text:c="3"/>80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217" office:value-type="float" office:value="57" calcext:value-type="float">
            <text:p><text:s text:c="3"/>5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289" calcext:value-type="float">
            <text:p><text:s text:c="3"/>4,289</text:p>
          </table:table-cell>
          <table:table-cell table:style-name="ce189" office:value-type="float" office:value="4192" calcext:value-type="float">
            <text:p><text:s text:c="3"/>4,192</text:p>
          </table:table-cell>
          <table:table-cell table:style-name="ce61" office:value-type="float" office:value="4192" calcext:value-type="float">
            <text:p><text:s text:c="3"/>4,19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93" office:value-type="float" office:value="4" calcext:value-type="float">
            <text:p><text:s text:c="3"/>4</text:p>
          </table:table-cell>
          <table:table-cell table:style-name="ce182" office:value-type="float" office:value="70" calcext:value-type="float">
            <text:p><text:s text:c="3"/>70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67" calcext:value-type="float">
            <text:p><text:s text:c="3"/>67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5" calcext:value-type="float">
            <text:p><text:s text:c="3"/>15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218" office:value-type="float" office:value="52" calcext:value-type="float">
            <text:p><text:s text:c="3"/>5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289" calcext:value-type="float">
            <text:p><text:s text:c="3"/>4,289</text:p>
          </table:table-cell>
          <table:table-cell table:style-name="ce190" office:value-type="float" office:value="3500" calcext:value-type="float">
            <text:p><text:s text:c="3"/>3,500</text:p>
          </table:table-cell>
          <table:table-cell table:style-name="ce62" office:value-type="float" office:value="3499" calcext:value-type="float">
            <text:p><text:s text:c="3"/>3,499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465" calcext:value-type="float">
            <text:p><text:s text:c="3"/>465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265" calcext:value-type="float">
            <text:p><text:s text:c="3"/>265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183" office:value-type="float" office:value="318" calcext:value-type="float">
            <text:p><text:s text:c="3"/>318</text:p>
          </table:table-cell>
          <table:table-cell table:style-name="ce183" office:value-type="float" office:value="248" calcext:value-type="float">
            <text:p><text:s text:c="3"/>248</text:p>
          </table:table-cell>
          <table:table-cell table:style-name="ce183" office:value-type="float" office:value="70" calcext:value-type="float">
            <text:p><text:s text:c="3"/>70</text:p>
          </table:table-cell>
          <table:table-cell table:style-name="ce183" office:value-type="float" office:value="313" calcext:value-type="float">
            <text:p><text:s text:c="3"/>313</text:p>
          </table:table-cell>
          <table:table-cell table:style-name="ce183" office:value-type="float" office:value="248" calcext:value-type="float">
            <text:p><text:s text:c="3"/>248</text:p>
          </table:table-cell>
          <table:table-cell table:style-name="ce183" office:value-type="float" office:value="65" calcext:value-type="float">
            <text:p><text:s text:c="3"/>65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5" calcext:value-type="float">
            <text:p><text:s text:c="3"/>5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9636" calcext:value-type="float">
            <text:p><text:s text:c="3"/>9,636</text:p>
          </table:table-cell>
          <table:table-cell table:style-name="ce179" office:value-type="float" office:value="8658" calcext:value-type="float">
            <text:p><text:s text:c="3"/>8,658</text:p>
          </table:table-cell>
          <table:table-cell table:style-name="ce179" office:value-type="float" office:value="8652" calcext:value-type="float">
            <text:p><text:s text:c="3"/>8,652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9" office:value-type="float" office:value="548" calcext:value-type="float">
            <text:p><text:s text:c="3"/>548</text:p>
          </table:table-cell>
          <table:table-cell table:style-name="ce179" office:value-type="float" office:value="237" calcext:value-type="float">
            <text:p><text:s text:c="3"/>237</text:p>
          </table:table-cell>
          <table:table-cell table:style-name="ce179" office:value-type="float" office:value="311" calcext:value-type="float">
            <text:p><text:s text:c="3"/>311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411" calcext:value-type="float">
            <text:p><text:s text:c="3"/>411</text:p>
          </table:table-cell>
          <table:table-cell table:style-name="ce179" office:value-type="float" office:value="271" calcext:value-type="float">
            <text:p><text:s text:c="3"/>271</text:p>
          </table:table-cell>
          <table:table-cell table:style-name="ce179" office:value-type="float" office:value="140" calcext:value-type="float">
            <text:p><text:s text:c="3"/>140</text:p>
          </table:table-cell>
          <table:table-cell table:style-name="ce179" office:value-type="float" office:value="358" calcext:value-type="float">
            <text:p><text:s text:c="3"/>358</text:p>
          </table:table-cell>
          <table:table-cell table:style-name="ce179" office:value-type="float" office:value="269" calcext:value-type="float">
            <text:p><text:s text:c="3"/>269</text:p>
          </table:table-cell>
          <table:table-cell table:style-name="ce179" office:value-type="float" office:value="89" calcext:value-type="float">
            <text:p><text:s text:c="3"/>89</text:p>
          </table:table-cell>
          <table:table-cell table:style-name="ce179" office:value-type="float" office:value="53" calcext:value-type="float">
            <text:p><text:s text:c="3"/>53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217" office:value-type="float" office:value="51" calcext:value-type="float">
            <text:p><text:s text:c="3"/>5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818" calcext:value-type="float">
            <text:p><text:s text:c="3"/>4,818</text:p>
          </table:table-cell>
          <table:table-cell table:style-name="ce189" office:value-type="float" office:value="4724" calcext:value-type="float">
            <text:p><text:s text:c="3"/>4,724</text:p>
          </table:table-cell>
          <table:table-cell table:style-name="ce61" office:value-type="float" office:value="4720" calcext:value-type="float">
            <text:p><text:s text:c="3"/>4,72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93" office:value-type="float" office:value="7" calcext:value-type="float">
            <text:p><text:s text:c="3"/>7</text:p>
          </table:table-cell>
          <table:table-cell table:style-name="ce182" office:value-type="float" office:value="60" calcext:value-type="float">
            <text:p><text:s text:c="3"/>60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55" calcext:value-type="float">
            <text:p><text:s text:c="3"/>55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43" calcext:value-type="float">
            <text:p><text:s text:c="3"/>43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218" office:value-type="float" office:value="41" calcext:value-type="float">
            <text:p><text:s text:c="3"/>4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818" calcext:value-type="float">
            <text:p><text:s text:c="3"/>4,818</text:p>
          </table:table-cell>
          <table:table-cell table:style-name="ce190" office:value-type="float" office:value="3934" calcext:value-type="float">
            <text:p><text:s text:c="3"/>3,934</text:p>
          </table:table-cell>
          <table:table-cell table:style-name="ce62" office:value-type="float" office:value="3932" calcext:value-type="float">
            <text:p><text:s text:c="3"/>3,932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524" calcext:value-type="float">
            <text:p><text:s text:c="3"/>524</text:p>
          </table:table-cell>
          <table:table-cell table:style-name="ce62" office:value-type="float" office:value="233" calcext:value-type="float">
            <text:p><text:s text:c="3"/>233</text:p>
          </table:table-cell>
          <table:table-cell table:style-name="ce62" office:value-type="float" office:value="291" calcext:value-type="float">
            <text:p><text:s text:c="3"/>291</text:p>
          </table:table-cell>
          <table:table-cell table:style-name="ce94" office:value-type="float" office:value="9" calcext:value-type="float">
            <text:p><text:s text:c="3"/>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183" office:value-type="float" office:value="351" calcext:value-type="float">
            <text:p><text:s text:c="3"/>351</text:p>
          </table:table-cell>
          <table:table-cell table:style-name="ce183" office:value-type="float" office:value="266" calcext:value-type="float">
            <text:p><text:s text:c="3"/>266</text:p>
          </table:table-cell>
          <table:table-cell table:style-name="ce183" office:value-type="float" office:value="85" calcext:value-type="float">
            <text:p><text:s text:c="3"/>85</text:p>
          </table:table-cell>
          <table:table-cell table:style-name="ce183" office:value-type="float" office:value="341" calcext:value-type="float">
            <text:p><text:s text:c="3"/>341</text:p>
          </table:table-cell>
          <table:table-cell table:style-name="ce183" office:value-type="float" office:value="266" calcext:value-type="float">
            <text:p><text:s text:c="3"/>266</text:p>
          </table:table-cell>
          <table:table-cell table:style-name="ce183" office:value-type="float" office:value="75" calcext:value-type="float">
            <text:p><text:s text:c="3"/>75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10" calcext:value-type="float">
            <text:p><text:s text:c="3"/>1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8768" calcext:value-type="float">
            <text:p><text:s text:c="3"/>8,768</text:p>
          </table:table-cell>
          <table:table-cell table:style-name="ce179" office:value-type="float" office:value="7865" calcext:value-type="float">
            <text:p><text:s text:c="3"/>7,865</text:p>
          </table:table-cell>
          <table:table-cell table:style-name="ce179" office:value-type="float" office:value="7863" calcext:value-type="float">
            <text:p><text:s text:c="3"/>7,863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518" calcext:value-type="float">
            <text:p><text:s text:c="3"/>518</text:p>
          </table:table-cell>
          <table:table-cell table:style-name="ce179" office:value-type="float" office:value="229" calcext:value-type="float">
            <text:p><text:s text:c="3"/>229</text:p>
          </table:table-cell>
          <table:table-cell table:style-name="ce179" office:value-type="float" office:value="289" calcext:value-type="float">
            <text:p><text:s text:c="3"/>289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365" calcext:value-type="float">
            <text:p><text:s text:c="3"/>365</text:p>
          </table:table-cell>
          <table:table-cell table:style-name="ce179" office:value-type="float" office:value="231" calcext:value-type="float">
            <text:p><text:s text:c="3"/>231</text:p>
          </table:table-cell>
          <table:table-cell table:style-name="ce179" office:value-type="float" office:value="134" calcext:value-type="float">
            <text:p><text:s text:c="3"/>134</text:p>
          </table:table-cell>
          <table:table-cell table:style-name="ce179" office:value-type="float" office:value="322" calcext:value-type="float">
            <text:p><text:s text:c="3"/>322</text:p>
          </table:table-cell>
          <table:table-cell table:style-name="ce179" office:value-type="float" office:value="230" calcext:value-type="float">
            <text:p><text:s text:c="3"/>230</text:p>
          </table:table-cell>
          <table:table-cell table:style-name="ce179" office:value-type="float" office:value="92" calcext:value-type="float">
            <text:p><text:s text:c="3"/>92</text:p>
          </table:table-cell>
          <table:table-cell table:style-name="ce179" office:value-type="float" office:value="43" calcext:value-type="float">
            <text:p><text:s text:c="3"/>43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7" office:value-type="float" office:value="42" calcext:value-type="float">
            <text:p><text:s text:c="3"/>4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384" calcext:value-type="float">
            <text:p><text:s text:c="3"/>4,384</text:p>
          </table:table-cell>
          <table:table-cell table:style-name="ce189" office:value-type="float" office:value="4298" calcext:value-type="float">
            <text:p><text:s text:c="3"/>4,298</text:p>
          </table:table-cell>
          <table:table-cell table:style-name="ce61" office:value-type="float" office:value="4296" calcext:value-type="float">
            <text:p><text:s text:c="3"/>4,29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93" office:value-type="float" office:value="14" calcext:value-type="float">
            <text:p><text:s text:c="3"/>14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51" calcext:value-type="float">
            <text:p><text:s text:c="3"/>51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37" calcext:value-type="float">
            <text:p><text:s text:c="3"/>37</text:p>
          </table:table-cell>
          <table:table-cell table:style-name="ce182" office:value-type="float" office:value="0" calcext:value-type="float">
            <text:p>—</text:p>
          </table:table-cell>
          <table:table-cell table:style-name="ce218" office:value-type="float" office:value="37" calcext:value-type="float">
            <text:p><text:s text:c="3"/>3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384" calcext:value-type="float">
            <text:p><text:s text:c="3"/>4,384</text:p>
          </table:table-cell>
          <table:table-cell table:style-name="ce190" office:value-type="float" office:value="3567" calcext:value-type="float">
            <text:p><text:s text:c="3"/>3,567</text:p>
          </table:table-cell>
          <table:table-cell table:style-name="ce62" office:value-type="float" office:value="3567" calcext:value-type="float">
            <text:p><text:s text:c="3"/>3,567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01" calcext:value-type="float">
            <text:p><text:s text:c="3"/>501</text:p>
          </table:table-cell>
          <table:table-cell table:style-name="ce62" office:value-type="float" office:value="227" calcext:value-type="float">
            <text:p><text:s text:c="3"/>227</text:p>
          </table:table-cell>
          <table:table-cell table:style-name="ce62" office:value-type="float" office:value="274" calcext:value-type="float">
            <text:p><text:s text:c="3"/>274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94" office:value-type="float" office:value="3" calcext:value-type="float">
            <text:p><text:s text:c="3"/>3</text:p>
          </table:table-cell>
          <table:table-cell table:style-name="ce183" office:value-type="float" office:value="311" calcext:value-type="float">
            <text:p><text:s text:c="3"/>311</text:p>
          </table:table-cell>
          <table:table-cell table:style-name="ce183" office:value-type="float" office:value="228" calcext:value-type="float">
            <text:p><text:s text:c="3"/>228</text:p>
          </table:table-cell>
          <table:table-cell table:style-name="ce183" office:value-type="float" office:value="83" calcext:value-type="float">
            <text:p><text:s text:c="3"/>83</text:p>
          </table:table-cell>
          <table:table-cell table:style-name="ce183" office:value-type="float" office:value="305" calcext:value-type="float">
            <text:p><text:s text:c="3"/>305</text:p>
          </table:table-cell>
          <table:table-cell table:style-name="ce183" office:value-type="float" office:value="227" calcext:value-type="float">
            <text:p><text:s text:c="3"/>227</text:p>
          </table:table-cell>
          <table:table-cell table:style-name="ce183" office:value-type="float" office:value="78" calcext:value-type="float">
            <text:p><text:s text:c="3"/>78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5" calcext:value-type="float">
            <text:p><text:s text:c="3"/>5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64" office:value-type="string" calcext:value-type="string">
            <text:p>計</text:p>
          </table:table-cell>
          <table:table-cell table:style-name="ce179" office:value-type="float" office:value="9370" calcext:value-type="float">
            <text:p><text:s text:c="3"/>9,370</text:p>
          </table:table-cell>
          <table:table-cell table:style-name="ce179" office:value-type="float" office:value="8465" calcext:value-type="float">
            <text:p><text:s text:c="3"/>8,465</text:p>
          </table:table-cell>
          <table:table-cell table:style-name="ce179" office:value-type="float" office:value="8464" calcext:value-type="float">
            <text:p><text:s text:c="3"/>8,464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13" calcext:value-type="float">
            <text:p><text:s text:c="3"/>513</text:p>
          </table:table-cell>
          <table:table-cell table:style-name="ce179" office:value-type="float" office:value="216" calcext:value-type="float">
            <text:p><text:s text:c="3"/>216</text:p>
          </table:table-cell>
          <table:table-cell table:style-name="ce179" office:value-type="float" office:value="297" calcext:value-type="float">
            <text:p><text:s text:c="3"/>297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377" calcext:value-type="float">
            <text:p><text:s text:c="3"/>377</text:p>
          </table:table-cell>
          <table:table-cell table:style-name="ce179" office:value-type="float" office:value="235" calcext:value-type="float">
            <text:p><text:s text:c="3"/>235</text:p>
          </table:table-cell>
          <table:table-cell table:style-name="ce179" office:value-type="float" office:value="142" calcext:value-type="float">
            <text:p><text:s text:c="3"/>142</text:p>
          </table:table-cell>
          <table:table-cell table:style-name="ce179" office:value-type="float" office:value="314" calcext:value-type="float">
            <text:p><text:s text:c="3"/>314</text:p>
          </table:table-cell>
          <table:table-cell table:style-name="ce179" office:value-type="float" office:value="234" calcext:value-type="float">
            <text:p><text:s text:c="3"/>234</text:p>
          </table:table-cell>
          <table:table-cell table:style-name="ce179" office:value-type="float" office:value="80" calcext:value-type="float">
            <text:p><text:s text:c="3"/>80</text:p>
          </table:table-cell>
          <table:table-cell table:style-name="ce179" office:value-type="float" office:value="63" calcext:value-type="float">
            <text:p><text:s text:c="3"/>63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7" office:value-type="float" office:value="62" calcext:value-type="float">
            <text:p><text:s text:c="3"/>62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4" office:value-type="string" calcext:value-type="string">
            <text:p>男</text:p>
          </table:table-cell>
          <table:table-cell table:style-name="ce180" office:value-type="float" office:value="4685" calcext:value-type="float">
            <text:p><text:s text:c="3"/>4,685</text:p>
          </table:table-cell>
          <table:table-cell table:style-name="ce189" office:value-type="float" office:value="4595" calcext:value-type="float">
            <text:p><text:s text:c="3"/>4,595</text:p>
          </table:table-cell>
          <table:table-cell table:style-name="ce61" office:value-type="float" office:value="4594" calcext:value-type="float">
            <text:p><text:s text:c="3"/>4,59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93" office:value-type="float" office:value="3" calcext:value-type="float">
            <text:p><text:s text:c="3"/>3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66" calcext:value-type="float">
            <text:p><text:s text:c="3"/>66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18" calcext:value-type="float">
            <text:p><text:s text:c="3"/>18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0" calcext:value-type="float">
            <text:p>—</text:p>
          </table:table-cell>
          <table:table-cell table:style-name="ce218" office:value-type="float" office:value="48" calcext:value-type="float">
            <text:p><text:s text:c="3"/>48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1" office:value-type="float" office:value="4685" calcext:value-type="float">
            <text:p><text:s text:c="3"/>4,685</text:p>
          </table:table-cell>
          <table:table-cell table:style-name="ce190" office:value-type="float" office:value="3870" calcext:value-type="float">
            <text:p><text:s text:c="3"/>3,870</text:p>
          </table:table-cell>
          <table:table-cell table:style-name="ce62" office:value-type="float" office:value="3870" calcext:value-type="float">
            <text:p><text:s text:c="3"/>3,87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96" calcext:value-type="float">
            <text:p><text:s text:c="3"/>496</text:p>
          </table:table-cell>
          <table:table-cell table:style-name="ce62" office:value-type="float" office:value="216" calcext:value-type="float">
            <text:p><text:s text:c="3"/>216</text:p>
          </table:table-cell>
          <table:table-cell table:style-name="ce62" office:value-type="float" office:value="280" calcext:value-type="float">
            <text:p><text:s text:c="3"/>280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183" office:value-type="float" office:value="308" calcext:value-type="float">
            <text:p><text:s text:c="3"/>308</text:p>
          </table:table-cell>
          <table:table-cell table:style-name="ce183" office:value-type="float" office:value="232" calcext:value-type="float">
            <text:p><text:s text:c="3"/>232</text:p>
          </table:table-cell>
          <table:table-cell table:style-name="ce183" office:value-type="float" office:value="76" calcext:value-type="float">
            <text:p><text:s text:c="3"/>76</text:p>
          </table:table-cell>
          <table:table-cell table:style-name="ce183" office:value-type="float" office:value="293" calcext:value-type="float">
            <text:p><text:s text:c="3"/>293</text:p>
          </table:table-cell>
          <table:table-cell table:style-name="ce183" office:value-type="float" office:value="231" calcext:value-type="float">
            <text:p><text:s text:c="3"/>231</text:p>
          </table:table-cell>
          <table:table-cell table:style-name="ce183" office:value-type="float" office:value="62" calcext:value-type="float">
            <text:p><text:s text:c="3"/>62</text:p>
          </table:table-cell>
          <table:table-cell table:style-name="ce183" office:value-type="float" office:value="15" calcext:value-type="float">
            <text:p><text:s text:c="3"/>15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14" calcext:value-type="float">
            <text:p><text:s text:c="3"/>14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5年</text:p>
            <text:p>截至3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24476" calcext:value-type="float">
            <text:p><text:s text:c="3"/>24,476</text:p>
          </table:table-cell>
          <table:table-cell table:style-name="ce57" office:value-type="float" office:value="21999" calcext:value-type="float">
            <text:p><text:s text:c="3"/>21,999</text:p>
          </table:table-cell>
          <table:table-cell table:style-name="ce57" office:value-type="float" office:value="21995" calcext:value-type="float">
            <text:p><text:s text:c="3"/>21,99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426" calcext:value-type="float">
            <text:p><text:s text:c="3"/>1,426</text:p>
          </table:table-cell>
          <table:table-cell table:style-name="ce57" office:value-type="float" office:value="589" calcext:value-type="float">
            <text:p><text:s text:c="3"/>589</text:p>
          </table:table-cell>
          <table:table-cell table:style-name="ce57" office:value-type="float" office:value="837" calcext:value-type="float">
            <text:p><text:s text:c="3"/>837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003" calcext:value-type="float">
            <text:p><text:s text:c="3"/>1,003</text:p>
          </table:table-cell>
          <table:table-cell table:style-name="ce57" office:value-type="float" office:value="635" calcext:value-type="float">
            <text:p><text:s text:c="3"/>635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857" calcext:value-type="float">
            <text:p><text:s text:c="3"/>857</text:p>
          </table:table-cell>
          <table:table-cell table:style-name="ce57" office:value-type="float" office:value="629" calcext:value-type="float">
            <text:p><text:s text:c="3"/>62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4" office:value-type="float" office:value="140" calcext:value-type="float">
            <text:p><text:s text:c="3"/>14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12238" calcext:value-type="float">
            <text:p><text:s text:c="3"/>12,238</text:p>
          </table:table-cell>
          <table:table-cell table:style-name="ce58" office:value-type="float" office:value="11970" calcext:value-type="float">
            <text:p><text:s text:c="3"/>11,970</text:p>
          </table:table-cell>
          <table:table-cell table:style-name="ce58" office:value-type="float" office:value="11968" calcext:value-type="float">
            <text:p><text:s text:c="3"/>11,96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50" calcext:value-type="float">
            <text:p><text:s text:c="3"/>150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12238" calcext:value-type="float">
            <text:p><text:s text:c="3"/>12,238</text:p>
          </table:table-cell>
          <table:table-cell table:style-name="ce59" office:value-type="float" office:value="10029" calcext:value-type="float">
            <text:p><text:s text:c="3"/>10,029</text:p>
          </table:table-cell>
          <table:table-cell table:style-name="ce59" office:value-type="float" office:value="10027" calcext:value-type="float">
            <text:p><text:s text:c="3"/>10,02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341" calcext:value-type="float">
            <text:p><text:s text:c="3"/>1,341</text:p>
          </table:table-cell>
          <table:table-cell table:style-name="ce59" office:value-type="float" office:value="580" calcext:value-type="float">
            <text:p><text:s text:c="3"/>580</text:p>
          </table:table-cell>
          <table:table-cell table:style-name="ce59" office:value-type="float" office:value="761" calcext:value-type="float">
            <text:p><text:s text:c="3"/>761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842" calcext:value-type="float">
            <text:p><text:s text:c="3"/>842</text:p>
          </table:table-cell>
          <table:table-cell table:style-name="ce59" office:value-type="float" office:value="624" calcext:value-type="float">
            <text:p><text:s text:c="3"/>624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821" calcext:value-type="float">
            <text:p><text:s text:c="3"/>821</text:p>
          </table:table-cell>
          <table:table-cell table:style-name="ce59" office:value-type="float" office:value="623" calcext:value-type="float">
            <text:p><text:s text:c="3"/>623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6" office:value-type="float" office:value="20" calcext:value-type="float">
            <text:p><text:s text:c="3"/>2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43" office:value-type="string" calcext:value-type="string">
            <text:p>計</text:p>
          </table:table-cell>
          <table:table-cell table:style-name="ce179" office:value-type="float" office:value="7838" calcext:value-type="float">
            <text:p><text:s text:c="3"/>7,838</text:p>
          </table:table-cell>
          <table:table-cell table:number-columns-repeated="2" table:style-name="ce179" office:value-type="float" office:value="7063" calcext:value-type="float">
            <text:p><text:s text:c="3"/>7,063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443" calcext:value-type="float">
            <text:p><text:s text:c="3"/>443</text:p>
          </table:table-cell>
          <table:table-cell table:style-name="ce179" office:value-type="float" office:value="172" calcext:value-type="float">
            <text:p><text:s text:c="3"/>172</text:p>
          </table:table-cell>
          <table:table-cell table:style-name="ce179" office:value-type="float" office:value="271" calcext:value-type="float">
            <text:p><text:s text:c="3"/>27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319" calcext:value-type="float">
            <text:p><text:s text:c="3"/>319</text:p>
          </table:table-cell>
          <table:table-cell table:style-name="ce179" office:value-type="float" office:value="189" calcext:value-type="float">
            <text:p><text:s text:c="3"/>189</text:p>
          </table:table-cell>
          <table:table-cell table:style-name="ce179" office:value-type="float" office:value="130" calcext:value-type="float">
            <text:p><text:s text:c="3"/>130</text:p>
          </table:table-cell>
          <table:table-cell table:style-name="ce179" office:value-type="float" office:value="271" calcext:value-type="float">
            <text:p><text:s text:c="3"/>271</text:p>
          </table:table-cell>
          <table:table-cell table:style-name="ce179" office:value-type="float" office:value="187" calcext:value-type="float">
            <text:p><text:s text:c="3"/>187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48" calcext:value-type="float">
            <text:p><text:s text:c="3"/>48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217" office:value-type="float" office:value="46" calcext:value-type="float">
            <text:p><text:s text:c="3"/>4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82" office:value-type="float" office:value="3919" calcext:value-type="float">
            <text:p><text:s text:c="3"/>3,919</text:p>
          </table:table-cell>
          <table:table-cell table:style-name="ce182" office:value-type="float" office:value="3834" calcext:value-type="float">
            <text:p><text:s text:c="3"/>3,834</text:p>
          </table:table-cell>
          <table:table-cell table:style-name="ce61" office:value-type="float" office:value="3834" calcext:value-type="float">
            <text:p><text:s text:c="3"/>3,83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195" office:value-type="float" office:value="6" calcext:value-type="float">
            <text:p><text:s text:c="3"/>6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2" office:value-type="float" office:value="50" calcext:value-type="float">
            <text:p><text:s text:c="3"/>50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38" calcext:value-type="float">
            <text:p><text:s text:c="3"/>38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218" office:value-type="float" office:value="36" calcext:value-type="float">
            <text:p><text:s text:c="3"/>3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3" office:value-type="string" calcext:value-type="string">
            <text:p>女</text:p>
          </table:table-cell>
          <table:table-cell table:style-name="ce183" office:value-type="float" office:value="3919" calcext:value-type="float">
            <text:p><text:s text:c="3"/>3,919</text:p>
          </table:table-cell>
          <table:table-cell table:style-name="ce183" office:value-type="float" office:value="3229" calcext:value-type="float">
            <text:p><text:s text:c="3"/>3,229</text:p>
          </table:table-cell>
          <table:table-cell table:style-name="ce62" office:value-type="float" office:value="3229" calcext:value-type="float">
            <text:p><text:s text:c="3"/>3,22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19" calcext:value-type="float">
            <text:p><text:s text:c="3"/>419</text:p>
          </table:table-cell>
          <table:table-cell table:style-name="ce62" office:value-type="float" office:value="167" calcext:value-type="float">
            <text:p><text:s text:c="3"/>167</text:p>
          </table:table-cell>
          <table:table-cell table:style-name="ce62" office:value-type="float" office:value="252" calcext:value-type="float">
            <text:p><text:s text:c="3"/>252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83" office:value-type="float" office:value="265" calcext:value-type="float">
            <text:p><text:s text:c="3"/>265</text:p>
          </table:table-cell>
          <table:table-cell table:style-name="ce183" office:value-type="float" office:value="185" calcext:value-type="float">
            <text:p><text:s text:c="3"/>185</text:p>
          </table:table-cell>
          <table:table-cell table:style-name="ce183" office:value-type="float" office:value="80" calcext:value-type="float">
            <text:p><text:s text:c="3"/>80</text:p>
          </table:table-cell>
          <table:table-cell table:style-name="ce183" office:value-type="float" office:value="255" calcext:value-type="float">
            <text:p><text:s text:c="3"/>255</text:p>
          </table:table-cell>
          <table:table-cell table:style-name="ce183" office:value-type="float" office:value="185" calcext:value-type="float">
            <text:p><text:s text:c="3"/>185</text:p>
          </table:table-cell>
          <table:table-cell table:style-name="ce183" office:value-type="float" office:value="70" calcext:value-type="float">
            <text:p><text:s text:c="3"/>70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10" calcext:value-type="float">
            <text:p><text:s text:c="3"/>10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40" office:value-type="string" calcext:value-type="string" table:number-columns-spanned="1" table:number-rows-spanned="3">
            <text:p>2 月</text:p>
          </table:table-cell>
          <table:table-cell table:style-name="ce43" office:value-type="string" calcext:value-type="string">
            <text:p>計</text:p>
          </table:table-cell>
          <table:table-cell table:style-name="ce179" office:value-type="float" office:value="6462" calcext:value-type="float">
            <text:p><text:s text:c="3"/>6,462</text:p>
          </table:table-cell>
          <table:table-cell table:style-name="ce179" office:value-type="float" office:value="5823" calcext:value-type="float">
            <text:p><text:s text:c="3"/>5,823</text:p>
          </table:table-cell>
          <table:table-cell table:style-name="ce179" office:value-type="float" office:value="5822" calcext:value-type="float">
            <text:p><text:s text:c="3"/>5,822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361" calcext:value-type="float">
            <text:p><text:s text:c="3"/>361</text:p>
          </table:table-cell>
          <table:table-cell table:style-name="ce179" office:value-type="float" office:value="129" calcext:value-type="float">
            <text:p><text:s text:c="3"/>129</text:p>
          </table:table-cell>
          <table:table-cell table:style-name="ce179" office:value-type="float" office:value="232" calcext:value-type="float">
            <text:p><text:s text:c="3"/>232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9" office:value-type="float" office:value="269" calcext:value-type="float">
            <text:p><text:s text:c="3"/>269</text:p>
          </table:table-cell>
          <table:table-cell table:style-name="ce179" office:value-type="float" office:value="169" calcext:value-type="float">
            <text:p><text:s text:c="3"/>169</text:p>
          </table:table-cell>
          <table:table-cell table:style-name="ce179" office:value-type="float" office:value="100" calcext:value-type="float">
            <text:p><text:s text:c="3"/>100</text:p>
          </table:table-cell>
          <table:table-cell table:style-name="ce179" office:value-type="float" office:value="227" calcext:value-type="float">
            <text:p><text:s text:c="3"/>227</text:p>
          </table:table-cell>
          <table:table-cell table:style-name="ce179" office:value-type="float" office:value="168" calcext:value-type="float">
            <text:p><text:s text:c="3"/>168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7" office:value-type="float" office:value="41" calcext:value-type="float">
            <text:p><text:s text:c="3"/>41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82" office:value-type="float" office:value="3231" calcext:value-type="float">
            <text:p><text:s text:c="3"/>3,231</text:p>
          </table:table-cell>
          <table:table-cell table:style-name="ce182" office:value-type="float" office:value="3151" calcext:value-type="float">
            <text:p><text:s text:c="3"/>3,151</text:p>
          </table:table-cell>
          <table:table-cell table:style-name="ce61" office:value-type="float" office:value="3150" calcext:value-type="float">
            <text:p><text:s text:c="3"/>3,150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195" office:value-type="float" office:value="3" calcext:value-type="float">
            <text:p><text:s text:c="3"/>3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46" calcext:value-type="float">
            <text:p><text:s text:c="3"/>46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182" office:value-type="float" office:value="38" calcext:value-type="float">
            <text:p><text:s text:c="3"/>38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37" calcext:value-type="float">
            <text:p><text:s text:c="3"/>3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183" office:value-type="float" office:value="3231" calcext:value-type="float">
            <text:p><text:s text:c="3"/>3,231</text:p>
          </table:table-cell>
          <table:table-cell table:style-name="ce183" office:value-type="float" office:value="2672" calcext:value-type="float">
            <text:p><text:s text:c="3"/>2,672</text:p>
          </table:table-cell>
          <table:table-cell table:style-name="ce62" office:value-type="float" office:value="2672" calcext:value-type="float">
            <text:p><text:s text:c="3"/>2,67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32" calcext:value-type="float">
            <text:p><text:s text:c="3"/>332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206" calcext:value-type="float">
            <text:p><text:s text:c="3"/>206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83" office:value-type="float" office:value="221" calcext:value-type="float">
            <text:p><text:s text:c="3"/>221</text:p>
          </table:table-cell>
          <table:table-cell table:style-name="ce183" office:value-type="float" office:value="167" calcext:value-type="float">
            <text:p><text:s text:c="3"/>167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83" office:value-type="float" office:value="217" calcext:value-type="float">
            <text:p><text:s text:c="3"/>217</text:p>
          </table:table-cell>
          <table:table-cell table:style-name="ce183" office:value-type="float" office:value="167" calcext:value-type="float">
            <text:p><text:s text:c="3"/>167</text:p>
          </table:table-cell>
          <table:table-cell table:style-name="ce183" office:value-type="float" office:value="50" calcext:value-type="float">
            <text:p><text:s text:c="3"/>50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3" office:value-type="float" office:value="0" calcext:value-type="float">
            <text:p>—</text:p>
          </table:table-cell>
          <table:table-cell table:style-name="ce219" office:value-type="float" office:value="4" calcext:value-type="float">
            <text:p><text:s text:c="3"/>4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table-cell table:style-name="ce140" office:value-type="string" calcext:value-type="string" table:number-columns-spanned="1" table:number-rows-spanned="3">
            <text:p>3 月</text:p>
          </table:table-cell>
          <table:table-cell table:style-name="ce43" office:value-type="string" calcext:value-type="string">
            <text:p>計</text:p>
          </table:table-cell>
          <table:table-cell table:style-name="ce179" office:value-type="float" office:value="10176" calcext:value-type="float">
            <text:p><text:s text:c="3"/>10,176</text:p>
          </table:table-cell>
          <table:table-cell table:style-name="ce179" office:value-type="float" office:value="9113" calcext:value-type="float">
            <text:p><text:s text:c="3"/>9,113</text:p>
          </table:table-cell>
          <table:table-cell table:style-name="ce179" office:value-type="float" office:value="9110" calcext:value-type="float">
            <text:p><text:s text:c="3"/>9,110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622" calcext:value-type="float">
            <text:p><text:s text:c="3"/>622</text:p>
          </table:table-cell>
          <table:table-cell table:style-name="ce179" office:value-type="float" office:value="288" calcext:value-type="float">
            <text:p><text:s text:c="3"/>288</text:p>
          </table:table-cell>
          <table:table-cell table:style-name="ce179" office:value-type="float" office:value="334" calcext:value-type="float">
            <text:p><text:s text:c="3"/>334</text:p>
          </table:table-cell>
          <table:table-cell table:style-name="ce179" office:value-type="float" office:value="26" calcext:value-type="float">
            <text:p><text:s text:c="3"/>26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79" office:value-type="float" office:value="415" calcext:value-type="float">
            <text:p><text:s text:c="3"/>415</text:p>
          </table:table-cell>
          <table:table-cell table:style-name="ce179" office:value-type="float" office:value="277" calcext:value-type="float">
            <text:p><text:s text:c="3"/>277</text:p>
          </table:table-cell>
          <table:table-cell table:style-name="ce179" office:value-type="float" office:value="138" calcext:value-type="float">
            <text:p><text:s text:c="3"/>138</text:p>
          </table:table-cell>
          <table:table-cell table:style-name="ce179" office:value-type="float" office:value="359" calcext:value-type="float">
            <text:p><text:s text:c="3"/>359</text:p>
          </table:table-cell>
          <table:table-cell table:style-name="ce179" office:value-type="float" office:value="274" calcext:value-type="float">
            <text:p><text:s text:c="3"/>274</text:p>
          </table:table-cell>
          <table:table-cell table:style-name="ce179" office:value-type="float" office:value="85" calcext:value-type="float">
            <text:p><text:s text:c="3"/>85</text:p>
          </table:table-cell>
          <table:table-cell table:style-name="ce179" office:value-type="float" office:value="56" calcext:value-type="float">
            <text:p><text:s text:c="3"/>56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217" office:value-type="float" office:value="53" calcext:value-type="float">
            <text:p><text:s text:c="3"/>53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82" office:value-type="float" office:value="5088" calcext:value-type="float">
            <text:p><text:s text:c="3"/>5,088</text:p>
          </table:table-cell>
          <table:table-cell table:style-name="ce182" office:value-type="float" office:value="4985" calcext:value-type="float">
            <text:p><text:s text:c="3"/>4,985</text:p>
          </table:table-cell>
          <table:table-cell table:style-name="ce61" office:value-type="float" office:value="4984" calcext:value-type="float">
            <text:p><text:s text:c="3"/>4,98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95" office:value-type="float" office:value="10" calcext:value-type="float">
            <text:p><text:s text:c="3"/>10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2" office:value-type="float" office:value="49" calcext:value-type="float">
            <text:p><text:s text:c="3"/>49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218" office:value-type="float" office:value="47" calcext:value-type="float">
            <text:p><text:s text:c="3"/>47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43" office:value-type="string" calcext:value-type="string">
            <text:p>女</text:p>
          </table:table-cell>
          <table:table-cell table:style-name="ce183" office:value-type="float" office:value="5088" calcext:value-type="float">
            <text:p><text:s text:c="3"/>5,088</text:p>
          </table:table-cell>
          <table:table-cell table:style-name="ce183" office:value-type="float" office:value="4128" calcext:value-type="float">
            <text:p><text:s text:c="3"/>4,128</text:p>
          </table:table-cell>
          <table:table-cell table:style-name="ce62" office:value-type="float" office:value="4126" calcext:value-type="float">
            <text:p><text:s text:c="3"/>4,12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590" calcext:value-type="float">
            <text:p><text:s text:c="3"/>590</text:p>
          </table:table-cell>
          <table:table-cell table:style-name="ce62" office:value-type="float" office:value="287" calcext:value-type="float">
            <text:p><text:s text:c="3"/>287</text:p>
          </table:table-cell>
          <table:table-cell table:style-name="ce62" office:value-type="float" office:value="303" calcext:value-type="float">
            <text:p><text:s text:c="3"/>303</text:p>
          </table:table-cell>
          <table:table-cell table:style-name="ce94" office:value-type="float" office:value="14" calcext:value-type="float">
            <text:p><text:s text:c="3"/>14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196" office:value-type="float" office:value="5" calcext:value-type="float">
            <text:p><text:s text:c="3"/>5</text:p>
          </table:table-cell>
          <table:table-cell table:style-name="ce183" office:value-type="float" office:value="356" calcext:value-type="float">
            <text:p><text:s text:c="3"/>356</text:p>
          </table:table-cell>
          <table:table-cell table:style-name="ce183" office:value-type="float" office:value="272" calcext:value-type="float">
            <text:p><text:s text:c="3"/>272</text:p>
          </table:table-cell>
          <table:table-cell table:style-name="ce183" office:value-type="float" office:value="84" calcext:value-type="float">
            <text:p><text:s text:c="3"/>84</text:p>
          </table:table-cell>
          <table:table-cell table:style-name="ce183" office:value-type="float" office:value="349" calcext:value-type="float">
            <text:p><text:s text:c="3"/>349</text:p>
          </table:table-cell>
          <table:table-cell table:style-name="ce183" office:value-type="float" office:value="271" calcext:value-type="float">
            <text:p><text:s text:c="3"/>271</text:p>
          </table:table-cell>
          <table:table-cell table:style-name="ce183" office:value-type="float" office:value="78" calcext:value-type="float">
            <text:p><text:s text:c="3"/>78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6" calcext:value-type="float">
            <text:p><text:s text:c="3"/>6</text:p>
          </table:table-cell>
          <table:table-cell table:style-name="ce185"/>
          <table:table-cell table:style-name="ce188" table:number-columns-repeated="30"/>
          <table:table-cell table:style-name="ce220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67"/>
          <table:table-cell table:style-name="ce184"/>
          <table:table-cell table:style-name="ce185" table:number-columns-repeated="3"/>
          <table:table-cell table:style-name="ce191" table:number-columns-repeated="4"/>
          <table:table-cell table:style-name="ce192" table:number-columns-spanned="2" table:number-rows-spanned="1"/>
          <table:covered-table-cell table:style-name="ce192"/>
          <table:table-cell table:style-name="ce185" table:number-columns-repeated="4"/>
          <table:table-cell table:number-columns-repeated="2"/>
          <table:table-cell table:style-name="ce203" table:number-columns-repeated="2"/>
          <table:table-cell table:style-name="ce160" office:value-type="string" calcext:value-type="string">
            <text:p>內政部戶政司 民國105年4月6日編製</text:p>
          </table:table-cell>
          <table:table-cell/>
          <table:table-cell table:style-name="ce188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85" table:number-columns-repeated="2"/>
          <table:table-cell table:style-name="ce186" table:number-columns-repeated="2"/>
          <table:table-cell table:style-name="ce185" table:number-columns-repeated="16"/>
          <table:table-cell table:style-name="ce188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86"/>
          <table:table-cell table:style-name="ce185" table:number-columns-repeated="19"/>
          <table:table-cell table:style-name="ce188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41"/>
          <table:table-cell table:style-name="ce187"/>
          <table:table-cell table:style-name="ce185" table:number-columns-repeated="19"/>
          <table:table-cell table:style-name="ce188" table:number-columns-repeated="30"/>
          <table:table-cell table:number-columns-repeated="972"/>
        </table:table-row>
        <table:table-row table:style-name="ro14">
          <table:table-cell table:style-name="ce26" table:number-columns-repeated="2"/>
          <table:table-cell table:style-name="ce186"/>
          <table:table-cell table:style-name="ce185" table:number-columns-repeated="19"/>
          <table:table-cell table:style-name="ce188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85" table:number-columns-repeated="20"/>
          <table:table-cell table:style-name="ce188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8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moi1726/%E7%B6%9C%E5%90%88/%E8%BD%89%E6%AA%94/popu/%E6%96%B0%E8%A1%A8%E8%99%9F02,07~11-%E9%80%A3%E7%B5%90(%E5%85%AC%E5%BC%8F)%E6%AA%94105.3.xls'#$''.$G$5]"/>
        <table:named-expression table:name="出生" table:base-cell-address="$年月別.$A$1" table:expression="['file:///D:/moi1726/%E7%B6%9C%E5%90%88/%E8%BD%89%E6%AA%94/popu/%E6%96%B0%E8%A1%A8%E8%99%9F02,07~11-%E9%80%A3%E7%B5%90(%E5%85%AC%E5%BC%8F)%E6%AA%94105.3.xls'#$''.$V$14:.$V$34]"/>
        <table:named-expression table:name="月底人口數" table:base-cell-address="$年月別.$A$1" table:expression="['file:///D:/moi1726/%E7%B6%9C%E5%90%88/%E8%BD%89%E6%AA%94/popu/%E6%96%B0%E8%A1%A8%E8%99%9F02,07~11-%E9%80%A3%E7%B5%90(%E5%85%AC%E5%BC%8F)%E6%AA%94105.3.xls'#$''.$AT$14:.$AU$34]"/>
        <table:named-expression table:name="死亡" table:base-cell-address="$年月別.$A$1" table:expression="['file:///D:/moi1726/%E7%B6%9C%E5%90%88/%E8%BD%89%E6%AA%94/popu/%E6%96%B0%E8%A1%A8%E8%99%9F02,07~11-%E9%80%A3%E7%B5%90(%E5%85%AC%E5%BC%8F)%E6%AA%94105.3.xls'#$''.$Y$14:.$Y$34]"/>
        <table:named-expression table:name="結婚" table:base-cell-address="$年月別.$A$1" table:expression="['file:///D:/moi1726/%E7%B6%9C%E5%90%88/%E8%BD%89%E6%AA%94/popu/%E6%96%B0%E8%A1%A8%E8%99%9F02,07~11-%E9%80%A3%E7%B5%90(%E5%85%AC%E5%BC%8F)%E6%AA%94105.3.xls'#$''.$L$14:.$L$34]"/>
        <table:named-expression table:name="鄰數戶數" table:base-cell-address="$年月別.$A$1" table:expression="['file:///D:/moi1726/%E7%B6%9C%E5%90%88/%E8%BD%89%E6%AA%94/popu/%E6%96%B0%E8%A1%A8%E8%99%9F02,07~11-%E9%80%A3%E7%B5%90(%E5%85%AC%E5%BC%8F)%E6%AA%94105.3.xls'#$''.$AQ$14:.$AR$34]"/>
        <table:named-expression table:name="離婚" table:base-cell-address="$年月別.$A$1" table:expression="['file:///D:/moi1726/%E7%B6%9C%E5%90%88/%E8%BD%89%E6%AA%94/popu/%E6%96%B0%E8%A1%A8%E8%99%9F02,07~11-%E9%80%A3%E7%B5%90(%E5%85%AC%E5%BC%8F)%E6%AA%94105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7:53:21</meta:creation-date>
    <dc:creator>溫麗華</dc:creator>
    <dc:date>2016-04-06T17:54:27</dc:date>
    <meta:document-statistic meta:table-count="3" meta:cell-count="3103" meta:object-count="0"/>
    <meta:generator>LibreOffice/5.0.5.2$Windows_x86 LibreOffice_project/55b006a02d247b5f7215fc6ea0fde844b30035b3</meta:generator>
  </office:meta>
</office:document-meta>
</file>